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07mm"/>
    </style:style>
    <style:style style:name="co2" style:family="table-column">
      <style:table-column-properties fo:break-before="auto" style:column-width="16.55mm"/>
    </style:style>
    <style:style style:name="co3" style:family="table-column">
      <style:table-column-properties fo:break-before="auto" style:column-width="18.7mm"/>
    </style:style>
    <style:style style:name="co4" style:family="table-column">
      <style:table-column-properties fo:break-before="auto" style:column-width="17.27mm"/>
    </style:style>
    <style:style style:name="co5" style:family="table-column">
      <style:table-column-properties fo:break-before="auto" style:column-width="14.57mm"/>
    </style:style>
    <style:style style:name="co6" style:family="table-column">
      <style:table-column-properties fo:break-before="auto" style:column-width="17.62mm"/>
    </style:style>
    <style:style style:name="co7" style:family="table-column">
      <style:table-column-properties fo:break-before="auto" style:column-width="19.24mm"/>
    </style:style>
    <style:style style:name="co8" style:family="table-column">
      <style:table-column-properties fo:break-before="auto" style:column-width="39.92mm"/>
    </style:style>
    <style:style style:name="co9" style:family="table-column">
      <style:table-column-properties fo:break-before="auto" style:column-width="43.8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5.14mm"/>
    </style:style>
    <style:style style:name="co13" style:family="table-column">
      <style:table-column-properties fo:break-before="auto" style:column-width="54.5mm"/>
    </style:style>
    <style:style style:name="co14" style:family="table-column">
      <style:table-column-properties fo:break-before="auto" style:column-width="56.66mm"/>
    </style:style>
    <style:style style:name="co15" style:family="table-column">
      <style:table-column-properties fo:break-before="auto" style:column-width="52.51mm"/>
    </style:style>
    <style:style style:name="co16" style:family="table-column">
      <style:table-column-properties fo:break-before="auto" style:column-width="54.86mm"/>
    </style:style>
    <style:style style:name="co17" style:family="table-column">
      <style:table-column-properties fo:break-before="auto" style:column-width="60.98mm"/>
    </style:style>
    <style:style style:name="co18" style:family="table-column">
      <style:table-column-properties fo:break-before="auto" style:column-width="50.36mm"/>
    </style:style>
    <style:style style:name="co19" style:family="table-column">
      <style:table-column-properties fo:break-before="auto" style:column-width="50.01mm"/>
    </style:style>
    <style:style style:name="co20" style:family="table-column">
      <style:table-column-properties fo:break-before="auto" style:column-width="46.76mm"/>
    </style:style>
    <style:style style:name="co21" style:family="table-column">
      <style:table-column-properties fo:break-before="auto" style:column-width="34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428.62mm" svg:y="88.12mm">
            <loext:p draw:notify-on-update-of-ranges="Sheet1.A4:Sheet1.A126 Sheet1.I2:Sheet1.I41 Sheet1.J2:Sheet1.J41 Sheet1.J2:Sheet1.J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26.28mm" svg:y="1.62mm">
            <loext:p draw:notify-on-update-of-ranges="Sheet1.M2:Sheet1.M41 Sheet1.O2:Sheet1.O41 Sheet1.L2:Sheet1.L41 Sheet1.L2:Sheet1.L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587.66mm" svg:y="87.7mm">
            <loext:p draw:notify-on-update-of-ranges="Sheet1.A4:Sheet1.A43 Sheet1.K2:Sheet1.K41 Sheet1.L2:Sheet1.L41 Sheet1.L2:Sheet1.L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578.08mm" svg:y="0.9mm">
            <loext:p draw:notify-on-update-of-ranges="Sheet1.M2:Sheet1.M41 Sheet1.K2:Sheet1.K41 Sheet1.L2:Sheet1.L41 Sheet1.L2:Sheet1.L4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Render time vs number of squares</text:p>
          </table:table-cell>
          <table:table-cell table:number-columns-repeated="12"/>
          <table:table-cell office:value-type="string" calcext:value-type="string">
            <text:p>Model</text:p>
          </table:table-cell>
          <table:table-cell office:value-type="string" calcext:value-type="string">
            <text:p>t = n^a</text:p>
          </table:table-cell>
          <table:table-cell office:value-type="string" calcext:value-type="string">
            <text:p>ln(t) = a*ln(n)</text:p>
          </table:table-cell>
        </table:table-row>
        <table:table-row table:style-name="ro1">
          <table:table-cell/>
          <table:table-cell office:value-type="string" calcext:value-type="string">
            <text:p>Render time (ms)</text:p>
          </table:table-cell>
          <table:table-cell table:number-columns-repeated="11"/>
          <table:table-cell office:value-type="string" calcext:value-type="string">
            <text:p>a=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# of squares (n)</text:p>
          </table:table-cell>
          <table:table-cell office:value-type="string" calcext:value-type="string">
            <text:p>Trial #1</text:p>
          </table:table-cell>
          <table:table-cell office:value-type="string" calcext:value-type="string">
            <text:p>Trial #2</text:p>
          </table:table-cell>
          <table:table-cell office:value-type="string" calcext:value-type="string">
            <text:p>Trial #3</text:p>
          </table:table-cell>
          <table:table-cell office:value-type="string" calcext:value-type="string">
            <text:p>Trial #4</text:p>
          </table:table-cell>
          <table:table-cell office:value-type="string" calcext:value-type="string">
            <text:p>Trial #5</text:p>
          </table:table-cell>
          <table:table-cell office:value-type="string" calcext:value-type="string">
            <text:p>Trial #6</text:p>
          </table:table-cell>
          <table:table-cell office:value-type="string" calcext:value-type="string">
            <text:p>Trial #7</text:p>
          </table:table-cell>
          <table:table-cell office:value-type="string" calcext:value-type="string">
            <text:p>Average (t) (ms)</text:p>
          </table:table-cell>
          <table:table-cell office:value-type="string" calcext:value-type="string">
            <text:p>STD (u(t)) (ms)</text:p>
          </table:table-cell>
          <table:table-cell office:value-type="string" calcext:value-type="string">
            <text:p>ln(t)</text:p>
          </table:table-cell>
          <table:table-cell office:value-type="string" calcext:value-type="string">
            <text:p>u(ln(t))</text:p>
          </table:table-cell>
          <table:table-cell office:value-type="string" calcext:value-type="string">
            <text:p>ln(n)</text:p>
          </table:table-cell>
          <table:table-cell office:value-type="string" calcext:value-type="string">
            <text:p>ln(t)=a*ln(n)</text:p>
          </table:table-cell>
          <table:table-cell office:value-type="string" calcext:value-type="string">
            <text:p>Residuals (ms)</text:p>
          </table:table-cell>
          <table:table-cell office:value-type="string" calcext:value-type="string">
            <text:p>Chi squared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AVERAGE([.B4:.H4])" office:value-type="float" office:value="22.2857142857143" calcext:value-type="float">
            <text:p>22.2857142857143</text:p>
          </table:table-cell>
          <table:table-cell table:formula="of:=STDEV([.D4:.H4])" office:value-type="float" office:value="6.02494813255683" calcext:value-type="float">
            <text:p>6.02494813255683</text:p>
          </table:table-cell>
          <table:table-cell table:formula="of:=LN([.I4])" office:value-type="float" office:value="3.10394585819422" calcext:value-type="float">
            <text:p>3.10394585819422</text:p>
          </table:table-cell>
          <table:table-cell table:formula="of:=[.J4]/[.I4]" office:value-type="float" office:value="0.270350236717294" calcext:value-type="float">
            <text:p>0.270350236717294</text:p>
          </table:table-cell>
          <table:table-cell table:formula="of:=LN([.A4])" office:value-type="float" office:value="4.48863636973214" calcext:value-type="float">
            <text:p>4.48863636973214</text:p>
          </table:table-cell>
          <table:table-cell table:formula="of:=[.$O$2]*[.M4]" office:value-type="float" office:value="3.1420454588125" calcext:value-type="float">
            <text:p>3.1420454588125</text:p>
          </table:table-cell>
          <table:table-cell table:formula="of:=[.N4]-[.K4]" office:value-type="float" office:value="0.0380996006182746" calcext:value-type="float">
            <text:p>0.038099600618275</text:p>
          </table:table-cell>
          <table:table-cell table:formula="of:=([.O4]/[.L4])^2" office:value-type="float" office:value="0.0198603701293822" calcext:value-type="float">
            <text:p>0.01986037012938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AVERAGE([.B5:.H5])" office:value-type="float" office:value="19.4285714285714" calcext:value-type="float">
            <text:p>19.4285714285714</text:p>
          </table:table-cell>
          <table:table-cell table:formula="of:=STDEV([.D5:.H5])" office:value-type="float" office:value="2.50998007960223" calcext:value-type="float">
            <text:p>2.50998007960223</text:p>
          </table:table-cell>
          <table:table-cell table:formula="of:=LN([.I5])" office:value-type="float" office:value="2.96674473668074" calcext:value-type="float">
            <text:p>2.96674473668074</text:p>
          </table:table-cell>
          <table:table-cell table:formula="of:=[.J5]/[.I5]" office:value-type="float" office:value="0.129190151155997" calcext:value-type="float">
            <text:p>0.129190151155997</text:p>
          </table:table-cell>
          <table:table-cell table:formula="of:=LN([.A5])" office:value-type="float" office:value="5.18178355029209" calcext:value-type="float">
            <text:p>5.18178355029209</text:p>
          </table:table-cell>
          <table:table-cell table:formula="of:=[.$O$2]*[.M5]" office:value-type="float" office:value="3.62724848520446" calcext:value-type="float">
            <text:p>3.62724848520446</text:p>
          </table:table-cell>
          <table:table-cell table:formula="of:=[.N5]-[.K5]" office:value-type="float" office:value="0.660503748523722" calcext:value-type="float">
            <text:p>0.660503748523722</text:p>
          </table:table-cell>
          <table:table-cell table:formula="of:=([.O5]/[.L5])^2" office:value-type="float" office:value="26.1391680361181" calcext:value-type="float">
            <text:p>26.139168036118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formula="of:=AVERAGE([.B6:.H6])" office:value-type="float" office:value="36" calcext:value-type="float">
            <text:p>36</text:p>
          </table:table-cell>
          <table:table-cell table:formula="of:=STDEV([.D6:.H6])" office:value-type="float" office:value="7.98122797569397" calcext:value-type="float">
            <text:p>7.98122797569397</text:p>
          </table:table-cell>
          <table:table-cell table:formula="of:=LN([.I6])" office:value-type="float" office:value="3.58351893845611" calcext:value-type="float">
            <text:p>3.58351893845611</text:p>
          </table:table-cell>
          <table:table-cell table:formula="of:=[.J6]/[.I6]" office:value-type="float" office:value="0.22170077710261" calcext:value-type="float">
            <text:p>0.22170077710261</text:p>
          </table:table-cell>
          <table:table-cell table:formula="of:=LN([.A6])" office:value-type="float" office:value="5.58724865840025" calcext:value-type="float">
            <text:p>5.58724865840025</text:p>
          </table:table-cell>
          <table:table-cell table:formula="of:=[.$O$2]*[.M6]" office:value-type="float" office:value="3.91107406088018" calcext:value-type="float">
            <text:p>3.91107406088018</text:p>
          </table:table-cell>
          <table:table-cell table:formula="of:=[.N6]-[.K6]" office:value-type="float" office:value="0.327555122424065" calcext:value-type="float">
            <text:p>0.327555122424065</text:p>
          </table:table-cell>
          <table:table-cell table:formula="of:=([.O6]/[.L6])^2" office:value-type="float" office:value="2.18290261006614" calcext:value-type="float">
            <text:p>2.1829026100661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table:formula="of:=AVERAGE([.B7:.H7])" office:value-type="float" office:value="90.1428571428571" calcext:value-type="float">
            <text:p>90.1428571428571</text:p>
          </table:table-cell>
          <table:table-cell table:formula="of:=STDEV([.D7:.H7])" office:value-type="float" office:value="21.8220072403984" calcext:value-type="float">
            <text:p>21.8220072403984</text:p>
          </table:table-cell>
          <table:table-cell table:formula="of:=LN([.I7])" office:value-type="float" office:value="4.5013957134859" calcext:value-type="float">
            <text:p>4.5013957134859</text:p>
          </table:table-cell>
          <table:table-cell table:formula="of:=[.J7]/[.I7]" office:value-type="float" office:value="0.242082489196179" calcext:value-type="float">
            <text:p>0.242082489196179</text:p>
          </table:table-cell>
          <table:table-cell table:formula="of:=LN([.A7])" office:value-type="float" office:value="5.87493073085203" calcext:value-type="float">
            <text:p>5.87493073085203</text:p>
          </table:table-cell>
          <table:table-cell table:formula="of:=[.$O$2]*[.M7]" office:value-type="float" office:value="4.11245151159642" calcext:value-type="float">
            <text:p>4.11245151159642</text:p>
          </table:table-cell>
          <table:table-cell table:formula="of:=[.N7]-[.K7]" office:value-type="float" office:value="-0.388944201889479" calcext:value-type="float">
            <text:p>-0.388944201889479</text:p>
          </table:table-cell>
          <table:table-cell table:formula="of:=([.O7]/[.L7])^2" office:value-type="float" office:value="2.58135568922988" calcext:value-type="float">
            <text:p>2.5813556892298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table:formula="of:=AVERAGE([.B8:.H8])" office:value-type="float" office:value="102.571428571429" calcext:value-type="float">
            <text:p>102.571428571429</text:p>
          </table:table-cell>
          <table:table-cell table:formula="of:=STDEV([.D8:.H8])" office:value-type="float" office:value="11.247221879202" calcext:value-type="float">
            <text:p>11.247221879202</text:p>
          </table:table-cell>
          <table:table-cell table:formula="of:=LN([.I8])" office:value-type="float" office:value="4.63055941999291" calcext:value-type="float">
            <text:p>4.63055941999291</text:p>
          </table:table-cell>
          <table:table-cell table:formula="of:=[.J8]/[.I8]" office:value-type="float" office:value="0.109652580995006" calcext:value-type="float">
            <text:p>0.109652580995006</text:p>
          </table:table-cell>
          <table:table-cell table:formula="of:=LN([.A8])" office:value-type="float" office:value="6.09807428216624" calcext:value-type="float">
            <text:p>6.09807428216624</text:p>
          </table:table-cell>
          <table:table-cell table:formula="of:=[.$O$2]*[.M8]" office:value-type="float" office:value="4.26865199751637" calcext:value-type="float">
            <text:p>4.26865199751637</text:p>
          </table:table-cell>
          <table:table-cell table:formula="of:=[.N8]-[.K8]" office:value-type="float" office:value="-0.361907422476542" calcext:value-type="float">
            <text:p>-0.361907422476542</text:p>
          </table:table-cell>
          <table:table-cell table:formula="of:=([.O8]/[.L8])^2" office:value-type="float" office:value="10.8932448007198" calcext:value-type="float">
            <text:p>10.893244800719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55" calcext:value-type="float">
            <text:p>155</text:p>
          </table:table-cell>
          <table:table-cell office:value-type="float" office:value="172" calcext:value-type="float">
            <text:p>172</text:p>
          </table:table-cell>
          <table:table-cell office:value-type="float" office:value="155" calcext:value-type="float">
            <text:p>155</text:p>
          </table:table-cell>
          <table:table-cell office:value-type="float" office:value="162" calcext:value-type="float">
            <text:p>162</text:p>
          </table:table-cell>
          <table:table-cell office:value-type="float" office:value="175" calcext:value-type="float">
            <text:p>175</text:p>
          </table:table-cell>
          <table:table-cell office:value-type="float" office:value="147" calcext:value-type="float">
            <text:p>147</text:p>
          </table:table-cell>
          <table:table-cell office:value-type="float" office:value="176" calcext:value-type="float">
            <text:p>176</text:p>
          </table:table-cell>
          <table:table-cell table:formula="of:=AVERAGE([.B9:.H9])" office:value-type="float" office:value="163.142857142857" calcext:value-type="float">
            <text:p>163.142857142857</text:p>
          </table:table-cell>
          <table:table-cell table:formula="of:=STDEV([.D9:.H9])" office:value-type="float" office:value="12.5896783120142" calcext:value-type="float">
            <text:p>12.5896783120142</text:p>
          </table:table-cell>
          <table:table-cell table:formula="of:=LN([.I9])" office:value-type="float" office:value="5.09462624116064" calcext:value-type="float">
            <text:p>5.09462624116064</text:p>
          </table:table-cell>
          <table:table-cell table:formula="of:=[.J9]/[.I9]" office:value-type="float" office:value="0.0771696569037646" calcext:value-type="float">
            <text:p>0.077169656903765</text:p>
          </table:table-cell>
          <table:table-cell table:formula="of:=LN([.A9])" office:value-type="float" office:value="6.2803958389602" calcext:value-type="float">
            <text:p>6.2803958389602</text:p>
          </table:table-cell>
          <table:table-cell table:formula="of:=[.$O$2]*[.M9]" office:value-type="float" office:value="4.39627708727214" calcext:value-type="float">
            <text:p>4.39627708727214</text:p>
          </table:table-cell>
          <table:table-cell table:formula="of:=[.N9]-[.K9]" office:value-type="float" office:value="-0.698349153888506" calcext:value-type="float">
            <text:p>-0.698349153888506</text:p>
          </table:table-cell>
          <table:table-cell table:formula="of:=([.O9]/[.L9])^2" office:value-type="float" office:value="81.8939999399289" calcext:value-type="float">
            <text:p>81.893999939928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20" calcext:value-type="float">
            <text:p>320</text:p>
          </table:table-cell>
          <table:table-cell office:value-type="float" office:value="551" calcext:value-type="float">
            <text:p>551</text:p>
          </table:table-cell>
          <table:table-cell office:value-type="float" office:value="308" calcext:value-type="float">
            <text:p>308</text:p>
          </table:table-cell>
          <table:table-cell office:value-type="float" office:value="346" calcext:value-type="float">
            <text:p>346</text:p>
          </table:table-cell>
          <table:table-cell office:value-type="float" office:value="352" calcext:value-type="float">
            <text:p>352</text:p>
          </table:table-cell>
          <table:table-cell office:value-type="float" office:value="347" calcext:value-type="float">
            <text:p>347</text:p>
          </table:table-cell>
          <table:table-cell office:value-type="float" office:value="423" calcext:value-type="float">
            <text:p>423</text:p>
          </table:table-cell>
          <table:table-cell table:formula="of:=AVERAGE([.B10:.H10])" office:value-type="float" office:value="378.142857142857" calcext:value-type="float">
            <text:p>378.142857142857</text:p>
          </table:table-cell>
          <table:table-cell table:formula="of:=STDEV([.D10:.H10])" office:value-type="float" office:value="41.793540170701" calcext:value-type="float">
            <text:p>41.793540170701</text:p>
          </table:table-cell>
          <table:table-cell table:formula="of:=LN([.I10])" office:value-type="float" office:value="5.93527205317179" calcext:value-type="float">
            <text:p>5.93527205317179</text:p>
          </table:table-cell>
          <table:table-cell table:formula="of:=[.J10]/[.I10]" office:value-type="float" office:value="0.110523151188102" calcext:value-type="float">
            <text:p>0.110523151188102</text:p>
          </table:table-cell>
          <table:table-cell table:formula="of:=LN([.A10])" office:value-type="float" office:value="6.43454651878745" calcext:value-type="float">
            <text:p>6.43454651878745</text:p>
          </table:table-cell>
          <table:table-cell table:formula="of:=[.$O$2]*[.M10]" office:value-type="float" office:value="4.50418256315122" calcext:value-type="float">
            <text:p>4.50418256315122</text:p>
          </table:table-cell>
          <table:table-cell table:formula="of:=[.N10]-[.K10]" office:value-type="float" office:value="-1.43108949002057" calcext:value-type="float">
            <text:p>-1.43108949002057</text:p>
          </table:table-cell>
          <table:table-cell table:formula="of:=([.O10]/[.L10])^2" office:value-type="float" office:value="167.659075414902" calcext:value-type="float">
            <text:p>167.65907541490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63" calcext:value-type="float">
            <text:p>463</text:p>
          </table:table-cell>
          <table:table-cell office:value-type="float" office:value="411" calcext:value-type="float">
            <text:p>411</text:p>
          </table:table-cell>
          <table:table-cell office:value-type="float" office:value="478" calcext:value-type="float">
            <text:p>478</text:p>
          </table:table-cell>
          <table:table-cell office:value-type="float" office:value="428" calcext:value-type="float">
            <text:p>428</text:p>
          </table:table-cell>
          <table:table-cell office:value-type="float" office:value="443" calcext:value-type="float">
            <text:p>443</text:p>
          </table:table-cell>
          <table:table-cell office:value-type="float" office:value="414" calcext:value-type="float">
            <text:p>414</text:p>
          </table:table-cell>
          <table:table-cell office:value-type="float" office:value="431" calcext:value-type="float">
            <text:p>431</text:p>
          </table:table-cell>
          <table:table-cell table:formula="of:=AVERAGE([.B11:.H11])" office:value-type="float" office:value="438.285714285714" calcext:value-type="float">
            <text:p>438.285714285714</text:p>
          </table:table-cell>
          <table:table-cell table:formula="of:=STDEV([.D11:.H11])" office:value-type="float" office:value="24.2218909253592" calcext:value-type="float">
            <text:p>24.2218909253592</text:p>
          </table:table-cell>
          <table:table-cell table:formula="of:=LN([.I11])" office:value-type="float" office:value="6.08287101343183" calcext:value-type="float">
            <text:p>6.08287101343183</text:p>
          </table:table-cell>
          <table:table-cell table:formula="of:=[.J11]/[.I11]" office:value-type="float" office:value="0.0552650705598157" calcext:value-type="float">
            <text:p>0.055265070559816</text:p>
          </table:table-cell>
          <table:table-cell table:formula="of:=LN([.A11])" office:value-type="float" office:value="6.56807791141198" calcext:value-type="float">
            <text:p>6.56807791141198</text:p>
          </table:table-cell>
          <table:table-cell table:formula="of:=[.$O$2]*[.M11]" office:value-type="float" office:value="4.59765453798838" calcext:value-type="float">
            <text:p>4.59765453798838</text:p>
          </table:table-cell>
          <table:table-cell table:formula="of:=[.N11]-[.K11]" office:value-type="float" office:value="-1.48521647544345" calcext:value-type="float">
            <text:p>-1.48521647544345</text:p>
          </table:table-cell>
          <table:table-cell table:formula="of:=([.O11]/[.L11])^2" office:value-type="float" office:value="722.234214868199" calcext:value-type="float">
            <text:p>722.23421486819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37" calcext:value-type="float">
            <text:p>537</text:p>
          </table:table-cell>
          <table:table-cell office:value-type="float" office:value="558" calcext:value-type="float">
            <text:p>558</text:p>
          </table:table-cell>
          <table:table-cell office:value-type="float" office:value="560" calcext:value-type="float">
            <text:p>560</text:p>
          </table:table-cell>
          <table:table-cell office:value-type="float" office:value="531" calcext:value-type="float">
            <text:p>531</text:p>
          </table:table-cell>
          <table:table-cell office:value-type="float" office:value="577" calcext:value-type="float">
            <text:p>577</text:p>
          </table:table-cell>
          <table:table-cell office:value-type="float" office:value="524" calcext:value-type="float">
            <text:p>524</text:p>
          </table:table-cell>
          <table:table-cell office:value-type="float" office:value="545" calcext:value-type="float">
            <text:p>545</text:p>
          </table:table-cell>
          <table:table-cell table:formula="of:=AVERAGE([.B12:.H12])" office:value-type="float" office:value="547.428571428571" calcext:value-type="float">
            <text:p>547.428571428571</text:p>
          </table:table-cell>
          <table:table-cell table:formula="of:=STDEV([.D12:.H12])" office:value-type="float" office:value="21.5476216785055" calcext:value-type="float">
            <text:p>21.5476216785055</text:p>
          </table:table-cell>
          <table:table-cell table:formula="of:=LN([.I12])" office:value-type="float" office:value="6.30523199003544" calcext:value-type="float">
            <text:p>6.30523199003544</text:p>
          </table:table-cell>
          <table:table-cell table:formula="of:=[.J12]/[.I12]" office:value-type="float" office:value="0.0393615218553075" calcext:value-type="float">
            <text:p>0.039361521855308</text:p>
          </table:table-cell>
          <table:table-cell table:formula="of:=LN([.A12])" office:value-type="float" office:value="6.68461172766793" calcext:value-type="float">
            <text:p>6.68461172766793</text:p>
          </table:table-cell>
          <table:table-cell table:formula="of:=[.$O$2]*[.M12]" office:value-type="float" office:value="4.67922820936755" calcext:value-type="float">
            <text:p>4.67922820936755</text:p>
          </table:table-cell>
          <table:table-cell table:formula="of:=[.N12]-[.K12]" office:value-type="float" office:value="-1.62600378066789" calcext:value-type="float">
            <text:p>-1.62600378066789</text:p>
          </table:table-cell>
          <table:table-cell table:formula="of:=([.O12]/[.L12])^2" office:value-type="float" office:value="1706.47267780913" calcext:value-type="float">
            <text:p>1706.4726778091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803" calcext:value-type="float">
            <text:p>803</text:p>
          </table:table-cell>
          <table:table-cell office:value-type="float" office:value="798" calcext:value-type="float">
            <text:p>798</text:p>
          </table:table-cell>
          <table:table-cell office:value-type="float" office:value="780" calcext:value-type="float">
            <text:p>780</text:p>
          </table:table-cell>
          <table:table-cell office:value-type="float" office:value="759" calcext:value-type="float">
            <text:p>759</text:p>
          </table:table-cell>
          <table:table-cell office:value-type="float" office:value="807" calcext:value-type="float">
            <text:p>807</text:p>
          </table:table-cell>
          <table:table-cell office:value-type="float" office:value="776" calcext:value-type="float">
            <text:p>776</text:p>
          </table:table-cell>
          <table:table-cell office:value-type="float" office:value="892" calcext:value-type="float">
            <text:p>892</text:p>
          </table:table-cell>
          <table:table-cell table:formula="of:=AVERAGE([.B13:.H13])" office:value-type="float" office:value="802.142857142857" calcext:value-type="float">
            <text:p>802.142857142857</text:p>
          </table:table-cell>
          <table:table-cell table:formula="of:=STDEV([.D13:.H13])" office:value-type="float" office:value="52.7513033014351" calcext:value-type="float">
            <text:p>52.7513033014351</text:p>
          </table:table-cell>
          <table:table-cell table:formula="of:=LN([.I13])" office:value-type="float" office:value="6.68728671811723" calcext:value-type="float">
            <text:p>6.68728671811723</text:p>
          </table:table-cell>
          <table:table-cell table:formula="of:=[.J13]/[.I13]" office:value-type="float" office:value="0.065762978292083" calcext:value-type="float">
            <text:p>0.065762978292083</text:p>
          </table:table-cell>
          <table:table-cell table:formula="of:=LN([.A13])" office:value-type="float" office:value="6.7900972355139" calcext:value-type="float">
            <text:p>6.7900972355139</text:p>
          </table:table-cell>
          <table:table-cell table:formula="of:=[.$O$2]*[.M13]" office:value-type="float" office:value="4.75306806485973" calcext:value-type="float">
            <text:p>4.75306806485973</text:p>
          </table:table-cell>
          <table:table-cell table:formula="of:=[.N13]-[.K13]" office:value-type="float" office:value="-1.9342186532575" calcext:value-type="float">
            <text:p>-1.9342186532575</text:p>
          </table:table-cell>
          <table:table-cell table:formula="of:=([.O13]/[.L13])^2" office:value-type="float" office:value="865.063897543033" calcext:value-type="float">
            <text:p>865.06389754303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065" calcext:value-type="float">
            <text:p>1065</text:p>
          </table:table-cell>
          <table:table-cell office:value-type="float" office:value="1128" calcext:value-type="float">
            <text:p>1128</text:p>
          </table:table-cell>
          <table:table-cell office:value-type="float" office:value="1080" calcext:value-type="float">
            <text:p>1080</text:p>
          </table:table-cell>
          <table:table-cell office:value-type="float" office:value="1123" calcext:value-type="float">
            <text:p>1123</text:p>
          </table:table-cell>
          <table:table-cell office:value-type="float" office:value="1144" calcext:value-type="float">
            <text:p>1144</text:p>
          </table:table-cell>
          <table:table-cell office:value-type="float" office:value="1016" calcext:value-type="float">
            <text:p>1016</text:p>
          </table:table-cell>
          <table:table-cell office:value-type="float" office:value="1130" calcext:value-type="float">
            <text:p>1130</text:p>
          </table:table-cell>
          <table:table-cell table:formula="of:=AVERAGE([.B14:.H14])" office:value-type="float" office:value="1098" calcext:value-type="float">
            <text:p>1098</text:p>
          </table:table-cell>
          <table:table-cell table:formula="of:=STDEV([.D14:.H14])" office:value-type="float" office:value="51.9884602580227" calcext:value-type="float">
            <text:p>51.9884602580227</text:p>
          </table:table-cell>
          <table:table-cell table:formula="of:=LN([.I14])" office:value-type="float" office:value="7.00124562206948" calcext:value-type="float">
            <text:p>7.00124562206948</text:p>
          </table:table-cell>
          <table:table-cell table:formula="of:=[.J14]/[.I14]" office:value-type="float" office:value="0.0473483244608585" calcext:value-type="float">
            <text:p>0.047348324460859</text:p>
          </table:table-cell>
          <table:table-cell table:formula="of:=LN([.A14])" office:value-type="float" office:value="6.88550967003482" calcext:value-type="float">
            <text:p>6.88550967003482</text:p>
          </table:table-cell>
          <table:table-cell table:formula="of:=[.$O$2]*[.M14]" office:value-type="float" office:value="4.81985676902437" calcext:value-type="float">
            <text:p>4.81985676902437</text:p>
          </table:table-cell>
          <table:table-cell table:formula="of:=[.N14]-[.K14]" office:value-type="float" office:value="-2.1813888530451" calcext:value-type="float">
            <text:p>-2.1813888530451</text:p>
          </table:table-cell>
          <table:table-cell table:formula="of:=([.O14]/[.L14])^2" office:value-type="float" office:value="2122.54520818947" calcext:value-type="float">
            <text:p>2122.54520818947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435" calcext:value-type="float">
            <text:p>1435</text:p>
          </table:table-cell>
          <table:table-cell office:value-type="float" office:value="1470" calcext:value-type="float">
            <text:p>1470</text:p>
          </table:table-cell>
          <table:table-cell office:value-type="float" office:value="1392" calcext:value-type="float">
            <text:p>1392</text:p>
          </table:table-cell>
          <table:table-cell office:value-type="float" office:value="1437" calcext:value-type="float">
            <text:p>1437</text:p>
          </table:table-cell>
          <table:table-cell office:value-type="float" office:value="1431" calcext:value-type="float">
            <text:p>1431</text:p>
          </table:table-cell>
          <table:table-cell office:value-type="float" office:value="1344" calcext:value-type="float">
            <text:p>1344</text:p>
          </table:table-cell>
          <table:table-cell office:value-type="float" office:value="1531" calcext:value-type="float">
            <text:p>1531</text:p>
          </table:table-cell>
          <table:table-cell table:formula="of:=AVERAGE([.B15:.H15])" office:value-type="float" office:value="1434.28571428571" calcext:value-type="float">
            <text:p>1434.28571428571</text:p>
          </table:table-cell>
          <table:table-cell table:formula="of:=STDEV([.D15:.H15])" office:value-type="float" office:value="69.003623093284" calcext:value-type="float">
            <text:p>69.003623093284</text:p>
          </table:table-cell>
          <table:table-cell table:formula="of:=LN([.I15])" office:value-type="float" office:value="7.26842224419041" calcext:value-type="float">
            <text:p>7.26842224419041</text:p>
          </table:table-cell>
          <table:table-cell table:formula="of:=[.J15]/[.I15]" office:value-type="float" office:value="0.0481100957821701" calcext:value-type="float">
            <text:p>0.04811009578217</text:p>
          </table:table-cell>
          <table:table-cell table:formula="of:=LN([.A15])" office:value-type="float" office:value="6.97260625130175" calcext:value-type="float">
            <text:p>6.97260625130175</text:p>
          </table:table-cell>
          <table:table-cell table:formula="of:=[.$O$2]*[.M15]" office:value-type="float" office:value="4.88082437591123" calcext:value-type="float">
            <text:p>4.88082437591123</text:p>
          </table:table-cell>
          <table:table-cell table:formula="of:=[.N15]-[.K15]" office:value-type="float" office:value="-2.38759786827918" calcext:value-type="float">
            <text:p>-2.38759786827918</text:p>
          </table:table-cell>
          <table:table-cell table:formula="of:=([.O15]/[.L15])^2" office:value-type="float" office:value="2462.91782482945" calcext:value-type="float">
            <text:p>2462.91782482945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878" calcext:value-type="float">
            <text:p>1878</text:p>
          </table:table-cell>
          <table:table-cell office:value-type="float" office:value="2025" calcext:value-type="float">
            <text:p>2025</text:p>
          </table:table-cell>
          <table:table-cell office:value-type="float" office:value="1795" calcext:value-type="float">
            <text:p>1795</text:p>
          </table:table-cell>
          <table:table-cell office:value-type="float" office:value="1873" calcext:value-type="float">
            <text:p>1873</text:p>
          </table:table-cell>
          <table:table-cell office:value-type="float" office:value="1843" calcext:value-type="float">
            <text:p>1843</text:p>
          </table:table-cell>
          <table:table-cell office:value-type="float" office:value="1732" calcext:value-type="float">
            <text:p>1732</text:p>
          </table:table-cell>
          <table:table-cell office:value-type="float" office:value="1968" calcext:value-type="float">
            <text:p>1968</text:p>
          </table:table-cell>
          <table:table-cell table:formula="of:=AVERAGE([.B16:.H16])" office:value-type="float" office:value="1873.42857142857" calcext:value-type="float">
            <text:p>1873.42857142857</text:p>
          </table:table-cell>
          <table:table-cell table:formula="of:=STDEV([.D16:.H16])" office:value-type="float" office:value="88.2422801155999" calcext:value-type="float">
            <text:p>88.2422801155999</text:p>
          </table:table-cell>
          <table:table-cell table:formula="of:=LN([.I16])" office:value-type="float" office:value="7.53552549176825" calcext:value-type="float">
            <text:p>7.53552549176825</text:p>
          </table:table-cell>
          <table:table-cell table:formula="of:=[.J16]/[.I16]" office:value-type="float" office:value="0.0471020253781607" calcext:value-type="float">
            <text:p>0.047102025378161</text:p>
          </table:table-cell>
          <table:table-cell table:formula="of:=LN([.A16])" office:value-type="float" office:value="7.05272104923232" calcext:value-type="float">
            <text:p>7.05272104923232</text:p>
          </table:table-cell>
          <table:table-cell table:formula="of:=[.$O$2]*[.M16]" office:value-type="float" office:value="4.93690473446263" calcext:value-type="float">
            <text:p>4.93690473446263</text:p>
          </table:table-cell>
          <table:table-cell table:formula="of:=[.N16]-[.K16]" office:value-type="float" office:value="-2.59862075730562" calcext:value-type="float">
            <text:p>-2.59862075730562</text:p>
          </table:table-cell>
          <table:table-cell table:formula="of:=([.O16]/[.L16])^2" office:value-type="float" office:value="3043.73362542539" calcext:value-type="float">
            <text:p>3043.73362542539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344" calcext:value-type="float">
            <text:p>2344</text:p>
          </table:table-cell>
          <table:table-cell office:value-type="float" office:value="2627" calcext:value-type="float">
            <text:p>2627</text:p>
          </table:table-cell>
          <table:table-cell office:value-type="float" office:value="2350" calcext:value-type="float">
            <text:p>2350</text:p>
          </table:table-cell>
          <table:table-cell office:value-type="float" office:value="2380" calcext:value-type="float">
            <text:p>2380</text:p>
          </table:table-cell>
          <table:table-cell office:value-type="float" office:value="2402" calcext:value-type="float">
            <text:p>2402</text:p>
          </table:table-cell>
          <table:table-cell office:value-type="float" office:value="2249" calcext:value-type="float">
            <text:p>2249</text:p>
          </table:table-cell>
          <table:table-cell office:value-type="float" office:value="2402" calcext:value-type="float">
            <text:p>2402</text:p>
          </table:table-cell>
          <table:table-cell table:formula="of:=AVERAGE([.B17:.H17])" office:value-type="float" office:value="2393.42857142857" calcext:value-type="float">
            <text:p>2393.42857142857</text:p>
          </table:table-cell>
          <table:table-cell table:formula="of:=STDEV([.D17:.H17])" office:value-type="float" office:value="63.8184926177358" calcext:value-type="float">
            <text:p>63.8184926177358</text:p>
          </table:table-cell>
          <table:table-cell table:formula="of:=LN([.I17])" office:value-type="float" office:value="7.78048216565844" calcext:value-type="float">
            <text:p>7.78048216565844</text:p>
          </table:table-cell>
          <table:table-cell table:formula="of:=[.J17]/[.I17]" office:value-type="float" office:value="0.0266640472916408" calcext:value-type="float">
            <text:p>0.026664047291641</text:p>
          </table:table-cell>
          <table:table-cell table:formula="of:=LN([.A17])" office:value-type="float" office:value="7.12689080889881" calcext:value-type="float">
            <text:p>7.12689080889881</text:p>
          </table:table-cell>
          <table:table-cell table:formula="of:=[.$O$2]*[.M17]" office:value-type="float" office:value="4.98882356622917" calcext:value-type="float">
            <text:p>4.98882356622917</text:p>
          </table:table-cell>
          <table:table-cell table:formula="of:=[.N17]-[.K17]" office:value-type="float" office:value="-2.79165859942928" calcext:value-type="float">
            <text:p>-2.79165859942928</text:p>
          </table:table-cell>
          <table:table-cell table:formula="of:=([.O17]/[.L17])^2" office:value-type="float" office:value="10961.5626434182" calcext:value-type="float">
            <text:p>10961.5626434182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2884" calcext:value-type="float">
            <text:p>2884</text:p>
          </table:table-cell>
          <table:table-cell office:value-type="float" office:value="2944" calcext:value-type="float">
            <text:p>2944</text:p>
          </table:table-cell>
          <table:table-cell office:value-type="float" office:value="2876" calcext:value-type="float">
            <text:p>2876</text:p>
          </table:table-cell>
          <table:table-cell office:value-type="float" office:value="2946" calcext:value-type="float">
            <text:p>2946</text:p>
          </table:table-cell>
          <table:table-cell office:value-type="float" office:value="2966" calcext:value-type="float">
            <text:p>2966</text:p>
          </table:table-cell>
          <table:table-cell office:value-type="float" office:value="2762" calcext:value-type="float">
            <text:p>2762</text:p>
          </table:table-cell>
          <table:table-cell office:value-type="float" office:value="2854" calcext:value-type="float">
            <text:p>2854</text:p>
          </table:table-cell>
          <table:table-cell table:formula="of:=AVERAGE([.B18:.H18])" office:value-type="float" office:value="2890.28571428571" calcext:value-type="float">
            <text:p>2890.28571428571</text:p>
          </table:table-cell>
          <table:table-cell table:formula="of:=STDEV([.D18:.H18])" office:value-type="float" office:value="81.1862057248644" calcext:value-type="float">
            <text:p>81.1862057248644</text:p>
          </table:table-cell>
          <table:table-cell table:formula="of:=LN([.I18])" office:value-type="float" office:value="7.96911063929449" calcext:value-type="float">
            <text:p>7.96911063929449</text:p>
          </table:table-cell>
          <table:table-cell table:formula="of:=[.J18]/[.I18]" office:value-type="float" office:value="0.0280893357094726" calcext:value-type="float">
            <text:p>0.028089335709473</text:p>
          </table:table-cell>
          <table:table-cell table:formula="of:=LN([.A18])" office:value-type="float" office:value="7.19593722647557" calcext:value-type="float">
            <text:p>7.19593722647557</text:p>
          </table:table-cell>
          <table:table-cell table:formula="of:=[.$O$2]*[.M18]" office:value-type="float" office:value="5.0371560585329" calcext:value-type="float">
            <text:p>5.0371560585329</text:p>
          </table:table-cell>
          <table:table-cell table:formula="of:=[.N18]-[.K18]" office:value-type="float" office:value="-2.93195458076159" calcext:value-type="float">
            <text:p>-2.93195458076159</text:p>
          </table:table-cell>
          <table:table-cell table:formula="of:=([.O18]/[.L18])^2" office:value-type="float" office:value="10895.1079947447" calcext:value-type="float">
            <text:p>10895.1079947447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3605" calcext:value-type="float">
            <text:p>3605</text:p>
          </table:table-cell>
          <table:table-cell office:value-type="float" office:value="3784" calcext:value-type="float">
            <text:p>3784</text:p>
          </table:table-cell>
          <table:table-cell office:value-type="float" office:value="3560" calcext:value-type="float">
            <text:p>3560</text:p>
          </table:table-cell>
          <table:table-cell office:value-type="float" office:value="3527" calcext:value-type="float">
            <text:p>3527</text:p>
          </table:table-cell>
          <table:table-cell office:value-type="float" office:value="3610" calcext:value-type="float">
            <text:p>3610</text:p>
          </table:table-cell>
          <table:table-cell office:value-type="float" office:value="3420" calcext:value-type="float">
            <text:p>3420</text:p>
          </table:table-cell>
          <table:table-cell office:value-type="float" office:value="4065" calcext:value-type="float">
            <text:p>4065</text:p>
          </table:table-cell>
          <table:table-cell table:formula="of:=AVERAGE([.B19:.H19])" office:value-type="float" office:value="3653" calcext:value-type="float">
            <text:p>3653</text:p>
          </table:table-cell>
          <table:table-cell table:formula="of:=STDEV([.D19:.H19])" office:value-type="float" office:value="249.51412785652" calcext:value-type="float">
            <text:p>249.51412785652</text:p>
          </table:table-cell>
          <table:table-cell table:formula="of:=LN([.I19])" office:value-type="float" office:value="8.20330402679528" calcext:value-type="float">
            <text:p>8.20330402679528</text:p>
          </table:table-cell>
          <table:table-cell table:formula="of:=[.J19]/[.I19]" office:value-type="float" office:value="0.0683038948416426" calcext:value-type="float">
            <text:p>0.068303894841643</text:p>
          </table:table-cell>
          <table:table-cell table:formula="of:=LN([.A19])" office:value-type="float" office:value="7.26052259808985" calcext:value-type="float">
            <text:p>7.26052259808985</text:p>
          </table:table-cell>
          <table:table-cell table:formula="of:=[.$O$2]*[.M19]" office:value-type="float" office:value="5.0823658186629" calcext:value-type="float">
            <text:p>5.0823658186629</text:p>
          </table:table-cell>
          <table:table-cell table:formula="of:=[.N19]-[.K19]" office:value-type="float" office:value="-3.12093820813238" calcext:value-type="float">
            <text:p>-3.12093820813238</text:p>
          </table:table-cell>
          <table:table-cell table:formula="of:=([.O19]/[.L19])^2" office:value-type="float" office:value="2087.75437537468" calcext:value-type="float">
            <text:p>2087.75437537468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4681" calcext:value-type="float">
            <text:p>4681</text:p>
          </table:table-cell>
          <table:table-cell office:value-type="float" office:value="4480" calcext:value-type="float">
            <text:p>4480</text:p>
          </table:table-cell>
          <table:table-cell office:value-type="float" office:value="4319" calcext:value-type="float">
            <text:p>4319</text:p>
          </table:table-cell>
          <table:table-cell office:value-type="float" office:value="4321" calcext:value-type="float">
            <text:p>4321</text:p>
          </table:table-cell>
          <table:table-cell office:value-type="float" office:value="4339" calcext:value-type="float">
            <text:p>4339</text:p>
          </table:table-cell>
          <table:table-cell office:value-type="float" office:value="4146" calcext:value-type="float">
            <text:p>4146</text:p>
          </table:table-cell>
          <table:table-cell office:value-type="float" office:value="4873" calcext:value-type="float">
            <text:p>4873</text:p>
          </table:table-cell>
          <table:table-cell table:formula="of:=AVERAGE([.B20:.H20])" office:value-type="float" office:value="4451.28571428571" calcext:value-type="float">
            <text:p>4451.28571428571</text:p>
          </table:table-cell>
          <table:table-cell table:formula="of:=STDEV([.D20:.H20])" office:value-type="float" office:value="276.028621704344" calcext:value-type="float">
            <text:p>276.028621704344</text:p>
          </table:table-cell>
          <table:table-cell table:formula="of:=LN([.I20])" office:value-type="float" office:value="8.40094825798821" calcext:value-type="float">
            <text:p>8.40094825798821</text:p>
          </table:table-cell>
          <table:table-cell table:formula="of:=[.J20]/[.I20]" office:value-type="float" office:value="0.0620109872566645" calcext:value-type="float">
            <text:p>0.062010987256665</text:p>
          </table:table-cell>
          <table:table-cell table:formula="of:=LN([.A20])" office:value-type="float" office:value="7.32118855673948" calcext:value-type="float">
            <text:p>7.32118855673948</text:p>
          </table:table-cell>
          <table:table-cell table:formula="of:=[.$O$2]*[.M20]" office:value-type="float" office:value="5.12483198971764" calcext:value-type="float">
            <text:p>5.12483198971764</text:p>
          </table:table-cell>
          <table:table-cell table:formula="of:=[.N20]-[.K20]" office:value-type="float" office:value="-3.27611626827058" calcext:value-type="float">
            <text:p>-3.27611626827058</text:p>
          </table:table-cell>
          <table:table-cell table:formula="of:=([.O20]/[.L20])^2" office:value-type="float" office:value="2791.13807607399" calcext:value-type="float">
            <text:p>2791.1380760739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140" calcext:value-type="float">
            <text:p>5140</text:p>
          </table:table-cell>
          <table:table-cell office:value-type="float" office:value="5274" calcext:value-type="float">
            <text:p>5274</text:p>
          </table:table-cell>
          <table:table-cell office:value-type="float" office:value="5146" calcext:value-type="float">
            <text:p>5146</text:p>
          </table:table-cell>
          <table:table-cell office:value-type="float" office:value="5299" calcext:value-type="float">
            <text:p>5299</text:p>
          </table:table-cell>
          <table:table-cell office:value-type="float" office:value="5316" calcext:value-type="float">
            <text:p>5316</text:p>
          </table:table-cell>
          <table:table-cell office:value-type="float" office:value="4954" calcext:value-type="float">
            <text:p>4954</text:p>
          </table:table-cell>
          <table:table-cell office:value-type="float" office:value="5332" calcext:value-type="float">
            <text:p>5332</text:p>
          </table:table-cell>
          <table:table-cell table:formula="of:=AVERAGE([.B21:.H21])" office:value-type="float" office:value="5208.71428571429" calcext:value-type="float">
            <text:p>5208.71428571429</text:p>
          </table:table-cell>
          <table:table-cell table:formula="of:=STDEV([.D21:.H21])" office:value-type="float" office:value="160.990061805069" calcext:value-type="float">
            <text:p>160.990061805069</text:p>
          </table:table-cell>
          <table:table-cell table:formula="of:=LN([.I21])" office:value-type="float" office:value="8.55808832611883" calcext:value-type="float">
            <text:p>8.55808832611883</text:p>
          </table:table-cell>
          <table:table-cell table:formula="of:=[.J21]/[.I21]" office:value-type="float" office:value="0.0309078311794927" calcext:value-type="float">
            <text:p>0.030907831179493</text:p>
          </table:table-cell>
          <table:table-cell table:formula="of:=LN([.A21])" office:value-type="float" office:value="7.37775890822787" calcext:value-type="float">
            <text:p>7.37775890822787</text:p>
          </table:table-cell>
          <table:table-cell table:formula="of:=[.$O$2]*[.M21]" office:value-type="float" office:value="5.16443123575951" calcext:value-type="float">
            <text:p>5.16443123575951</text:p>
          </table:table-cell>
          <table:table-cell table:formula="of:=[.N21]-[.K21]" office:value-type="float" office:value="-3.39365709035932" calcext:value-type="float">
            <text:p>-3.39365709035932</text:p>
          </table:table-cell>
          <table:table-cell table:formula="of:=([.O21]/[.L21])^2" office:value-type="float" office:value="12055.8781974229" calcext:value-type="float">
            <text:p>12055.8781974229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092" calcext:value-type="float">
            <text:p>6092</text:p>
          </table:table-cell>
          <table:table-cell office:value-type="float" office:value="6084" calcext:value-type="float">
            <text:p>6084</text:p>
          </table:table-cell>
          <table:table-cell office:value-type="float" office:value="6106" calcext:value-type="float">
            <text:p>6106</text:p>
          </table:table-cell>
          <table:table-cell office:value-type="float" office:value="6218" calcext:value-type="float">
            <text:p>6218</text:p>
          </table:table-cell>
          <table:table-cell office:value-type="float" office:value="6314" calcext:value-type="float">
            <text:p>6314</text:p>
          </table:table-cell>
          <table:table-cell office:value-type="float" office:value="5875" calcext:value-type="float">
            <text:p>5875</text:p>
          </table:table-cell>
          <table:table-cell office:value-type="float" office:value="6123" calcext:value-type="float">
            <text:p>6123</text:p>
          </table:table-cell>
          <table:table-cell table:formula="of:=AVERAGE([.B22:.H22])" office:value-type="float" office:value="6116" calcext:value-type="float">
            <text:p>6116</text:p>
          </table:table-cell>
          <table:table-cell table:formula="of:=STDEV([.D22:.H22])" office:value-type="float" office:value="163.715301667254" calcext:value-type="float">
            <text:p>163.715301667254</text:p>
          </table:table-cell>
          <table:table-cell table:formula="of:=LN([.I22])" office:value-type="float" office:value="8.71866356704895" calcext:value-type="float">
            <text:p>8.71866356704895</text:p>
          </table:table-cell>
          <table:table-cell table:formula="of:=[.J22]/[.I22]" office:value-type="float" office:value="0.0267683619469022" calcext:value-type="float">
            <text:p>0.026768361946902</text:p>
          </table:table-cell>
          <table:table-cell table:formula="of:=LN([.A22])" office:value-type="float" office:value="7.4318919168078" calcext:value-type="float">
            <text:p>7.4318919168078</text:p>
          </table:table-cell>
          <table:table-cell table:formula="of:=[.$O$2]*[.M22]" office:value-type="float" office:value="5.20232434176546" calcext:value-type="float">
            <text:p>5.20232434176546</text:p>
          </table:table-cell>
          <table:table-cell table:formula="of:=[.N22]-[.K22]" office:value-type="float" office:value="-3.51633922528349" calcext:value-type="float">
            <text:p>-3.51633922528349</text:p>
          </table:table-cell>
          <table:table-cell table:formula="of:=([.O22]/[.L22])^2" office:value-type="float" office:value="17255.9128502755" calcext:value-type="float">
            <text:p>17255.9128502755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7255" calcext:value-type="float">
            <text:p>7255</text:p>
          </table:table-cell>
          <table:table-cell office:value-type="float" office:value="7271" calcext:value-type="float">
            <text:p>7271</text:p>
          </table:table-cell>
          <table:table-cell office:value-type="float" office:value="7142" calcext:value-type="float">
            <text:p>7142</text:p>
          </table:table-cell>
          <table:table-cell office:value-type="float" office:value="7291" calcext:value-type="float">
            <text:p>7291</text:p>
          </table:table-cell>
          <table:table-cell office:value-type="float" office:value="7394" calcext:value-type="float">
            <text:p>7394</text:p>
          </table:table-cell>
          <table:table-cell office:value-type="float" office:value="6903" calcext:value-type="float">
            <text:p>6903</text:p>
          </table:table-cell>
          <table:table-cell office:value-type="float" office:value="7288" calcext:value-type="float">
            <text:p>7288</text:p>
          </table:table-cell>
          <table:table-cell table:formula="of:=AVERAGE([.B23:.H23])" office:value-type="float" office:value="7220.57142857143" calcext:value-type="float">
            <text:p>7220.57142857143</text:p>
          </table:table-cell>
          <table:table-cell table:formula="of:=STDEV([.D23:.H23])" office:value-type="float" office:value="190.505380501444" calcext:value-type="float">
            <text:p>190.505380501444</text:p>
          </table:table-cell>
          <table:table-cell table:formula="of:=LN([.I23])" office:value-type="float" office:value="8.88468937398655" calcext:value-type="float">
            <text:p>8.88468937398655</text:p>
          </table:table-cell>
          <table:table-cell table:formula="of:=[.J23]/[.I23]" office:value-type="float" office:value="0.0263836986291174" calcext:value-type="float">
            <text:p>0.026383698629117</text:p>
          </table:table-cell>
          <table:table-cell table:formula="of:=LN([.A23])" office:value-type="float" office:value="7.48324441607385" calcext:value-type="float">
            <text:p>7.48324441607385</text:p>
          </table:table-cell>
          <table:table-cell table:formula="of:=[.$O$2]*[.M23]" office:value-type="float" office:value="5.2382710912517" calcext:value-type="float">
            <text:p>5.2382710912517</text:p>
          </table:table-cell>
          <table:table-cell table:formula="of:=[.N23]-[.K23]" office:value-type="float" office:value="-3.64641828273486" calcext:value-type="float">
            <text:p>-3.64641828273486</text:p>
          </table:table-cell>
          <table:table-cell table:formula="of:=([.O23]/[.L23])^2" office:value-type="float" office:value="19101.2423849921" calcext:value-type="float">
            <text:p>19101.2423849921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8501" calcext:value-type="float">
            <text:p>8501</text:p>
          </table:table-cell>
          <table:table-cell office:value-type="float" office:value="8362" calcext:value-type="float">
            <text:p>8362</text:p>
          </table:table-cell>
          <table:table-cell office:value-type="float" office:value="8367" calcext:value-type="float">
            <text:p>8367</text:p>
          </table:table-cell>
          <table:table-cell office:value-type="float" office:value="8584" calcext:value-type="float">
            <text:p>8584</text:p>
          </table:table-cell>
          <table:table-cell office:value-type="float" office:value="8299" calcext:value-type="float">
            <text:p>8299</text:p>
          </table:table-cell>
          <table:table-cell office:value-type="float" office:value="8041" calcext:value-type="float">
            <text:p>8041</text:p>
          </table:table-cell>
          <table:table-cell office:value-type="float" office:value="8502" calcext:value-type="float">
            <text:p>8502</text:p>
          </table:table-cell>
          <table:table-cell table:formula="of:=AVERAGE([.B24:.H24])" office:value-type="float" office:value="8379.42857142857" calcext:value-type="float">
            <text:p>8379.42857142857</text:p>
          </table:table-cell>
          <table:table-cell table:formula="of:=STDEV([.D24:.H24])" office:value-type="float" office:value="209.679040440384" calcext:value-type="float">
            <text:p>209.679040440384</text:p>
          </table:table-cell>
          <table:table-cell table:formula="of:=LN([.I24])" office:value-type="float" office:value="9.03353500158412" calcext:value-type="float">
            <text:p>9.03353500158412</text:p>
          </table:table-cell>
          <table:table-cell table:formula="of:=[.J24]/[.I24]" office:value-type="float" office:value="0.0250230715200949" calcext:value-type="float">
            <text:p>0.025023071520095</text:p>
          </table:table-cell>
          <table:table-cell table:formula="of:=LN([.A24])" office:value-type="float" office:value="7.53208814354172" calcext:value-type="float">
            <text:p>7.53208814354172</text:p>
          </table:table-cell>
          <table:table-cell table:formula="of:=[.$O$2]*[.M24]" office:value-type="float" office:value="5.27246170047921" calcext:value-type="float">
            <text:p>5.27246170047921</text:p>
          </table:table-cell>
          <table:table-cell table:formula="of:=[.N24]-[.K24]" office:value-type="float" office:value="-3.76107330110491" calcext:value-type="float">
            <text:p>-3.76107330110491</text:p>
          </table:table-cell>
          <table:table-cell table:formula="of:=([.O24]/[.L24])^2" office:value-type="float" office:value="22591.3592018016" calcext:value-type="float">
            <text:p>22591.3592018016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9997" calcext:value-type="float">
            <text:p>9997</text:p>
          </table:table-cell>
          <table:table-cell office:value-type="float" office:value="9628" calcext:value-type="float">
            <text:p>9628</text:p>
          </table:table-cell>
          <table:table-cell office:value-type="float" office:value="9804" calcext:value-type="float">
            <text:p>9804</text:p>
          </table:table-cell>
          <table:table-cell office:value-type="float" office:value="9880" calcext:value-type="float">
            <text:p>9880</text:p>
          </table:table-cell>
          <table:table-cell office:value-type="float" office:value="9639" calcext:value-type="float">
            <text:p>9639</text:p>
          </table:table-cell>
          <table:table-cell office:value-type="float" office:value="9312" calcext:value-type="float">
            <text:p>9312</text:p>
          </table:table-cell>
          <table:table-cell office:value-type="float" office:value="9625" calcext:value-type="float">
            <text:p>9625</text:p>
          </table:table-cell>
          <table:table-cell table:formula="of:=AVERAGE([.B25:.H25])" office:value-type="float" office:value="9697.85714285714" calcext:value-type="float">
            <text:p>9697.85714285714</text:p>
          </table:table-cell>
          <table:table-cell table:formula="of:=STDEV([.D25:.H25])" office:value-type="float" office:value="218.852690182232" calcext:value-type="float">
            <text:p>218.852690182232</text:p>
          </table:table-cell>
          <table:table-cell table:formula="of:=LN([.I25])" office:value-type="float" office:value="9.17966022697907" calcext:value-type="float">
            <text:p>9.17966022697907</text:p>
          </table:table-cell>
          <table:table-cell table:formula="of:=[.J25]/[.I25]" office:value-type="float" office:value="0.0225671183807266" calcext:value-type="float">
            <text:p>0.022567118380727</text:p>
          </table:table-cell>
          <table:table-cell table:formula="of:=LN([.A25])" office:value-type="float" office:value="7.57865685059476" calcext:value-type="float">
            <text:p>7.57865685059476</text:p>
          </table:table-cell>
          <table:table-cell table:formula="of:=[.$O$2]*[.M25]" office:value-type="float" office:value="5.30505979541633" calcext:value-type="float">
            <text:p>5.30505979541633</text:p>
          </table:table-cell>
          <table:table-cell table:formula="of:=[.N25]-[.K25]" office:value-type="float" office:value="-3.87460043156273" calcext:value-type="float">
            <text:p>-3.87460043156273</text:p>
          </table:table-cell>
          <table:table-cell table:formula="of:=([.O25]/[.L25])^2" office:value-type="float" office:value="29478.2454593778" calcext:value-type="float">
            <text:p>29478.2454593778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1228" calcext:value-type="float">
            <text:p>11228</text:p>
          </table:table-cell>
          <table:table-cell office:value-type="float" office:value="11810" calcext:value-type="float">
            <text:p>11810</text:p>
          </table:table-cell>
          <table:table-cell office:value-type="float" office:value="11277" calcext:value-type="float">
            <text:p>11277</text:p>
          </table:table-cell>
          <table:table-cell office:value-type="float" office:value="11307" calcext:value-type="float">
            <text:p>11307</text:p>
          </table:table-cell>
          <table:table-cell office:value-type="float" office:value="11333" calcext:value-type="float">
            <text:p>11333</text:p>
          </table:table-cell>
          <table:table-cell office:value-type="float" office:value="10702" calcext:value-type="float">
            <text:p>10702</text:p>
          </table:table-cell>
          <table:table-cell office:value-type="float" office:value="11705" calcext:value-type="float">
            <text:p>11705</text:p>
          </table:table-cell>
          <table:table-cell table:formula="of:=AVERAGE([.B26:.H26])" office:value-type="float" office:value="11337.4285714286" calcext:value-type="float">
            <text:p>11337.4285714286</text:p>
          </table:table-cell>
          <table:table-cell table:formula="of:=STDEV([.D26:.H26])" office:value-type="float" office:value="359.548605893556" calcext:value-type="float">
            <text:p>359.548605893556</text:p>
          </table:table-cell>
          <table:table-cell table:formula="of:=LN([.I26])" office:value-type="float" office:value="9.33586479419879" calcext:value-type="float">
            <text:p>9.33586479419879</text:p>
          </table:table-cell>
          <table:table-cell table:formula="of:=[.J26]/[.I26]" office:value-type="float" office:value="0.0317134175204115" calcext:value-type="float">
            <text:p>0.031713417520412</text:p>
          </table:table-cell>
          <table:table-cell table:formula="of:=LN([.A26])" office:value-type="float" office:value="7.6231530684769" calcext:value-type="float">
            <text:p>7.6231530684769</text:p>
          </table:table-cell>
          <table:table-cell table:formula="of:=[.$O$2]*[.M26]" office:value-type="float" office:value="5.33620714793383" calcext:value-type="float">
            <text:p>5.33620714793383</text:p>
          </table:table-cell>
          <table:table-cell table:formula="of:=[.N26]-[.K26]" office:value-type="float" office:value="-3.99965764626496" calcext:value-type="float">
            <text:p>-3.99965764626496</text:p>
          </table:table-cell>
          <table:table-cell table:formula="of:=([.O26]/[.L26])^2" office:value-type="float" office:value="15905.9476148554" calcext:value-type="float">
            <text:p>15905.9476148554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12704" calcext:value-type="float">
            <text:p>12704</text:p>
          </table:table-cell>
          <table:table-cell office:value-type="float" office:value="13509" calcext:value-type="float">
            <text:p>13509</text:p>
          </table:table-cell>
          <table:table-cell office:value-type="float" office:value="12889" calcext:value-type="float">
            <text:p>12889</text:p>
          </table:table-cell>
          <table:table-cell office:value-type="float" office:value="13224" calcext:value-type="float">
            <text:p>13224</text:p>
          </table:table-cell>
          <table:table-cell office:value-type="float" office:value="13237" calcext:value-type="float">
            <text:p>13237</text:p>
          </table:table-cell>
          <table:table-cell office:value-type="float" office:value="12303" calcext:value-type="float">
            <text:p>12303</text:p>
          </table:table-cell>
          <table:table-cell office:value-type="float" office:value="14148" calcext:value-type="float">
            <text:p>14148</text:p>
          </table:table-cell>
          <table:table-cell table:formula="of:=AVERAGE([.B27:.H27])" office:value-type="float" office:value="13144.8571428571" calcext:value-type="float">
            <text:p>13144.8571428571</text:p>
          </table:table-cell>
          <table:table-cell table:formula="of:=STDEV([.D27:.H27])" office:value-type="float" office:value="669.712400960293" calcext:value-type="float">
            <text:p>669.712400960293</text:p>
          </table:table-cell>
          <table:table-cell table:formula="of:=LN([.I27])" office:value-type="float" office:value="9.48378586931163" calcext:value-type="float">
            <text:p>9.48378586931163</text:p>
          </table:table-cell>
          <table:table-cell table:formula="of:=[.J27]/[.I27]" office:value-type="float" office:value="0.0509486252822619" calcext:value-type="float">
            <text:p>0.050948625282262</text:p>
          </table:table-cell>
          <table:table-cell table:formula="of:=LN([.A27])" office:value-type="float" office:value="7.6657534318617" calcext:value-type="float">
            <text:p>7.6657534318617</text:p>
          </table:table-cell>
          <table:table-cell table:formula="of:=[.$O$2]*[.M27]" office:value-type="float" office:value="5.36602740230319" calcext:value-type="float">
            <text:p>5.36602740230319</text:p>
          </table:table-cell>
          <table:table-cell table:formula="of:=[.N27]-[.K27]" office:value-type="float" office:value="-4.11775846700844" calcext:value-type="float">
            <text:p>-4.11775846700844</text:p>
          </table:table-cell>
          <table:table-cell table:formula="of:=([.O27]/[.L27])^2" office:value-type="float" office:value="6532.15975161892" calcext:value-type="float">
            <text:p>6532.15975161892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14919" calcext:value-type="float">
            <text:p>14919</text:p>
          </table:table-cell>
          <table:table-cell office:value-type="float" office:value="15144" calcext:value-type="float">
            <text:p>15144</text:p>
          </table:table-cell>
          <table:table-cell office:value-type="float" office:value="15022" calcext:value-type="float">
            <text:p>15022</text:p>
          </table:table-cell>
          <table:table-cell office:value-type="float" office:value="15083" calcext:value-type="float">
            <text:p>15083</text:p>
          </table:table-cell>
          <table:table-cell office:value-type="float" office:value="16341" calcext:value-type="float">
            <text:p>16341</text:p>
          </table:table-cell>
          <table:table-cell office:value-type="float" office:value="14483" calcext:value-type="float">
            <text:p>14483</text:p>
          </table:table-cell>
          <table:table-cell office:value-type="float" office:value="16518" calcext:value-type="float">
            <text:p>16518</text:p>
          </table:table-cell>
          <table:table-cell table:formula="of:=AVERAGE([.B28:.H28])" office:value-type="float" office:value="15358.5714285714" calcext:value-type="float">
            <text:p>15358.5714285714</text:p>
          </table:table-cell>
          <table:table-cell table:formula="of:=STDEV([.D28:.H28])" office:value-type="float" office:value="891.586395140707" calcext:value-type="float">
            <text:p>891.586395140707</text:p>
          </table:table-cell>
          <table:table-cell table:formula="of:=LN([.I28])" office:value-type="float" office:value="9.63942899642396" calcext:value-type="float">
            <text:p>9.63942899642396</text:p>
          </table:table-cell>
          <table:table-cell table:formula="of:=[.J28]/[.I28]" office:value-type="float" office:value="0.0580513883916375" calcext:value-type="float">
            <text:p>0.058051388391638</text:p>
          </table:table-cell>
          <table:table-cell table:formula="of:=LN([.A28])" office:value-type="float" office:value="7.7066129139642" calcext:value-type="float">
            <text:p>7.7066129139642</text:p>
          </table:table-cell>
          <table:table-cell table:formula="of:=[.$O$2]*[.M28]" office:value-type="float" office:value="5.39462903977494" calcext:value-type="float">
            <text:p>5.39462903977494</text:p>
          </table:table-cell>
          <table:table-cell table:formula="of:=[.N28]-[.K28]" office:value-type="float" office:value="-4.24479995664902" calcext:value-type="float">
            <text:p>-4.24479995664902</text:p>
          </table:table-cell>
          <table:table-cell table:formula="of:=([.O28]/[.L28])^2" office:value-type="float" office:value="5346.74207410485" calcext:value-type="float">
            <text:p>5346.74207410485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16391" calcext:value-type="float">
            <text:p>16391</text:p>
          </table:table-cell>
          <table:table-cell office:value-type="float" office:value="16562" calcext:value-type="float">
            <text:p>16562</text:p>
          </table:table-cell>
          <table:table-cell office:value-type="float" office:value="16694" calcext:value-type="float">
            <text:p>16694</text:p>
          </table:table-cell>
          <table:table-cell office:value-type="float" office:value="16557" calcext:value-type="float">
            <text:p>16557</text:p>
          </table:table-cell>
          <table:table-cell office:value-type="float" office:value="17278" calcext:value-type="float">
            <text:p>17278</text:p>
          </table:table-cell>
          <table:table-cell office:value-type="float" office:value="15675" calcext:value-type="float">
            <text:p>15675</text:p>
          </table:table-cell>
          <table:table-cell office:value-type="float" office:value="18961" calcext:value-type="float">
            <text:p>18961</text:p>
          </table:table-cell>
          <table:table-cell table:formula="of:=AVERAGE([.B29:.H29])" office:value-type="float" office:value="16874" calcext:value-type="float">
            <text:p>16874</text:p>
          </table:table-cell>
          <table:table-cell table:formula="of:=STDEV([.D29:.H29])" office:value-type="float" office:value="1220.94942565202" calcext:value-type="float">
            <text:p>1220.94942565202</text:p>
          </table:table-cell>
          <table:table-cell table:formula="of:=LN([.I29])" office:value-type="float" office:value="9.73352925472557" calcext:value-type="float">
            <text:p>9.73352925472557</text:p>
          </table:table-cell>
          <table:table-cell table:formula="of:=[.J29]/[.I29]" office:value-type="float" office:value="0.072356846370275" calcext:value-type="float">
            <text:p>0.072356846370275</text:p>
          </table:table-cell>
          <table:table-cell table:formula="of:=LN([.A29])" office:value-type="float" office:value="7.74586822979227" calcext:value-type="float">
            <text:p>7.74586822979227</text:p>
          </table:table-cell>
          <table:table-cell table:formula="of:=[.$O$2]*[.M29]" office:value-type="float" office:value="5.42210776085459" calcext:value-type="float">
            <text:p>5.42210776085459</text:p>
          </table:table-cell>
          <table:table-cell table:formula="of:=[.N29]-[.K29]" office:value-type="float" office:value="-4.31142149387098" calcext:value-type="float">
            <text:p>-4.31142149387098</text:p>
          </table:table-cell>
          <table:table-cell table:formula="of:=([.O29]/[.L29])^2" office:value-type="float" office:value="3550.43613273524" calcext:value-type="float">
            <text:p>3550.4361327352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8550" calcext:value-type="float">
            <text:p>18550</text:p>
          </table:table-cell>
          <table:table-cell office:value-type="float" office:value="18495" calcext:value-type="float">
            <text:p>18495</text:p>
          </table:table-cell>
          <table:table-cell office:value-type="float" office:value="18464" calcext:value-type="float">
            <text:p>18464</text:p>
          </table:table-cell>
          <table:table-cell office:value-type="float" office:value="18632" calcext:value-type="float">
            <text:p>18632</text:p>
          </table:table-cell>
          <table:table-cell office:value-type="float" office:value="19497" calcext:value-type="float">
            <text:p>19497</text:p>
          </table:table-cell>
          <table:table-cell office:value-type="float" office:value="17574" calcext:value-type="float">
            <text:p>17574</text:p>
          </table:table-cell>
          <table:table-cell office:value-type="float" office:value="20324" calcext:value-type="float">
            <text:p>20324</text:p>
          </table:table-cell>
          <table:table-cell table:formula="of:=AVERAGE([.B30:.H30])" office:value-type="float" office:value="18790.8571428571" calcext:value-type="float">
            <text:p>18790.8571428571</text:p>
          </table:table-cell>
          <table:table-cell table:formula="of:=STDEV([.D30:.H30])" office:value-type="float" office:value="1049.32892841092" calcext:value-type="float">
            <text:p>1049.32892841092</text:p>
          </table:table-cell>
          <table:table-cell table:formula="of:=LN([.I30])" office:value-type="float" office:value="9.8411257083366" calcext:value-type="float">
            <text:p>9.8411257083366</text:p>
          </table:table-cell>
          <table:table-cell table:formula="of:=[.J30]/[.I30]" office:value-type="float" office:value="0.0558425259919445" calcext:value-type="float">
            <text:p>0.055842525991945</text:p>
          </table:table-cell>
          <table:table-cell table:formula="of:=LN([.A30])" office:value-type="float" office:value="7.78322401633604" calcext:value-type="float">
            <text:p>7.78322401633604</text:p>
          </table:table-cell>
          <table:table-cell table:formula="of:=[.$O$2]*[.M30]" office:value-type="float" office:value="5.44825681143523" calcext:value-type="float">
            <text:p>5.44825681143523</text:p>
          </table:table-cell>
          <table:table-cell table:formula="of:=[.N30]-[.K30]" office:value-type="float" office:value="-4.39286889690138" calcext:value-type="float">
            <text:p>-4.39286889690138</text:p>
          </table:table-cell>
          <table:table-cell table:formula="of:=([.O30]/[.L30])^2" office:value-type="float" office:value="6188.22896481832" calcext:value-type="float">
            <text:p>6188.22896481832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21605" calcext:value-type="float">
            <text:p>21605</text:p>
          </table:table-cell>
          <table:table-cell office:value-type="float" office:value="20994" calcext:value-type="float">
            <text:p>20994</text:p>
          </table:table-cell>
          <table:table-cell office:value-type="float" office:value="20937" calcext:value-type="float">
            <text:p>20937</text:p>
          </table:table-cell>
          <table:table-cell office:value-type="float" office:value="21250" calcext:value-type="float">
            <text:p>21250</text:p>
          </table:table-cell>
          <table:table-cell office:value-type="float" office:value="22362" calcext:value-type="float">
            <text:p>22362</text:p>
          </table:table-cell>
          <table:table-cell office:value-type="float" office:value="19718" calcext:value-type="float">
            <text:p>19718</text:p>
          </table:table-cell>
          <table:table-cell office:value-type="float" office:value="21260" calcext:value-type="float">
            <text:p>21260</text:p>
          </table:table-cell>
          <table:table-cell table:formula="of:=AVERAGE([.B31:.H31])" office:value-type="float" office:value="21160.8571428571" calcext:value-type="float">
            <text:p>21160.8571428571</text:p>
          </table:table-cell>
          <table:table-cell table:formula="of:=STDEV([.D31:.H31])" office:value-type="float" office:value="945.659981177167" calcext:value-type="float">
            <text:p>945.659981177167</text:p>
          </table:table-cell>
          <table:table-cell table:formula="of:=LN([.I31])" office:value-type="float" office:value="9.95990839284828" calcext:value-type="float">
            <text:p>9.95990839284828</text:p>
          </table:table-cell>
          <table:table-cell table:formula="of:=[.J31]/[.I31]" office:value-type="float" office:value="0.0446891151333336" calcext:value-type="float">
            <text:p>0.044689115133334</text:p>
          </table:table-cell>
          <table:table-cell table:formula="of:=LN([.A31])" office:value-type="float" office:value="7.81963630236759" calcext:value-type="float">
            <text:p>7.81963630236759</text:p>
          </table:table-cell>
          <table:table-cell table:formula="of:=[.$O$2]*[.M31]" office:value-type="float" office:value="5.47374541165732" calcext:value-type="float">
            <text:p>5.47374541165732</text:p>
          </table:table-cell>
          <table:table-cell table:formula="of:=[.N31]-[.K31]" office:value-type="float" office:value="-4.48616298119097" calcext:value-type="float">
            <text:p>-4.48616298119097</text:p>
          </table:table-cell>
          <table:table-cell table:formula="of:=([.O31]/[.L31])^2" office:value-type="float" office:value="10077.3555975553" calcext:value-type="float">
            <text:p>10077.3555975553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2833" calcext:value-type="float">
            <text:p>22833</text:p>
          </table:table-cell>
          <table:table-cell office:value-type="float" office:value="23052" calcext:value-type="float">
            <text:p>23052</text:p>
          </table:table-cell>
          <table:table-cell office:value-type="float" office:value="22639" calcext:value-type="float">
            <text:p>22639</text:p>
          </table:table-cell>
          <table:table-cell office:value-type="float" office:value="23816" calcext:value-type="float">
            <text:p>23816</text:p>
          </table:table-cell>
          <table:table-cell office:value-type="float" office:value="25695" calcext:value-type="float">
            <text:p>25695</text:p>
          </table:table-cell>
          <table:table-cell office:value-type="float" office:value="22379" calcext:value-type="float">
            <text:p>22379</text:p>
          </table:table-cell>
          <table:table-cell office:value-type="float" office:value="23788" calcext:value-type="float">
            <text:p>23788</text:p>
          </table:table-cell>
          <table:table-cell table:formula="of:=AVERAGE([.B32:.H32])" office:value-type="float" office:value="23457.4285714286" calcext:value-type="float">
            <text:p>23457.4285714286</text:p>
          </table:table-cell>
          <table:table-cell table:formula="of:=STDEV([.D32:.H32])" office:value-type="float" office:value="1310.08484458069" calcext:value-type="float">
            <text:p>1310.08484458069</text:p>
          </table:table-cell>
          <table:table-cell table:formula="of:=LN([.I32])" office:value-type="float" office:value="10.0629425071389" calcext:value-type="float">
            <text:p>10.0629425071389</text:p>
          </table:table-cell>
          <table:table-cell table:formula="of:=[.J32]/[.I32]" office:value-type="float" office:value="0.0558494653662245" calcext:value-type="float">
            <text:p>0.055849465366225</text:p>
          </table:table-cell>
          <table:table-cell table:formula="of:=LN([.A32])" office:value-type="float" office:value="7.85476918349913" calcext:value-type="float">
            <text:p>7.85476918349913</text:p>
          </table:table-cell>
          <table:table-cell table:formula="of:=[.$O$2]*[.M32]" office:value-type="float" office:value="5.49833842844939" calcext:value-type="float">
            <text:p>5.49833842844939</text:p>
          </table:table-cell>
          <table:table-cell table:formula="of:=[.N32]-[.K32]" office:value-type="float" office:value="-4.56460407868955" calcext:value-type="float">
            <text:p>-4.56460407868955</text:p>
          </table:table-cell>
          <table:table-cell table:formula="of:=([.O32]/[.L32])^2" office:value-type="float" office:value="6679.87272657808" calcext:value-type="float">
            <text:p>6679.87272657808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25989" calcext:value-type="float">
            <text:p>25989</text:p>
          </table:table-cell>
          <table:table-cell office:value-type="float" office:value="26304" calcext:value-type="float">
            <text:p>26304</text:p>
          </table:table-cell>
          <table:table-cell office:value-type="float" office:value="25114" calcext:value-type="float">
            <text:p>25114</text:p>
          </table:table-cell>
          <table:table-cell office:value-type="float" office:value="25242" calcext:value-type="float">
            <text:p>25242</text:p>
          </table:table-cell>
          <table:table-cell office:value-type="float" office:value="26653" calcext:value-type="float">
            <text:p>26653</text:p>
          </table:table-cell>
          <table:table-cell office:value-type="float" office:value="24535" calcext:value-type="float">
            <text:p>24535</text:p>
          </table:table-cell>
          <table:table-cell office:value-type="float" office:value="25755" calcext:value-type="float">
            <text:p>25755</text:p>
          </table:table-cell>
          <table:table-cell table:formula="of:=AVERAGE([.B33:.H33])" office:value-type="float" office:value="25656" calcext:value-type="float">
            <text:p>25656</text:p>
          </table:table-cell>
          <table:table-cell table:formula="of:=STDEV([.D33:.H33])" office:value-type="float" office:value="795.791869775006" calcext:value-type="float">
            <text:p>795.791869775006</text:p>
          </table:table-cell>
          <table:table-cell table:formula="of:=LN([.I33])" office:value-type="float" office:value="10.152532741373" calcext:value-type="float">
            <text:p>10.152532741373</text:p>
          </table:table-cell>
          <table:table-cell table:formula="of:=[.J33]/[.I33]" office:value-type="float" office:value="0.0310177685443953" calcext:value-type="float">
            <text:p>0.031017768544395</text:p>
          </table:table-cell>
          <table:table-cell table:formula="of:=LN([.A33])" office:value-type="float" office:value="7.88870952418201" calcext:value-type="float">
            <text:p>7.88870952418201</text:p>
          </table:table-cell>
          <table:table-cell table:formula="of:=[.$O$2]*[.M33]" office:value-type="float" office:value="5.52209666692741" calcext:value-type="float">
            <text:p>5.52209666692741</text:p>
          </table:table-cell>
          <table:table-cell table:formula="of:=[.N33]-[.K33]" office:value-type="float" office:value="-4.63043607444558" calcext:value-type="float">
            <text:p>-4.63043607444558</text:p>
          </table:table-cell>
          <table:table-cell table:formula="of:=([.O33]/[.L33])^2" office:value-type="float" office:value="22285.5154744132" calcext:value-type="float">
            <text:p>22285.5154744132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30384" calcext:value-type="float">
            <text:p>30384</text:p>
          </table:table-cell>
          <table:table-cell office:value-type="float" office:value="28994" calcext:value-type="float">
            <text:p>28994</text:p>
          </table:table-cell>
          <table:table-cell office:value-type="float" office:value="28147" calcext:value-type="float">
            <text:p>28147</text:p>
          </table:table-cell>
          <table:table-cell office:value-type="float" office:value="27843" calcext:value-type="float">
            <text:p>27843</text:p>
          </table:table-cell>
          <table:table-cell office:value-type="float" office:value="31141" calcext:value-type="float">
            <text:p>31141</text:p>
          </table:table-cell>
          <table:table-cell office:value-type="float" office:value="26879" calcext:value-type="float">
            <text:p>26879</text:p>
          </table:table-cell>
          <table:table-cell office:value-type="float" office:value="28034" calcext:value-type="float">
            <text:p>28034</text:p>
          </table:table-cell>
          <table:table-cell table:formula="of:=AVERAGE([.B34:.H34])" office:value-type="float" office:value="28774.5714285714" calcext:value-type="float">
            <text:p>28774.5714285714</text:p>
          </table:table-cell>
          <table:table-cell table:formula="of:=STDEV([.D34:.H34])" office:value-type="float" office:value="1607.35409913311" calcext:value-type="float">
            <text:p>1607.35409913311</text:p>
          </table:table-cell>
          <table:table-cell table:formula="of:=LN([.I34])" office:value-type="float" office:value="10.2672473395981" calcext:value-type="float">
            <text:p>10.2672473395981</text:p>
          </table:table-cell>
          <table:table-cell table:formula="of:=[.J34]/[.I34]" office:value-type="float" office:value="0.0558602272538836" calcext:value-type="float">
            <text:p>0.055860227253884</text:p>
          </table:table-cell>
          <table:table-cell table:formula="of:=LN([.A34])" office:value-type="float" office:value="7.92153563213355" calcext:value-type="float">
            <text:p>7.92153563213355</text:p>
          </table:table-cell>
          <table:table-cell table:formula="of:=[.$O$2]*[.M34]" office:value-type="float" office:value="5.54507494249349" calcext:value-type="float">
            <text:p>5.54507494249349</text:p>
          </table:table-cell>
          <table:table-cell table:formula="of:=[.N34]-[.K34]" office:value-type="float" office:value="-4.72217239710459" calcext:value-type="float">
            <text:p>-4.72217239710459</text:p>
          </table:table-cell>
          <table:table-cell table:formula="of:=([.O34]/[.L34])^2" office:value-type="float" office:value="7146.25123266596" calcext:value-type="float">
            <text:p>7146.25123266596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33776" calcext:value-type="float">
            <text:p>33776</text:p>
          </table:table-cell>
          <table:table-cell office:value-type="float" office:value="33069" calcext:value-type="float">
            <text:p>33069</text:p>
          </table:table-cell>
          <table:table-cell office:value-type="float" office:value="30747" calcext:value-type="float">
            <text:p>30747</text:p>
          </table:table-cell>
          <table:table-cell office:value-type="float" office:value="32301" calcext:value-type="float">
            <text:p>32301</text:p>
          </table:table-cell>
          <table:table-cell office:value-type="float" office:value="35048" calcext:value-type="float">
            <text:p>35048</text:p>
          </table:table-cell>
          <table:table-cell office:value-type="float" office:value="29986" calcext:value-type="float">
            <text:p>29986</text:p>
          </table:table-cell>
          <table:table-cell office:value-type="float" office:value="31517" calcext:value-type="float">
            <text:p>31517</text:p>
          </table:table-cell>
          <table:table-cell table:formula="of:=AVERAGE([.B35:.H35])" office:value-type="float" office:value="32349.1428571429" calcext:value-type="float">
            <text:p>32349.1428571429</text:p>
          </table:table-cell>
          <table:table-cell table:formula="of:=STDEV([.D35:.H35])" office:value-type="float" office:value="1949.88709929575" calcext:value-type="float">
            <text:p>1949.88709929575</text:p>
          </table:table-cell>
          <table:table-cell table:formula="of:=LN([.I35])" office:value-type="float" office:value="10.3843428036628" calcext:value-type="float">
            <text:p>10.3843428036628</text:p>
          </table:table-cell>
          <table:table-cell table:formula="of:=[.J35]/[.I35]" office:value-type="float" office:value="0.0602763142104461" calcext:value-type="float">
            <text:p>0.060276314210446</text:p>
          </table:table-cell>
          <table:table-cell table:formula="of:=LN([.A35])" office:value-type="float" office:value="7.95331834656043" calcext:value-type="float">
            <text:p>7.95331834656043</text:p>
          </table:table-cell>
          <table:table-cell table:formula="of:=[.$O$2]*[.M35]" office:value-type="float" office:value="5.5673228425923" calcext:value-type="float">
            <text:p>5.5673228425923</text:p>
          </table:table-cell>
          <table:table-cell table:formula="of:=[.N35]-[.K35]" office:value-type="float" office:value="-4.81701996107051" calcext:value-type="float">
            <text:p>-4.81701996107051</text:p>
          </table:table-cell>
          <table:table-cell table:formula="of:=([.O35]/[.L35])^2" office:value-type="float" office:value="6386.50881154196" calcext:value-type="float">
            <text:p>6386.50881154196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36725" calcext:value-type="float">
            <text:p>36725</text:p>
          </table:table-cell>
          <table:table-cell office:value-type="float" office:value="34360" calcext:value-type="float">
            <text:p>34360</text:p>
          </table:table-cell>
          <table:table-cell office:value-type="float" office:value="35208" calcext:value-type="float">
            <text:p>35208</text:p>
          </table:table-cell>
          <table:table-cell office:value-type="float" office:value="33639" calcext:value-type="float">
            <text:p>33639</text:p>
          </table:table-cell>
          <table:table-cell office:value-type="float" office:value="35591" calcext:value-type="float">
            <text:p>35591</text:p>
          </table:table-cell>
          <table:table-cell office:value-type="float" office:value="34542" calcext:value-type="float">
            <text:p>34542</text:p>
          </table:table-cell>
          <table:table-cell office:value-type="float" office:value="34329" calcext:value-type="float">
            <text:p>34329</text:p>
          </table:table-cell>
          <table:table-cell table:formula="of:=AVERAGE([.B36:.H36])" office:value-type="float" office:value="34913.4285714286" calcext:value-type="float">
            <text:p>34913.4285714286</text:p>
          </table:table-cell>
          <table:table-cell table:formula="of:=STDEV([.D36:.H36])" office:value-type="float" office:value="763.703934781012" calcext:value-type="float">
            <text:p>763.703934781012</text:p>
          </table:table-cell>
          <table:table-cell table:formula="of:=LN([.I36])" office:value-type="float" office:value="10.4606268070047" calcext:value-type="float">
            <text:p>10.4606268070047</text:p>
          </table:table-cell>
          <table:table-cell table:formula="of:=[.J36]/[.I36]" office:value-type="float" office:value="0.0218742176300035" calcext:value-type="float">
            <text:p>0.021874217630004</text:p>
          </table:table-cell>
          <table:table-cell table:formula="of:=LN([.A36])" office:value-type="float" office:value="7.98412195870293" calcext:value-type="float">
            <text:p>7.98412195870293</text:p>
          </table:table-cell>
          <table:table-cell table:formula="of:=[.$O$2]*[.M36]" office:value-type="float" office:value="5.58888537109205" calcext:value-type="float">
            <text:p>5.58888537109205</text:p>
          </table:table-cell>
          <table:table-cell table:formula="of:=[.N36]-[.K36]" office:value-type="float" office:value="-4.87174143591269" calcext:value-type="float">
            <text:p>-4.87174143591269</text:p>
          </table:table-cell>
          <table:table-cell table:formula="of:=([.O36]/[.L36])^2" office:value-type="float" office:value="49602.4814568097" calcext:value-type="float">
            <text:p>49602.4814568097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41370" calcext:value-type="float">
            <text:p>41370</text:p>
          </table:table-cell>
          <table:table-cell office:value-type="float" office:value="37575" calcext:value-type="float">
            <text:p>37575</text:p>
          </table:table-cell>
          <table:table-cell office:value-type="float" office:value="37250" calcext:value-type="float">
            <text:p>37250</text:p>
          </table:table-cell>
          <table:table-cell office:value-type="float" office:value="37188" calcext:value-type="float">
            <text:p>37188</text:p>
          </table:table-cell>
          <table:table-cell office:value-type="float" office:value="42090" calcext:value-type="float">
            <text:p>42090</text:p>
          </table:table-cell>
          <table:table-cell office:value-type="float" office:value="38749" calcext:value-type="float">
            <text:p>38749</text:p>
          </table:table-cell>
          <table:table-cell office:value-type="float" office:value="37421" calcext:value-type="float">
            <text:p>37421</text:p>
          </table:table-cell>
          <table:table-cell table:formula="of:=AVERAGE([.B37:.H37])" office:value-type="float" office:value="38806.1428571429" calcext:value-type="float">
            <text:p>38806.1428571429</text:p>
          </table:table-cell>
          <table:table-cell table:formula="of:=STDEV([.D37:.H37])" office:value-type="float" office:value="2085.0866408857" calcext:value-type="float">
            <text:p>2085.0866408857</text:p>
          </table:table-cell>
          <table:table-cell table:formula="of:=LN([.I37])" office:value-type="float" office:value="10.5663338341403" calcext:value-type="float">
            <text:p>10.5663338341403</text:p>
          </table:table-cell>
          <table:table-cell table:formula="of:=[.J37]/[.I37]" office:value-type="float" office:value="0.0537308396910647" calcext:value-type="float">
            <text:p>0.053730839691065</text:p>
          </table:table-cell>
          <table:table-cell table:formula="of:=LN([.A37])" office:value-type="float" office:value="8.01400499477946" calcext:value-type="float">
            <text:p>8.01400499477946</text:p>
          </table:table-cell>
          <table:table-cell table:formula="of:=[.$O$2]*[.M37]" office:value-type="float" office:value="5.60980349634562" calcext:value-type="float">
            <text:p>5.60980349634562</text:p>
          </table:table-cell>
          <table:table-cell table:formula="of:=[.N37]-[.K37]" office:value-type="float" office:value="-4.95653033779467" calcext:value-type="float">
            <text:p>-4.95653033779467</text:p>
          </table:table-cell>
          <table:table-cell table:formula="of:=([.O37]/[.L37])^2" office:value-type="float" office:value="8509.58306935848" calcext:value-type="float">
            <text:p>8509.58306935848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43278" calcext:value-type="float">
            <text:p>43278</text:p>
          </table:table-cell>
          <table:table-cell office:value-type="float" office:value="40771" calcext:value-type="float">
            <text:p>40771</text:p>
          </table:table-cell>
          <table:table-cell office:value-type="float" office:value="41900" calcext:value-type="float">
            <text:p>41900</text:p>
          </table:table-cell>
          <table:table-cell office:value-type="float" office:value="41828" calcext:value-type="float">
            <text:p>41828</text:p>
          </table:table-cell>
          <table:table-cell office:value-type="float" office:value="42843" calcext:value-type="float">
            <text:p>42843</text:p>
          </table:table-cell>
          <table:table-cell office:value-type="float" office:value="43107" calcext:value-type="float">
            <text:p>43107</text:p>
          </table:table-cell>
          <table:table-cell office:value-type="float" office:value="40580" calcext:value-type="float">
            <text:p>40580</text:p>
          </table:table-cell>
          <table:table-cell table:formula="of:=AVERAGE([.B38:.H38])" office:value-type="float" office:value="42043.8571428571" calcext:value-type="float">
            <text:p>42043.8571428571</text:p>
          </table:table-cell>
          <table:table-cell table:formula="of:=STDEV([.D38:.H38])" office:value-type="float" office:value="997.342619163545" calcext:value-type="float">
            <text:p>997.342619163545</text:p>
          </table:table-cell>
          <table:table-cell table:formula="of:=LN([.I38])" office:value-type="float" office:value="10.6464685701365" calcext:value-type="float">
            <text:p>10.6464685701365</text:p>
          </table:table-cell>
          <table:table-cell table:formula="of:=[.J38]/[.I38]" office:value-type="float" office:value="0.0237214824456938" calcext:value-type="float">
            <text:p>0.023721482445694</text:p>
          </table:table-cell>
          <table:table-cell table:formula="of:=LN([.A38])" office:value-type="float" office:value="8.04302088529828" calcext:value-type="float">
            <text:p>8.04302088529828</text:p>
          </table:table-cell>
          <table:table-cell table:formula="of:=[.$O$2]*[.M38]" office:value-type="float" office:value="5.6301146197088" calcext:value-type="float">
            <text:p>5.6301146197088</text:p>
          </table:table-cell>
          <table:table-cell table:formula="of:=[.N38]-[.K38]" office:value-type="float" office:value="-5.01635395042773" calcext:value-type="float">
            <text:p>-5.01635395042773</text:p>
          </table:table-cell>
          <table:table-cell table:formula="of:=([.O38]/[.L38])^2" office:value-type="float" office:value="44719.0627055814" calcext:value-type="float">
            <text:p>44719.062705581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8128" calcext:value-type="float">
            <text:p>48128</text:p>
          </table:table-cell>
          <table:table-cell office:value-type="float" office:value="44382" calcext:value-type="float">
            <text:p>44382</text:p>
          </table:table-cell>
          <table:table-cell office:value-type="float" office:value="47781" calcext:value-type="float">
            <text:p>47781</text:p>
          </table:table-cell>
          <table:table-cell office:value-type="float" office:value="44406" calcext:value-type="float">
            <text:p>44406</text:p>
          </table:table-cell>
          <table:table-cell office:value-type="float" office:value="46289" calcext:value-type="float">
            <text:p>46289</text:p>
          </table:table-cell>
          <table:table-cell office:value-type="float" office:value="43307" calcext:value-type="float">
            <text:p>43307</text:p>
          </table:table-cell>
          <table:table-cell office:value-type="float" office:value="44662" calcext:value-type="float">
            <text:p>44662</text:p>
          </table:table-cell>
          <table:table-cell table:formula="of:=AVERAGE([.B39:.H39])" office:value-type="float" office:value="45565" calcext:value-type="float">
            <text:p>45565</text:p>
          </table:table-cell>
          <table:table-cell table:formula="of:=STDEV([.D39:.H39])" office:value-type="float" office:value="1754.36640984716" calcext:value-type="float">
            <text:p>1754.36640984716</text:p>
          </table:table-cell>
          <table:table-cell table:formula="of:=LN([.I39])" office:value-type="float" office:value="10.7268951569302" calcext:value-type="float">
            <text:p>10.7268951569302</text:p>
          </table:table-cell>
          <table:table-cell table:formula="of:=[.J39]/[.I39]" office:value-type="float" office:value="0.0385024999417789" calcext:value-type="float">
            <text:p>0.038502499941779</text:p>
          </table:table-cell>
          <table:table-cell table:formula="of:=LN([.A39])" office:value-type="float" office:value="8.07090608878782" calcext:value-type="float">
            <text:p>8.07090608878782</text:p>
          </table:table-cell>
          <table:table-cell table:formula="of:=[.$O$2]*[.M39]" office:value-type="float" office:value="5.64963426215147" calcext:value-type="float">
            <text:p>5.64963426215147</text:p>
          </table:table-cell>
          <table:table-cell table:formula="of:=[.N39]-[.K39]" office:value-type="float" office:value="-5.07726089477875" calcext:value-type="float">
            <text:p>-5.07726089477875</text:p>
          </table:table-cell>
          <table:table-cell table:formula="of:=([.O39]/[.L39])^2" office:value-type="float" office:value="17389.2600643386" calcext:value-type="float">
            <text:p>17389.2600643386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49629" calcext:value-type="float">
            <text:p>49629</text:p>
          </table:table-cell>
          <table:table-cell office:value-type="float" office:value="48929" calcext:value-type="float">
            <text:p>48929</text:p>
          </table:table-cell>
          <table:table-cell office:value-type="float" office:value="48935" calcext:value-type="float">
            <text:p>48935</text:p>
          </table:table-cell>
          <table:table-cell table:number-columns-repeated="2" office:value-type="float" office:value="48812" calcext:value-type="float">
            <text:p>48812</text:p>
          </table:table-cell>
          <table:table-cell office:value-type="float" office:value="49152" calcext:value-type="float">
            <text:p>49152</text:p>
          </table:table-cell>
          <table:table-cell office:value-type="float" office:value="48084" calcext:value-type="float">
            <text:p>48084</text:p>
          </table:table-cell>
          <table:table-cell table:formula="of:=AVERAGE([.B40:.H40])" office:value-type="float" office:value="48907.5714285714" calcext:value-type="float">
            <text:p>48907.5714285714</text:p>
          </table:table-cell>
          <table:table-cell table:formula="of:=STDEV([.D40:.H40])" office:value-type="float" office:value="402.078350573617" calcext:value-type="float">
            <text:p>402.078350573617</text:p>
          </table:table-cell>
          <table:table-cell table:formula="of:=LN([.I40])" office:value-type="float" office:value="10.7976874984174" calcext:value-type="float">
            <text:p>10.7976874984174</text:p>
          </table:table-cell>
          <table:table-cell table:formula="of:=[.J40]/[.I40]" office:value-type="float" office:value="0.00822118822973748" calcext:value-type="float">
            <text:p>0.008221188229737</text:p>
          </table:table-cell>
          <table:table-cell table:formula="of:=LN([.A40])" office:value-type="float" office:value="8.09833884618906" calcext:value-type="float">
            <text:p>8.09833884618906</text:p>
          </table:table-cell>
          <table:table-cell table:formula="of:=[.$O$2]*[.M40]" office:value-type="float" office:value="5.66883719233234" calcext:value-type="float">
            <text:p>5.66883719233234</text:p>
          </table:table-cell>
          <table:table-cell table:formula="of:=[.N40]-[.K40]" office:value-type="float" office:value="-5.12885030608504" calcext:value-type="float">
            <text:p>-5.12885030608504</text:p>
          </table:table-cell>
          <table:table-cell table:formula="of:=([.O40]/[.L40])^2" office:value-type="float" office:value="389198.236468319" calcext:value-type="float">
            <text:p>389198.236468319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56369" calcext:value-type="float">
            <text:p>56369</text:p>
          </table:table-cell>
          <table:table-cell office:value-type="float" office:value="52258" calcext:value-type="float">
            <text:p>52258</text:p>
          </table:table-cell>
          <table:table-cell office:value-type="float" office:value="53405" calcext:value-type="float">
            <text:p>53405</text:p>
          </table:table-cell>
          <table:table-cell office:value-type="float" office:value="58003" calcext:value-type="float">
            <text:p>58003</text:p>
          </table:table-cell>
          <table:table-cell office:value-type="float" office:value="52998" calcext:value-type="float">
            <text:p>52998</text:p>
          </table:table-cell>
          <table:table-cell office:value-type="float" office:value="50115" calcext:value-type="float">
            <text:p>50115</text:p>
          </table:table-cell>
          <table:table-cell office:value-type="float" office:value="52021" calcext:value-type="float">
            <text:p>52021</text:p>
          </table:table-cell>
          <table:table-cell table:formula="of:=AVERAGE([.B41:.H41])" office:value-type="float" office:value="53595.5714285714" calcext:value-type="float">
            <text:p>53595.5714285714</text:p>
          </table:table-cell>
          <table:table-cell table:formula="of:=STDEV([.D41:.H41])" office:value-type="float" office:value="2915.48243006196" calcext:value-type="float">
            <text:p>2915.48243006196</text:p>
          </table:table-cell>
          <table:table-cell table:formula="of:=LN([.I41])" office:value-type="float" office:value="10.8892217210442" calcext:value-type="float">
            <text:p>10.8892217210442</text:p>
          </table:table-cell>
          <table:table-cell table:formula="of:=[.J41]/[.I41]" office:value-type="float" office:value="0.0543978234087404" calcext:value-type="float">
            <text:p>0.05439782340874</text:p>
          </table:table-cell>
          <table:table-cell table:formula="of:=LN([.A41])" office:value-type="float" office:value="8.12503909736775" calcext:value-type="float">
            <text:p>8.12503909736775</text:p>
          </table:table-cell>
          <table:table-cell table:formula="of:=[.$O$2]*[.M41]" office:value-type="float" office:value="5.68752736815742" calcext:value-type="float">
            <text:p>5.68752736815742</text:p>
          </table:table-cell>
          <table:table-cell table:formula="of:=[.N41]-[.K41]" office:value-type="float" office:value="-5.20169435288676" calcext:value-type="float">
            <text:p>-5.20169435288676</text:p>
          </table:table-cell>
          <table:table-cell table:formula="of:=([.O41]/[.L41])^2" office:value-type="float" office:value="9143.79780388464" calcext:value-type="float">
            <text:p>9143.79780388464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59157" calcext:value-type="float">
            <text:p>59157</text:p>
          </table:table-cell>
          <table:table-cell office:value-type="float" office:value="57029" calcext:value-type="float">
            <text:p>57029</text:p>
          </table:table-cell>
          <table:table-cell office:value-type="float" office:value="57176" calcext:value-type="float">
            <text:p>57176</text:p>
          </table:table-cell>
          <table:table-cell office:value-type="float" office:value="63430" calcext:value-type="float">
            <text:p>63430</text:p>
          </table:table-cell>
          <table:table-cell office:value-type="float" office:value="56231" calcext:value-type="float">
            <text:p>56231</text:p>
          </table:table-cell>
          <table:table-cell office:value-type="float" office:value="54303" calcext:value-type="float">
            <text:p>54303</text:p>
          </table:table-cell>
          <table:table-cell office:value-type="float" office:value="57813" calcext:value-type="float">
            <text:p>57813</text:p>
          </table:table-cell>
          <table:table-cell table:formula="of:=AVERAGE([.B42:.H42])" office:value-type="float" office:value="57877" calcext:value-type="float">
            <text:p>57877</text:p>
          </table:table-cell>
          <table:table-cell table:formula="of:=STDEV([.D42:.H42])" office:value-type="float" office:value="3419.67736782288" calcext:value-type="float">
            <text:p>3419.67736782288</text:p>
          </table:table-cell>
          <table:table-cell table:formula="of:=LN([.I42])" office:value-type="float" office:value="10.9660753480269" calcext:value-type="float">
            <text:p>10.9660753480269</text:p>
          </table:table-cell>
          <table:table-cell table:formula="of:=[.J42]/[.I42]" office:value-type="float" office:value="0.0590852561090395" calcext:value-type="float">
            <text:p>0.05908525610904</text:p>
          </table:table-cell>
          <table:table-cell table:formula="of:=LN([.A42])" office:value-type="float" office:value="8.15104494568502" calcext:value-type="float">
            <text:p>8.15104494568502</text:p>
          </table:table-cell>
          <table:table-cell table:formula="of:=[.$O$2]*[.M42]" office:value-type="float" office:value="5.70573146197952" calcext:value-type="float">
            <text:p>5.70573146197952</text:p>
          </table:table-cell>
          <table:table-cell table:formula="of:=[.N42]-[.K42]" office:value-type="float" office:value="-5.26034388604735" calcext:value-type="float">
            <text:p>-5.26034388604735</text:p>
          </table:table-cell>
          <table:table-cell table:formula="of:=([.O42]/[.L42])^2" office:value-type="float" office:value="7926.29127994041" calcext:value-type="float">
            <text:p>7926.29127994041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65539" calcext:value-type="float">
            <text:p>65539</text:p>
          </table:table-cell>
          <table:table-cell office:value-type="float" office:value="61614" calcext:value-type="float">
            <text:p>61614</text:p>
          </table:table-cell>
          <table:table-cell office:value-type="float" office:value="62114" calcext:value-type="float">
            <text:p>62114</text:p>
          </table:table-cell>
          <table:table-cell office:value-type="float" office:value="70157" calcext:value-type="float">
            <text:p>70157</text:p>
          </table:table-cell>
          <table:table-cell office:value-type="float" office:value="62614" calcext:value-type="float">
            <text:p>62614</text:p>
          </table:table-cell>
          <table:table-cell office:value-type="float" office:value="59260" calcext:value-type="float">
            <text:p>59260</text:p>
          </table:table-cell>
          <table:table-cell office:value-type="float" office:value="64698" calcext:value-type="float">
            <text:p>64698</text:p>
          </table:table-cell>
          <table:table-cell table:formula="of:=AVERAGE([.B43:.H43])" office:value-type="float" office:value="63713.7142857143" calcext:value-type="float">
            <text:p>63713.7142857143</text:p>
          </table:table-cell>
          <table:table-cell table:formula="of:=STDEV([.D43:.H43])" office:value-type="float" office:value="4064.28699774019" calcext:value-type="float">
            <text:p>4064.28699774019</text:p>
          </table:table-cell>
          <table:table-cell table:formula="of:=LN([.I43])" office:value-type="float" office:value="11.0621551132968" calcext:value-type="float">
            <text:p>11.0621551132968</text:p>
          </table:table-cell>
          <table:table-cell table:formula="of:=[.J43]/[.I43]" office:value-type="float" office:value="0.0637898299181637" calcext:value-type="float">
            <text:p>0.063789829918164</text:p>
          </table:table-cell>
          <table:table-cell table:formula="of:=LN([.A43])" office:value-type="float" office:value="8.1763915966338" calcext:value-type="float">
            <text:p>8.1763915966338</text:p>
          </table:table-cell>
          <table:table-cell table:formula="of:=[.$O$2]*[.M43]" office:value-type="float" office:value="5.72347411764366" calcext:value-type="float">
            <text:p>5.72347411764366</text:p>
          </table:table-cell>
          <table:table-cell table:formula="of:=[.N43]-[.K43]" office:value-type="float" office:value="-5.33868099565315" calcext:value-type="float">
            <text:p>-5.33868099565315</text:p>
          </table:table-cell>
          <table:table-cell table:formula="of:=([.O43]/[.L43])^2" office:value-type="float" office:value="7004.30507578845" calcext:value-type="float">
            <text:p>7004.3050757884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ount:</text:p>
          </table:table-cell>
          <table:table-cell table:formula="of:=COUNT([.B4:.B43])" office:value-type="float" office:value="40" calcext:value-type="float">
            <text:p>40</text:p>
          </table:table-cell>
          <table:table-cell table:number-columns-repeated="11"/>
          <table:table-cell table:formula="of:=SUM([.P4:.P43])/(COUNT([.P4:.P43]) - 1)" office:value-type="float" office:value="19539.0916549722" calcext:value-type="float">
            <text:p>19539.0916549722</text:p>
          </table:table-cell>
          <table:table-cell table:number-columns-repeated="2"/>
        </table:table-row>
      </table:table>
      <table:table table:name="Optimization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2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nder time vs number of square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ender time (ms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 of squares (n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t reading from the map</text:p>
          </table:table-cell>
          <table:table-cell office:value-type="string" calcext:value-type="string">
            <text:p>Not reading from the squares set</text:p>
          </table:table-cell>
          <table:table-cell office:value-type="string" calcext:value-type="string">
            <text:p>Using a map instead of a set</text:p>
          </table:table-cell>
          <table:table-cell office:value-type="string" calcext:value-type="string">
            <text:p>Set – Map times (ms)</text:p>
          </table:table-cell>
          <table:table-cell office:value-type="string" calcext:value-type="string">
            <text:p>Don’t change colour</text:p>
          </table:table-cell>
          <table:table-cell office:value-type="string" calcext:value-type="string">
            <text:p>Keep the point constant</text:p>
          </table:table-cell>
          <table:table-cell office:value-type="string" calcext:value-type="string">
            <text:p>Change the point, but use the same point from the map</text:p>
          </table:table-cell>
          <table:table-cell/>
          <table:table-cell office:value-type="string" calcext:value-type="string">
            <text:p>Same as before, but read a point that is further away</text:p>
          </table:table-cell>
          <table:table-cell/>
          <table:table-cell office:value-type="string" calcext:value-type="string">
            <text:p>Implemented node access caching in Game</text:p>
          </table:table-cell>
          <table:table-cell table:number-columns-repeated="2"/>
          <table:table-cell office:value-type="string" calcext:value-type="string">
            <text:p>Gain in time (ms)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.2857142857143" calcext:value-type="float">
            <text:p>22.285714285714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formula="of:=[.B4]-[.E4]" office:value-type="float" office:value="-11.7142857142857" calcext:value-type="float">
            <text:p>-11.714285714285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formula="of:=[.B4]-[.M4]" office:value-type="float" office:value="4.2857142857143" calcext:value-type="float">
            <text:p>4.285714285714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9.4285714285714" calcext:value-type="float">
            <text:p>19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formula="of:=[.B5]-[.E5]" office:value-type="float" office:value="-1.5714285714286" calcext:value-type="float">
            <text:p>-1.571428571428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formula="of:=[.B5]-[.M5]" office:value-type="float" office:value="10.4285714285714" calcext:value-type="float">
            <text:p>10.428571428571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[.B6]-[.E6]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B6]-[.M6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0.1428571428571" calcext:value-type="float">
            <text:p>90.142857142857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formula="of:=[.B7]-[.E7]" office:value-type="float" office:value="16.1428571428571" calcext:value-type="float">
            <text:p>16.142857142857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[.B7]-[.M7]" office:value-type="float" office:value="85.1428571428571" calcext:value-type="float">
            <text:p>85.142857142857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2.571428571429" calcext:value-type="float">
            <text:p>102.57142857142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formula="of:=[.B8]-[.E8]" office:value-type="float" office:value="2.571428571429" calcext:value-type="float">
            <text:p>2.571428571429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formula="of:=[.B8]-[.M8]" office:value-type="float" office:value="95.571428571429" calcext:value-type="float">
            <text:p>95.571428571429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63.142857142857" calcext:value-type="float">
            <text:p>163.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table:formula="of:=[.B9]-[.E9]" office:value-type="float" office:value="13.142857142857" calcext:value-type="float">
            <text:p>13.142857142857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B9]-[.M9]" office:value-type="float" office:value="159.142857142857" calcext:value-type="float">
            <text:p>159.142857142857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78.142857142857" calcext:value-type="float">
            <text:p>378.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14" calcext:value-type="float">
            <text:p>414</text:p>
          </table:table-cell>
          <table:table-cell table:formula="of:=[.B10]-[.E10]" office:value-type="float" office:value="-35.857142857143" calcext:value-type="float">
            <text:p>-35.857142857143</text:p>
          </table:table-cell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B10]-[.M10]" office:value-type="float" office:value="374.142857142857" calcext:value-type="float">
            <text:p>374.142857142857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38.285714285714" calcext:value-type="float">
            <text:p>438.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68" calcext:value-type="float">
            <text:p>468</text:p>
          </table:table-cell>
          <table:table-cell table:formula="of:=[.B11]-[.E11]" office:value-type="float" office:value="-29.714285714286" calcext:value-type="float">
            <text:p>-29.714285714286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B11]-[.M11]" office:value-type="float" office:value="434.285714285714" calcext:value-type="float">
            <text:p>434.285714285714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47.428571428571" calcext:value-type="float">
            <text:p>547.42857142857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55" calcext:value-type="float">
            <text:p>555</text:p>
          </table:table-cell>
          <table:table-cell table:formula="of:=[.B12]-[.E12]" office:value-type="float" office:value="-7.57142857142901" calcext:value-type="float">
            <text:p>-7.57142857142901</text:p>
          </table:table-cell>
          <table:table-cell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4" calcext:value-type="float">
            <text:p>19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formula="of:=[.B12]-[.M12]" office:value-type="float" office:value="540.428571428571" calcext:value-type="float">
            <text:p>540.428571428571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802.142857142857" calcext:value-type="float">
            <text:p>802.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54" calcext:value-type="float">
            <text:p>754</text:p>
          </table:table-cell>
          <table:table-cell table:formula="of:=[.B13]-[.E13]" office:value-type="float" office:value="48.142857142857" calcext:value-type="float">
            <text:p>48.142857142857</text:p>
          </table:table-cell>
          <table:table-cell office:value-type="float" office:value="760" calcext:value-type="float">
            <text:p>7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B13]-[.M13]" office:value-type="float" office:value="798.142857142857" calcext:value-type="float">
            <text:p>798.142857142857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92" calcext:value-type="float">
            <text:p>1192</text:p>
          </table:table-cell>
          <table:table-cell table:formula="of:=[.B14]-[.E14]" office:value-type="float" office:value="-94" calcext:value-type="float">
            <text:p>-94</text:p>
          </table:table-cell>
          <table:table-cell office:value-type="float" office:value="1032" calcext:value-type="float">
            <text:p>103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93" calcext:value-type="float">
            <text:p>19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B14]-[.M14]" office:value-type="float" office:value="1094" calcext:value-type="float">
            <text:p>1094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434.28571428571" calcext:value-type="float">
            <text:p>1434.2857142857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89" calcext:value-type="float">
            <text:p>1389</text:p>
          </table:table-cell>
          <table:table-cell table:formula="of:=[.B15]-[.E15]" office:value-type="float" office:value="45.2857142857099" calcext:value-type="float">
            <text:p>45.2857142857099</text:p>
          </table:table-cell>
          <table:table-cell office:value-type="float" office:value="1438" calcext:value-type="float">
            <text:p>143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[.B15]-[.M15]" office:value-type="float" office:value="1429.28571428571" calcext:value-type="float">
            <text:p>1429.28571428571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873.42857142857" calcext:value-type="float">
            <text:p>1873.428571428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98" calcext:value-type="float">
            <text:p>1798</text:p>
          </table:table-cell>
          <table:table-cell table:formula="of:=[.B16]-[.E16]" office:value-type="float" office:value="75.42857142857" calcext:value-type="float">
            <text:p>75.42857142857</text:p>
          </table:table-cell>
          <table:table-cell office:value-type="float" office:value="1803" calcext:value-type="float">
            <text:p>18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8" calcext:value-type="float">
            <text:p>21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[.B16]-[.M16]" office:value-type="float" office:value="1868.42857142857" calcext:value-type="float">
            <text:p>1868.42857142857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393.42857142857" calcext:value-type="float">
            <text:p>2393.4285714285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16" calcext:value-type="float">
            <text:p>2316</text:p>
          </table:table-cell>
          <table:table-cell table:formula="of:=[.B17]-[.E17]" office:value-type="float" office:value="77.4285714285702" calcext:value-type="float">
            <text:p>77.4285714285702</text:p>
          </table:table-cell>
          <table:table-cell office:value-type="float" office:value="2308" calcext:value-type="float">
            <text:p>230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B17]-[.M17]" office:value-type="float" office:value="2389.42857142857" calcext:value-type="float">
            <text:p>2389.42857142857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2890.28571428571" calcext:value-type="float">
            <text:p>2890.2857142857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46" calcext:value-type="float">
            <text:p>2846</text:p>
          </table:table-cell>
          <table:table-cell table:formula="of:=[.B18]-[.E18]" office:value-type="float" office:value="44.2857142857101" calcext:value-type="float">
            <text:p>44.2857142857101</text:p>
          </table:table-cell>
          <table:table-cell office:value-type="float" office:value="2857" calcext:value-type="float">
            <text:p>285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B18]-[.M18]" office:value-type="float" office:value="2886.28571428571" calcext:value-type="float">
            <text:p>2886.28571428571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3653" calcext:value-type="float">
            <text:p>365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41" calcext:value-type="float">
            <text:p>3541</text:p>
          </table:table-cell>
          <table:table-cell table:formula="of:=[.B19]-[.E19]" office:value-type="float" office:value="112" calcext:value-type="float">
            <text:p>112</text:p>
          </table:table-cell>
          <table:table-cell office:value-type="float" office:value="3540" calcext:value-type="float">
            <text:p>35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4" calcext:value-type="float">
            <text:p>19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[.B19]-[.M19]" office:value-type="float" office:value="3648" calcext:value-type="float">
            <text:p>3648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4451.28571428571" calcext:value-type="float">
            <text:p>4451.2857142857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355" calcext:value-type="float">
            <text:p>4355</text:p>
          </table:table-cell>
          <table:table-cell table:formula="of:=[.B20]-[.E20]" office:value-type="float" office:value="96.2857142857101" calcext:value-type="float">
            <text:p>96.28571428571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formula="of:=[.B20]-[.M20]" office:value-type="float" office:value="4433.28571428571" calcext:value-type="float">
            <text:p>4433.28571428571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208.71428571429" calcext:value-type="float">
            <text:p>5208.7142857142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384" calcext:value-type="float">
            <text:p>5384</text:p>
          </table:table-cell>
          <table:table-cell table:formula="of:=[.B21]-[.E21]" office:value-type="float" office:value="-175.28571428571" calcext:value-type="float">
            <text:p>-175.285714285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1" calcext:value-type="float">
            <text:p>20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formula="of:=[.B21]-[.M21]" office:value-type="float" office:value="5200.71428571429" calcext:value-type="float">
            <text:p>5200.71428571429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116" calcext:value-type="float">
            <text:p>61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104" calcext:value-type="float">
            <text:p>6104</text:p>
          </table:table-cell>
          <table:table-cell table:formula="of:=[.B22]-[.E22]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formula="of:=[.B22]-[.M22]" office:value-type="float" office:value="6105" calcext:value-type="float">
            <text:p>6105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7220.57142857143" calcext:value-type="float">
            <text:p>7220.5714285714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241" calcext:value-type="float">
            <text:p>7241</text:p>
          </table:table-cell>
          <table:table-cell table:formula="of:=[.B23]-[.E23]" office:value-type="float" office:value="-20.4285714285697" calcext:value-type="float">
            <text:p>-20.428571428569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table:formula="of:=[.B23]-[.M23]" office:value-type="float" office:value="7145.57142857143" calcext:value-type="float">
            <text:p>7145.57142857143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8379.42857142857" calcext:value-type="float">
            <text:p>8379.4285714285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560" calcext:value-type="float">
            <text:p>8560</text:p>
          </table:table-cell>
          <table:table-cell table:formula="of:=[.B24]-[.E24]" office:value-type="float" office:value="-180.571428571429" calcext:value-type="float">
            <text:p>-180.5714285714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[.B24]-[.M24]" office:value-type="float" office:value="8373.42857142857" calcext:value-type="float">
            <text:p>8373.42857142857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9697.85714285714" calcext:value-type="float">
            <text:p>9697.857142857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884" calcext:value-type="float">
            <text:p>9884</text:p>
          </table:table-cell>
          <table:table-cell table:formula="of:=[.B25]-[.E25]" office:value-type="float" office:value="-186.142857142861" calcext:value-type="float">
            <text:p>-186.14285714286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31" calcext:value-type="float">
            <text:p>231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table:formula="of:=[.B25]-[.M25]" office:value-type="float" office:value="9639.85714285714" calcext:value-type="float">
            <text:p>9639.85714285714</text:p>
          </table:table-cell>
          <table:table-cell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1337.4285714286" calcext:value-type="float">
            <text:p>11337.428571428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336" calcext:value-type="float">
            <text:p>11336</text:p>
          </table:table-cell>
          <table:table-cell table:formula="of:=[.B26]-[.E26]" office:value-type="float" office:value="1.42857142859975" calcext:value-type="float">
            <text:p>1.42857142859975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formula="of:=[.B26]-[.M26]" office:value-type="float" office:value="11306.4285714286" calcext:value-type="float">
            <text:p>11306.4285714286</text:p>
          </table:table-cell>
          <table:table-cell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13144.8571428571" calcext:value-type="float">
            <text:p>13144.857142857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3005" calcext:value-type="float">
            <text:p>13005</text:p>
          </table:table-cell>
          <table:table-cell table:formula="of:=[.B27]-[.E27]" office:value-type="float" office:value="139.857142857099" calcext:value-type="float">
            <text:p>139.8571428570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4" calcext:value-type="float">
            <text:p>26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[.B27]-[.M27]" office:value-type="float" office:value="13138.8571428571" calcext:value-type="float">
            <text:p>13138.8571428571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15358.5714285714" calcext:value-type="float">
            <text:p>15358.57142857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441" calcext:value-type="float">
            <text:p>14441</text:p>
          </table:table-cell>
          <table:table-cell table:formula="of:=[.B28]-[.E28]" office:value-type="float" office:value="917.5714285714" calcext:value-type="float">
            <text:p>917.57142857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64" calcext:value-type="float">
            <text:p>26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formula="of:=[.B28]-[.M28]" office:value-type="float" office:value="15343.5714285714" calcext:value-type="float">
            <text:p>15343.5714285714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16874" calcext:value-type="float">
            <text:p>1687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949" calcext:value-type="float">
            <text:p>16949</text:p>
          </table:table-cell>
          <table:table-cell table:formula="of:=[.B29]-[.E29]" office:value-type="float" office:value="-75" calcext:value-type="float">
            <text:p>-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2" calcext:value-type="float">
            <text:p>29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[.B29]-[.M29]" office:value-type="float" office:value="16868" calcext:value-type="float">
            <text:p>16868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8790.8571428571" calcext:value-type="float">
            <text:p>18790.857142857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349" calcext:value-type="float">
            <text:p>18349</text:p>
          </table:table-cell>
          <table:table-cell table:formula="of:=[.B30]-[.E30]" office:value-type="float" office:value="441.857142857101" calcext:value-type="float">
            <text:p>441.85714285710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30" calcext:value-type="float">
            <text:p>33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[.B30]-[.M30]" office:value-type="float" office:value="18785.8571428571" calcext:value-type="float">
            <text:p>18785.8571428571</text:p>
          </table:table-cell>
          <table:table-cell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21160.8571428571" calcext:value-type="float">
            <text:p>21160.857142857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479" calcext:value-type="float">
            <text:p>20479</text:p>
          </table:table-cell>
          <table:table-cell table:formula="of:=[.B31]-[.E31]" office:value-type="float" office:value="681.857142857101" calcext:value-type="float">
            <text:p>681.85714285710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97" calcext:value-type="float">
            <text:p>29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[.B31]-[.M31]" office:value-type="float" office:value="21155.8571428571" calcext:value-type="float">
            <text:p>21155.8571428571</text:p>
          </table:table-cell>
          <table:table-cell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3457.4285714286" calcext:value-type="float">
            <text:p>23457.428571428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3322" calcext:value-type="float">
            <text:p>23322</text:p>
          </table:table-cell>
          <table:table-cell table:formula="of:=[.B32]-[.E32]" office:value-type="float" office:value="135.428571428602" calcext:value-type="float">
            <text:p>135.4285714286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5" calcext:value-type="float">
            <text:p>30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[.B32]-[.M32]" office:value-type="float" office:value="23451.4285714286" calcext:value-type="float">
            <text:p>23451.4285714286</text:p>
          </table:table-cell>
          <table:table-cell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25656" calcext:value-type="float">
            <text:p>2565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6171" calcext:value-type="float">
            <text:p>26171</text:p>
          </table:table-cell>
          <table:table-cell table:formula="of:=[.B33]-[.E33]" office:value-type="float" office:value="-515" calcext:value-type="float">
            <text:p>-5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26" calcext:value-type="float">
            <text:p>11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formula="of:=[.B33]-[.M33]" office:value-type="float" office:value="25648" calcext:value-type="float">
            <text:p>25648</text:p>
          </table:table-cell>
          <table:table-cell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28774.5714285714" calcext:value-type="float">
            <text:p>28774.57142857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376" calcext:value-type="float">
            <text:p>28376</text:p>
          </table:table-cell>
          <table:table-cell table:formula="of:=[.B34]-[.E34]" office:value-type="float" office:value="398.571428571398" calcext:value-type="float">
            <text:p>398.57142857139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32" calcext:value-type="float">
            <text:p>33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[.B34]-[.M34]" office:value-type="float" office:value="28768.5714285714" calcext:value-type="float">
            <text:p>28768.5714285714</text:p>
          </table:table-cell>
          <table:table-cell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32349.1428571429" calcext:value-type="float">
            <text:p>32349.142857142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969" calcext:value-type="float">
            <text:p>32969</text:p>
          </table:table-cell>
          <table:table-cell table:formula="of:=[.B35]-[.E35]" office:value-type="float" office:value="-619.857142857101" calcext:value-type="float">
            <text:p>-619.85714285710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51" calcext:value-type="float">
            <text:p>35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formula="of:=[.B35]-[.M35]" office:value-type="float" office:value="32338.1428571429" calcext:value-type="float">
            <text:p>32338.1428571429</text:p>
          </table:table-cell>
          <table:table-cell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34913.4285714286" calcext:value-type="float">
            <text:p>34913.428571428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4533" calcext:value-type="float">
            <text:p>34533</text:p>
          </table:table-cell>
          <table:table-cell table:formula="of:=[.B36]-[.E36]" office:value-type="float" office:value="380.428571428602" calcext:value-type="float">
            <text:p>380.42857142860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52" calcext:value-type="float">
            <text:p>35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formula="of:=[.B36]-[.M36]" office:value-type="float" office:value="34906.4285714286" calcext:value-type="float">
            <text:p>34906.4285714286</text:p>
          </table:table-cell>
          <table:table-cell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38806.1428571429" calcext:value-type="float">
            <text:p>38806.142857142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7675" calcext:value-type="float">
            <text:p>37675</text:p>
          </table:table-cell>
          <table:table-cell table:formula="of:=[.B37]-[.E37]" office:value-type="float" office:value="1131.1428571429" calcext:value-type="float">
            <text:p>1131.14285714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78" calcext:value-type="float">
            <text:p>37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[.B37]-[.M37]" office:value-type="float" office:value="38800.1428571429" calcext:value-type="float">
            <text:p>38800.1428571429</text:p>
          </table:table-cell>
          <table:table-cell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42043.8571428571" calcext:value-type="float">
            <text:p>42043.857142857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3869" calcext:value-type="float">
            <text:p>43869</text:p>
          </table:table-cell>
          <table:table-cell table:formula="of:=[.B38]-[.E38]" office:value-type="float" office:value="-1825.1428571429" calcext:value-type="float">
            <text:p>-1825.14285714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62" calcext:value-type="float">
            <text:p>46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formula="of:=[.B38]-[.M38]" office:value-type="float" office:value="42036.8571428571" calcext:value-type="float">
            <text:p>42036.8571428571</text:p>
          </table:table-cell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5565" calcext:value-type="float">
            <text:p>45565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47975" calcext:value-type="float">
            <text:p>47975</text:p>
          </table:table-cell>
          <table:table-cell table:formula="of:=[.B39]-[.E39]" office:value-type="float" office:value="-2410" calcext:value-type="float">
            <text:p>-24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81" calcext:value-type="float">
            <text:p>38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[.B39]-[.M39]" office:value-type="float" office:value="45555" calcext:value-type="float">
            <text:p>45555</text:p>
          </table:table-cell>
          <table:table-cell/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48907.5714285714" calcext:value-type="float">
            <text:p>48907.57142857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9502" calcext:value-type="float">
            <text:p>49502</text:p>
          </table:table-cell>
          <table:table-cell table:formula="of:=[.B40]-[.E40]" office:value-type="float" office:value="-594.428571428602" calcext:value-type="float">
            <text:p>-594.4285714286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formula="of:=[.B40]-[.M40]" office:value-type="float" office:value="48900.5714285714" calcext:value-type="float">
            <text:p>48900.5714285714</text:p>
          </table:table-cell>
          <table:table-cell/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53595.5714285714" calcext:value-type="float">
            <text:p>53595.571428571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3431" calcext:value-type="float">
            <text:p>53431</text:p>
          </table:table-cell>
          <table:table-cell table:formula="of:=[.B41]-[.E41]" office:value-type="float" office:value="164.571428571398" calcext:value-type="float">
            <text:p>164.5714285713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5" calcext:value-type="float">
            <text:p>40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formula="of:=[.B41]-[.M41]" office:value-type="float" office:value="53588.5714285714" calcext:value-type="float">
            <text:p>53588.5714285714</text:p>
          </table:table-cell>
          <table:table-cell/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57877" calcext:value-type="float">
            <text:p>5787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6785" calcext:value-type="float">
            <text:p>56785</text:p>
          </table:table-cell>
          <table:table-cell table:formula="of:=[.B42]-[.E42]" office:value-type="float" office:value="1092" calcext:value-type="float">
            <text:p>10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21" calcext:value-type="float">
            <text:p>42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formula="of:=[.B42]-[.M42]" office:value-type="float" office:value="57868" calcext:value-type="float">
            <text:p>57868</text:p>
          </table:table-cell>
          <table:table-cell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63713.7142857143" calcext:value-type="float">
            <text:p>63713.714285714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5178" calcext:value-type="float">
            <text:p>65178</text:p>
          </table:table-cell>
          <table:table-cell table:formula="of:=[.B43]-[.E43]" office:value-type="float" office:value="-1464.2857142857" calcext:value-type="float">
            <text:p>-1464.285714285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28" calcext:value-type="float">
            <text:p>42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formula="of:=[.B43]-[.M43]" office:value-type="float" office:value="63706.7142857143" calcext:value-type="float">
            <text:p>63706.7142857143</text:p>
          </table:table-cell>
          <table:table-cell/>
        </table:table-row>
        <table:table-row table:style-name="ro1">
          <table:table-cell office:value-type="float" office:value="3645" calcext:value-type="float">
            <text:p>36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38" calcext:value-type="float">
            <text:p>43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8" calcext:value-type="float">
            <text:p>81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2" calcext:value-type="float">
            <text:p>45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823" calcext:value-type="float">
            <text:p>38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14" calcext:value-type="float">
            <text:p>51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65" calcext:value-type="float">
            <text:p>46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40" calcext:value-type="float">
            <text:p>54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4267" calcext:value-type="float">
            <text:p>42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Average time savings:</text:p>
          </table:table-cell>
          <table:table-cell table:formula="of:=AVERAGE([.F4:.F52])" office:value-type="float" office:value="-55.2785714285744" calcext:value-type="float">
            <text:p>-55.2785714285744</text:p>
          </table:table-cell>
          <table:table-cell office:value-type="string" calcext:value-type="string">
            <text:p>(ms)</text:p>
          </table:table-cell>
          <table:table-cell table:number-columns-repeated="6"/>
          <table:table-cell office:value-type="string" calcext:value-type="string">
            <text:p>Average gain:</text:p>
          </table:table-cell>
          <table:table-cell/>
          <table:table-cell table:formula="of:=AVERAGE([.P4:.P43])" office:value-type="float" office:value="16222.8464285714" calcext:value-type="float">
            <text:p>16222.8464285714</text:p>
          </table:table-cell>
          <table:table-cell office:value-type="string" calcext:value-type="string">
            <text:p>(ms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ol, there are no time savings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Is there time loss, though?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The difference looks so small.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00-00-00</text:date>, <text:time style:data-style-name="N2" text:time-value="17:11:57.7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4:20:05.755000000</meta:creation-date>
    <dc:date>2017-02-21T17:13:36.504000000</dc:date>
    <meta:editing-duration>PT1H56M54S</meta:editing-duration>
    <meta:editing-cycles>57</meta:editing-cycles>
    <meta:generator>LibreOffice/5.2.1.2$Windows_x86 LibreOffice_project/31dd62db80d4e60af04904455ec9c9219178d620</meta:generator>
    <meta:document-statistic meta:table-count="2" meta:cell-count="12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J2:Sheet1.J41" chart:error-lower-range="Sheet1.J2:Sheet1.J41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 chart:error-category="cell-range" chart:error-upper-range="Sheet1.J2:Sheet1.J41" chart:error-lower-range="Sheet1.J2:Sheet1.J41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J2:Sheet1.J41" chart:error-lower-range="Sheet1.J2:Sheet1.J41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95cm" svg:y="0.316cm" chart:style-name="ch2">
          <text:p>Number of Squares vs. Rendering Time</text:p>
        </chart:title>
        <chart:plot-area chart:style-name="ch3" table:cell-range-address="Sheet1.A4:Sheet1.A126 Sheet1.I2:Sheet1.I41" svg:x="1.314cm" svg:y="1.301cm" svg:width="14.366cm" svg:height="6.555cm">
          <chartooo:coordinate-region svg:x="2.535cm" svg:y="1.496cm" svg:width="12.755cm" svg:height="5.721cm"/>
          <chart:axis chart:dimension="x" chart:name="primary-x" chart:style-name="ch4">
            <chart:title svg:x="7.073cm" svg:y="8.037cm" chart:style-name="ch5">
              <text:p>Number of Squares</text:p>
            </chart:title>
          </chart:axis>
          <chart:axis chart:dimension="y" chart:name="primary-y" chart:style-name="ch4">
            <chart:title svg:x="0.451cm" svg:y="6.117cm" chart:style-name="ch6">
              <text:p>Rendering Time (ms)</text:p>
            </chart:title>
            <chart:grid chart:style-name="ch7" chart:class="major"/>
          </chart:axis>
          <chart:series chart:style-name="ch8" chart:values-cell-range-address="Sheet1.I2:Sheet1.I41" chart:class="chart:scatter">
            <chart:domain table:cell-range-address="Sheet1.A4:Sheet1.A126"/>
            <chart:error-indicator chart:style-name="ch9" chart:dimension="y"/>
            <chart:data-point chart:repeated="1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">
                <text:p>89</text:p>
                <draw:g>
                  <svg:desc>Sheet1.A4:Sheet1.A126</svg:desc>
                </draw:g>
              </table:table-cell>
              <table:table-cell office:value-type="float" office:value="NaN">
                <text:p>NaN</text:p>
                <draw:g>
                  <svg:desc>Sheet1.I2:Sheet1.I41</svg:desc>
                </draw:g>
              </table:table-cell>
              <table:table-cell office:value-type="float" office:value="NaN">
                <text:p>NaN</text:p>
                <draw:g>
                  <svg:desc>Sheet1.J2:Sheet1.J41</svg:desc>
                </draw:g>
              </table:table-cell>
              <table:table-cell office:value-type="float" office:value="NaN">
                <text:p>NaN</text:p>
                <draw:g>
                  <svg:desc>Sheet1.J2:Sheet1.J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7">
                <text:p>267</text:p>
              </table:table-cell>
              <table:table-cell office:value-type="float" office:value="22.2857142857143">
                <text:p>22.2857142857143</text:p>
              </table:table-cell>
              <table:table-cell office:value-type="float" office:value="6.02494813255683">
                <text:p>6.02494813255683</text:p>
              </table:table-cell>
              <table:table-cell office:value-type="float" office:value="6.02494813255683">
                <text:p>6.02494813255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6">
                <text:p>356</text:p>
              </table:table-cell>
              <table:table-cell office:value-type="float" office:value="19.4285714285714">
                <text:p>19.4285714285714</text:p>
              </table:table-cell>
              <table:table-cell office:value-type="float" office:value="2.50998007960223">
                <text:p>2.50998007960223</text:p>
              </table:table-cell>
              <table:table-cell office:value-type="float" office:value="2.50998007960223">
                <text:p>2.50998007960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5">
                <text:p>445</text:p>
              </table:table-cell>
              <table:table-cell office:value-type="float" office:value="36">
                <text:p>36</text:p>
              </table:table-cell>
              <table:table-cell office:value-type="float" office:value="7.98122797569397">
                <text:p>7.98122797569397</text:p>
              </table:table-cell>
              <table:table-cell office:value-type="float" office:value="7.98122797569397">
                <text:p>7.98122797569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4">
                <text:p>534</text:p>
              </table:table-cell>
              <table:table-cell office:value-type="float" office:value="90.1428571428571">
                <text:p>90.1428571428571</text:p>
              </table:table-cell>
              <table:table-cell office:value-type="float" office:value="21.8220072403984">
                <text:p>21.8220072403984</text:p>
              </table:table-cell>
              <table:table-cell office:value-type="float" office:value="21.8220072403984">
                <text:p>21.8220072403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3">
                <text:p>623</text:p>
              </table:table-cell>
              <table:table-cell office:value-type="float" office:value="102.571428571429">
                <text:p>102.571428571429</text:p>
              </table:table-cell>
              <table:table-cell office:value-type="float" office:value="11.247221879202">
                <text:p>11.247221879202</text:p>
              </table:table-cell>
              <table:table-cell office:value-type="float" office:value="11.247221879202">
                <text:p>11.247221879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2">
                <text:p>712</text:p>
              </table:table-cell>
              <table:table-cell office:value-type="float" office:value="163.142857142857">
                <text:p>163.142857142857</text:p>
              </table:table-cell>
              <table:table-cell office:value-type="float" office:value="12.5896783120142">
                <text:p>12.5896783120142</text:p>
              </table:table-cell>
              <table:table-cell office:value-type="float" office:value="12.5896783120142">
                <text:p>12.58967831201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378.142857142857">
                <text:p>378.142857142857</text:p>
              </table:table-cell>
              <table:table-cell office:value-type="float" office:value="41.793540170701">
                <text:p>41.793540170701</text:p>
              </table:table-cell>
              <table:table-cell office:value-type="float" office:value="41.793540170701">
                <text:p>41.7935401707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9">
                <text:p>889</text:p>
              </table:table-cell>
              <table:table-cell office:value-type="float" office:value="438.285714285714">
                <text:p>438.285714285714</text:p>
              </table:table-cell>
              <table:table-cell office:value-type="float" office:value="24.2218909253592">
                <text:p>24.2218909253592</text:p>
              </table:table-cell>
              <table:table-cell office:value-type="float" office:value="24.2218909253592">
                <text:p>24.2218909253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8">
                <text:p>978</text:p>
              </table:table-cell>
              <table:table-cell office:value-type="float" office:value="547.428571428571">
                <text:p>547.428571428571</text:p>
              </table:table-cell>
              <table:table-cell office:value-type="float" office:value="21.5476216785055">
                <text:p>21.5476216785055</text:p>
              </table:table-cell>
              <table:table-cell office:value-type="float" office:value="21.5476216785055">
                <text:p>21.5476216785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7">
                <text:p>1067</text:p>
              </table:table-cell>
              <table:table-cell office:value-type="float" office:value="802.142857142857">
                <text:p>802.142857142857</text:p>
              </table:table-cell>
              <table:table-cell office:value-type="float" office:value="52.7513033014351">
                <text:p>52.7513033014351</text:p>
              </table:table-cell>
              <table:table-cell office:value-type="float" office:value="52.7513033014351">
                <text:p>52.75130330143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56">
                <text:p>1156</text:p>
              </table:table-cell>
              <table:table-cell office:value-type="float" office:value="1098">
                <text:p>1098</text:p>
              </table:table-cell>
              <table:table-cell office:value-type="float" office:value="51.9884602580227">
                <text:p>51.9884602580227</text:p>
              </table:table-cell>
              <table:table-cell office:value-type="float" office:value="51.9884602580227">
                <text:p>51.98846025802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5">
                <text:p>1245</text:p>
              </table:table-cell>
              <table:table-cell office:value-type="float" office:value="1434.28571428571">
                <text:p>1434.28571428571</text:p>
              </table:table-cell>
              <table:table-cell office:value-type="float" office:value="69.003623093284">
                <text:p>69.003623093284</text:p>
              </table:table-cell>
              <table:table-cell office:value-type="float" office:value="69.003623093284">
                <text:p>69.0036230932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34">
                <text:p>1334</text:p>
              </table:table-cell>
              <table:table-cell office:value-type="float" office:value="1873.42857142857">
                <text:p>1873.42857142857</text:p>
              </table:table-cell>
              <table:table-cell office:value-type="float" office:value="88.2422801155999">
                <text:p>88.2422801155999</text:p>
              </table:table-cell>
              <table:table-cell office:value-type="float" office:value="88.2422801155999">
                <text:p>88.2422801155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3">
                <text:p>1423</text:p>
              </table:table-cell>
              <table:table-cell office:value-type="float" office:value="2393.42857142857">
                <text:p>2393.42857142857</text:p>
              </table:table-cell>
              <table:table-cell office:value-type="float" office:value="63.8184926177358">
                <text:p>63.8184926177358</text:p>
              </table:table-cell>
              <table:table-cell office:value-type="float" office:value="63.8184926177358">
                <text:p>63.8184926177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12">
                <text:p>1512</text:p>
              </table:table-cell>
              <table:table-cell office:value-type="float" office:value="2890.28571428571">
                <text:p>2890.28571428571</text:p>
              </table:table-cell>
              <table:table-cell office:value-type="float" office:value="81.1862057248644">
                <text:p>81.1862057248644</text:p>
              </table:table-cell>
              <table:table-cell office:value-type="float" office:value="81.1862057248644">
                <text:p>81.1862057248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0">
                <text:p>1600</text:p>
              </table:table-cell>
              <table:table-cell office:value-type="float" office:value="3653">
                <text:p>3653</text:p>
              </table:table-cell>
              <table:table-cell office:value-type="float" office:value="249.51412785652">
                <text:p>249.51412785652</text:p>
              </table:table-cell>
              <table:table-cell office:value-type="float" office:value="249.51412785652">
                <text:p>249.51412785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89">
                <text:p>1689</text:p>
              </table:table-cell>
              <table:table-cell office:value-type="float" office:value="4451.28571428571">
                <text:p>4451.28571428571</text:p>
              </table:table-cell>
              <table:table-cell office:value-type="float" office:value="276.028621704344">
                <text:p>276.028621704344</text:p>
              </table:table-cell>
              <table:table-cell office:value-type="float" office:value="276.028621704344">
                <text:p>276.0286217043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78">
                <text:p>1778</text:p>
              </table:table-cell>
              <table:table-cell office:value-type="float" office:value="5208.71428571429">
                <text:p>5208.71428571429</text:p>
              </table:table-cell>
              <table:table-cell office:value-type="float" office:value="160.990061805069">
                <text:p>160.990061805069</text:p>
              </table:table-cell>
              <table:table-cell office:value-type="float" office:value="160.990061805069">
                <text:p>160.9900618050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67">
                <text:p>1867</text:p>
              </table:table-cell>
              <table:table-cell office:value-type="float" office:value="6116">
                <text:p>6116</text:p>
              </table:table-cell>
              <table:table-cell office:value-type="float" office:value="163.715301667254">
                <text:p>163.715301667254</text:p>
              </table:table-cell>
              <table:table-cell office:value-type="float" office:value="163.715301667254">
                <text:p>163.7153016672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56">
                <text:p>1956</text:p>
              </table:table-cell>
              <table:table-cell office:value-type="float" office:value="7220.57142857143">
                <text:p>7220.57142857143</text:p>
              </table:table-cell>
              <table:table-cell office:value-type="float" office:value="190.505380501444">
                <text:p>190.505380501444</text:p>
              </table:table-cell>
              <table:table-cell office:value-type="float" office:value="190.505380501444">
                <text:p>190.505380501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5">
                <text:p>2045</text:p>
              </table:table-cell>
              <table:table-cell office:value-type="float" office:value="8379.42857142857">
                <text:p>8379.42857142857</text:p>
              </table:table-cell>
              <table:table-cell office:value-type="float" office:value="209.679040440384">
                <text:p>209.679040440384</text:p>
              </table:table-cell>
              <table:table-cell office:value-type="float" office:value="209.679040440384">
                <text:p>209.6790404403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34">
                <text:p>2134</text:p>
              </table:table-cell>
              <table:table-cell office:value-type="float" office:value="9697.85714285714">
                <text:p>9697.85714285714</text:p>
              </table:table-cell>
              <table:table-cell office:value-type="float" office:value="218.852690182232">
                <text:p>218.852690182232</text:p>
              </table:table-cell>
              <table:table-cell office:value-type="float" office:value="218.852690182232">
                <text:p>218.8526901822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23">
                <text:p>2223</text:p>
              </table:table-cell>
              <table:table-cell office:value-type="float" office:value="11337.4285714286">
                <text:p>11337.4285714286</text:p>
              </table:table-cell>
              <table:table-cell office:value-type="float" office:value="359.548605893556">
                <text:p>359.548605893556</text:p>
              </table:table-cell>
              <table:table-cell office:value-type="float" office:value="359.548605893556">
                <text:p>359.548605893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12">
                <text:p>2312</text:p>
              </table:table-cell>
              <table:table-cell office:value-type="float" office:value="13144.8571428571">
                <text:p>13144.8571428571</text:p>
              </table:table-cell>
              <table:table-cell office:value-type="float" office:value="669.712400960293">
                <text:p>669.712400960293</text:p>
              </table:table-cell>
              <table:table-cell office:value-type="float" office:value="669.712400960293">
                <text:p>669.7124009602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0">
                <text:p>2400</text:p>
              </table:table-cell>
              <table:table-cell office:value-type="float" office:value="15358.5714285714">
                <text:p>15358.5714285714</text:p>
              </table:table-cell>
              <table:table-cell office:value-type="float" office:value="891.586395140707">
                <text:p>891.586395140707</text:p>
              </table:table-cell>
              <table:table-cell office:value-type="float" office:value="891.586395140707">
                <text:p>891.5863951407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89">
                <text:p>2489</text:p>
              </table:table-cell>
              <table:table-cell office:value-type="float" office:value="16874">
                <text:p>16874</text:p>
              </table:table-cell>
              <table:table-cell office:value-type="float" office:value="1220.94942565202">
                <text:p>1220.94942565202</text:p>
              </table:table-cell>
              <table:table-cell office:value-type="float" office:value="1220.94942565202">
                <text:p>1220.949425652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78">
                <text:p>2578</text:p>
              </table:table-cell>
              <table:table-cell office:value-type="float" office:value="18790.8571428571">
                <text:p>18790.8571428571</text:p>
              </table:table-cell>
              <table:table-cell office:value-type="float" office:value="1049.32892841092">
                <text:p>1049.32892841092</text:p>
              </table:table-cell>
              <table:table-cell office:value-type="float" office:value="1049.32892841092">
                <text:p>1049.328928410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67">
                <text:p>2667</text:p>
              </table:table-cell>
              <table:table-cell office:value-type="float" office:value="21160.8571428571">
                <text:p>21160.8571428571</text:p>
              </table:table-cell>
              <table:table-cell office:value-type="float" office:value="945.659981177167">
                <text:p>945.659981177167</text:p>
              </table:table-cell>
              <table:table-cell office:value-type="float" office:value="945.659981177167">
                <text:p>945.6599811771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56">
                <text:p>2756</text:p>
              </table:table-cell>
              <table:table-cell office:value-type="float" office:value="23457.4285714286">
                <text:p>23457.4285714286</text:p>
              </table:table-cell>
              <table:table-cell office:value-type="float" office:value="1310.08484458069">
                <text:p>1310.08484458069</text:p>
              </table:table-cell>
              <table:table-cell office:value-type="float" office:value="1310.08484458069">
                <text:p>1310.084844580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45">
                <text:p>2845</text:p>
              </table:table-cell>
              <table:table-cell office:value-type="float" office:value="25656">
                <text:p>25656</text:p>
              </table:table-cell>
              <table:table-cell office:value-type="float" office:value="795.791869775006">
                <text:p>795.791869775006</text:p>
              </table:table-cell>
              <table:table-cell office:value-type="float" office:value="795.791869775006">
                <text:p>795.791869775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34">
                <text:p>2934</text:p>
              </table:table-cell>
              <table:table-cell office:value-type="float" office:value="28774.5714285714">
                <text:p>28774.5714285714</text:p>
              </table:table-cell>
              <table:table-cell office:value-type="float" office:value="1607.35409913311">
                <text:p>1607.35409913311</text:p>
              </table:table-cell>
              <table:table-cell office:value-type="float" office:value="1607.35409913311">
                <text:p>1607.354099133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23">
                <text:p>3023</text:p>
              </table:table-cell>
              <table:table-cell office:value-type="float" office:value="32349.1428571429">
                <text:p>32349.1428571429</text:p>
              </table:table-cell>
              <table:table-cell office:value-type="float" office:value="1949.88709929575">
                <text:p>1949.88709929575</text:p>
              </table:table-cell>
              <table:table-cell office:value-type="float" office:value="1949.88709929575">
                <text:p>1949.887099295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12">
                <text:p>3112</text:p>
              </table:table-cell>
              <table:table-cell office:value-type="float" office:value="34913.4285714286">
                <text:p>34913.4285714286</text:p>
              </table:table-cell>
              <table:table-cell office:value-type="float" office:value="763.703934781012">
                <text:p>763.703934781012</text:p>
              </table:table-cell>
              <table:table-cell office:value-type="float" office:value="763.703934781012">
                <text:p>763.7039347810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00">
                <text:p>3200</text:p>
              </table:table-cell>
              <table:table-cell office:value-type="float" office:value="38806.1428571429">
                <text:p>38806.1428571429</text:p>
              </table:table-cell>
              <table:table-cell office:value-type="float" office:value="2085.0866408857">
                <text:p>2085.0866408857</text:p>
              </table:table-cell>
              <table:table-cell office:value-type="float" office:value="2085.0866408857">
                <text:p>2085.08664088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89">
                <text:p>3289</text:p>
              </table:table-cell>
              <table:table-cell office:value-type="float" office:value="42043.8571428571">
                <text:p>42043.8571428571</text:p>
              </table:table-cell>
              <table:table-cell office:value-type="float" office:value="997.342619163545">
                <text:p>997.342619163545</text:p>
              </table:table-cell>
              <table:table-cell office:value-type="float" office:value="997.342619163545">
                <text:p>997.3426191635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78">
                <text:p>3378</text:p>
              </table:table-cell>
              <table:table-cell office:value-type="float" office:value="45565">
                <text:p>45565</text:p>
              </table:table-cell>
              <table:table-cell office:value-type="float" office:value="1754.36640984716">
                <text:p>1754.36640984716</text:p>
              </table:table-cell>
              <table:table-cell office:value-type="float" office:value="1754.36640984716">
                <text:p>1754.366409847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67">
                <text:p>3467</text:p>
              </table:table-cell>
              <table:table-cell office:value-type="float" office:value="48907.5714285714">
                <text:p>48907.5714285714</text:p>
              </table:table-cell>
              <table:table-cell office:value-type="float" office:value="402.078350573617">
                <text:p>402.078350573617</text:p>
              </table:table-cell>
              <table:table-cell office:value-type="float" office:value="402.078350573617">
                <text:p>402.0783505736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56">
                <text:p>3556</text:p>
              </table:table-cell>
              <table:table-cell office:value-type="float" office:value="53595.5714285714">
                <text:p>53595.5714285714</text:p>
              </table:table-cell>
              <table:table-cell office:value-type="float" office:value="2915.48243006196">
                <text:p>2915.48243006196</text:p>
              </table:table-cell>
              <table:table-cell office:value-type="float" office:value="2915.48243006196">
                <text:p>2915.48243006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L2:Sheet1.L41" chart:error-lower-range="Sheet1.L2:Sheet1.L41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 chart:error-category="cell-range" chart:error-upper-range="Sheet1.L2:Sheet1.L41" chart:error-lower-range="Sheet1.L2:Sheet1.L41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L2:Sheet1.L41" chart:error-lower-range="Sheet1.L2:Sheet1.L41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27cm" svg:y="0.316cm" chart:style-name="ch2">
          <text:p>Residuals (ln(t) (model) - ln(t) (actual))</text:p>
        </chart:title>
        <chart:plot-area chart:style-name="ch3" table:cell-range-address="Sheet1.M2:Sheet1.M41 Sheet1.O2:Sheet1.O41" svg:x="1.314cm" svg:y="1.301cm" svg:width="14.366cm" svg:height="6.555cm">
          <chartooo:coordinate-region svg:x="1.883cm" svg:y="1.497cm" svg:width="13.549cm" svg:height="6.164cm"/>
          <chart:axis chart:dimension="x" chart:name="primary-x" chart:style-name="ch4">
            <chart:title svg:x="8.166cm" svg:y="8.037cm" chart:style-name="ch5">
              <text:p>ln(t)</text:p>
            </chart:title>
          </chart:axis>
          <chart:axis chart:dimension="y" chart:name="primary-y" chart:style-name="ch4">
            <chart:title svg:x="0.451cm" svg:y="6.47cm" chart:style-name="ch6">
              <text:p>ln(t) (model) - ln(t) (actual)</text:p>
            </chart:title>
            <chart:grid chart:style-name="ch7" chart:class="major"/>
          </chart:axis>
          <chart:series chart:style-name="ch8" chart:values-cell-range-address="Sheet1.O2:Sheet1.O41" chart:class="chart:scatter">
            <chart:domain table:cell-range-address="Sheet1.M2:Sheet1.M41"/>
            <chart:error-indicator chart:style-name="ch9" chart:dimension="y"/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O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M2:Sheet1.M41</svg:desc>
                </draw:g>
              </table:table-cell>
              <table:table-cell office:value-type="float" office:value="0.7">
                <text:p>0.7</text:p>
                <draw:g>
                  <svg:desc>Sheet1.O2:Sheet1.O41</svg:desc>
                </draw:g>
              </table:table-cell>
              <table:table-cell office:value-type="float" office:value="NaN">
                <text:p>NaN</text:p>
                <draw:g>
                  <svg:desc>Sheet1.L2:Sheet1.L41</svg:desc>
                </draw:g>
              </table:table-cell>
              <table:table-cell office:value-type="float" office:value="NaN">
                <text:p>NaN</text:p>
                <draw:g>
                  <svg:desc>Sheet1.L2:Sheet1.L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8863636973214">
                <text:p>4.48863636973214</text:p>
              </table:table-cell>
              <table:table-cell office:value-type="float" office:value="0.0380996006182746">
                <text:p>0.0380996006182746</text:p>
              </table:table-cell>
              <table:table-cell office:value-type="float" office:value="0.270350236717294">
                <text:p>0.270350236717294</text:p>
              </table:table-cell>
              <table:table-cell office:value-type="float" office:value="0.270350236717294">
                <text:p>0.270350236717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8178355029209">
                <text:p>5.18178355029209</text:p>
              </table:table-cell>
              <table:table-cell office:value-type="float" office:value="0.660503748523722">
                <text:p>0.660503748523722</text:p>
              </table:table-cell>
              <table:table-cell office:value-type="float" office:value="0.129190151155997">
                <text:p>0.129190151155997</text:p>
              </table:table-cell>
              <table:table-cell office:value-type="float" office:value="0.129190151155997">
                <text:p>0.129190151155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8724865840025">
                <text:p>5.58724865840025</text:p>
              </table:table-cell>
              <table:table-cell office:value-type="float" office:value="0.327555122424065">
                <text:p>0.327555122424065</text:p>
              </table:table-cell>
              <table:table-cell office:value-type="float" office:value="0.22170077710261">
                <text:p>0.22170077710261</text:p>
              </table:table-cell>
              <table:table-cell office:value-type="float" office:value="0.22170077710261">
                <text:p>0.221700777102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87493073085203">
                <text:p>5.87493073085203</text:p>
              </table:table-cell>
              <table:table-cell office:value-type="float" office:value="-0.388944201889479">
                <text:p>-0.388944201889479</text:p>
              </table:table-cell>
              <table:table-cell office:value-type="float" office:value="0.242082489196179">
                <text:p>0.242082489196179</text:p>
              </table:table-cell>
              <table:table-cell office:value-type="float" office:value="0.242082489196179">
                <text:p>0.242082489196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9807428216624">
                <text:p>6.09807428216624</text:p>
              </table:table-cell>
              <table:table-cell office:value-type="float" office:value="-0.361907422476542">
                <text:p>-0.361907422476542</text:p>
              </table:table-cell>
              <table:table-cell office:value-type="float" office:value="0.109652580995006">
                <text:p>0.109652580995006</text:p>
              </table:table-cell>
              <table:table-cell office:value-type="float" office:value="0.109652580995006">
                <text:p>0.109652580995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803958389602">
                <text:p>6.2803958389602</text:p>
              </table:table-cell>
              <table:table-cell office:value-type="float" office:value="-0.698349153888506">
                <text:p>-0.698349153888506</text:p>
              </table:table-cell>
              <table:table-cell office:value-type="float" office:value="0.0771696569037646">
                <text:p>0.0771696569037646</text:p>
              </table:table-cell>
              <table:table-cell office:value-type="float" office:value="0.0771696569037646">
                <text:p>0.07716965690376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3454651878745">
                <text:p>6.43454651878745</text:p>
              </table:table-cell>
              <table:table-cell office:value-type="float" office:value="-1.43108949002057">
                <text:p>-1.43108949002057</text:p>
              </table:table-cell>
              <table:table-cell office:value-type="float" office:value="0.110523151188102">
                <text:p>0.110523151188102</text:p>
              </table:table-cell>
              <table:table-cell office:value-type="float" office:value="0.110523151188102">
                <text:p>0.110523151188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6807791141198">
                <text:p>6.56807791141198</text:p>
              </table:table-cell>
              <table:table-cell office:value-type="float" office:value="-1.48521647544345">
                <text:p>-1.48521647544345</text:p>
              </table:table-cell>
              <table:table-cell office:value-type="float" office:value="0.0552650705598157">
                <text:p>0.0552650705598157</text:p>
              </table:table-cell>
              <table:table-cell office:value-type="float" office:value="0.0552650705598157">
                <text:p>0.0552650705598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68461172766793">
                <text:p>6.68461172766793</text:p>
              </table:table-cell>
              <table:table-cell office:value-type="float" office:value="-1.62600378066789">
                <text:p>-1.62600378066789</text:p>
              </table:table-cell>
              <table:table-cell office:value-type="float" office:value="0.0393615218553075">
                <text:p>0.0393615218553075</text:p>
              </table:table-cell>
              <table:table-cell office:value-type="float" office:value="0.0393615218553075">
                <text:p>0.03936152185530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7900972355139">
                <text:p>6.7900972355139</text:p>
              </table:table-cell>
              <table:table-cell office:value-type="float" office:value="-1.9342186532575">
                <text:p>-1.9342186532575</text:p>
              </table:table-cell>
              <table:table-cell office:value-type="float" office:value="0.065762978292083">
                <text:p>0.065762978292083</text:p>
              </table:table-cell>
              <table:table-cell office:value-type="float" office:value="0.065762978292083">
                <text:p>0.0657629782920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8550967003482">
                <text:p>6.88550967003482</text:p>
              </table:table-cell>
              <table:table-cell office:value-type="float" office:value="-2.1813888530451">
                <text:p>-2.1813888530451</text:p>
              </table:table-cell>
              <table:table-cell office:value-type="float" office:value="0.0473483244608585">
                <text:p>0.0473483244608585</text:p>
              </table:table-cell>
              <table:table-cell office:value-type="float" office:value="0.0473483244608585">
                <text:p>0.04734832446085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97260625130175">
                <text:p>6.97260625130175</text:p>
              </table:table-cell>
              <table:table-cell office:value-type="float" office:value="-2.38759786827918">
                <text:p>-2.38759786827918</text:p>
              </table:table-cell>
              <table:table-cell office:value-type="float" office:value="0.0481100957821701">
                <text:p>0.0481100957821701</text:p>
              </table:table-cell>
              <table:table-cell office:value-type="float" office:value="0.0481100957821701">
                <text:p>0.04811009578217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5272104923232">
                <text:p>7.05272104923232</text:p>
              </table:table-cell>
              <table:table-cell office:value-type="float" office:value="-2.59862075730562">
                <text:p>-2.59862075730562</text:p>
              </table:table-cell>
              <table:table-cell office:value-type="float" office:value="0.0471020253781607">
                <text:p>0.0471020253781607</text:p>
              </table:table-cell>
              <table:table-cell office:value-type="float" office:value="0.0471020253781607">
                <text:p>0.0471020253781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12689080889881">
                <text:p>7.12689080889881</text:p>
              </table:table-cell>
              <table:table-cell office:value-type="float" office:value="-2.79165859942928">
                <text:p>-2.79165859942928</text:p>
              </table:table-cell>
              <table:table-cell office:value-type="float" office:value="0.0266640472916408">
                <text:p>0.0266640472916408</text:p>
              </table:table-cell>
              <table:table-cell office:value-type="float" office:value="0.0266640472916408">
                <text:p>0.02666404729164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19593722647557">
                <text:p>7.19593722647557</text:p>
              </table:table-cell>
              <table:table-cell office:value-type="float" office:value="-2.93195458076159">
                <text:p>-2.93195458076159</text:p>
              </table:table-cell>
              <table:table-cell office:value-type="float" office:value="0.0280893357094726">
                <text:p>0.0280893357094726</text:p>
              </table:table-cell>
              <table:table-cell office:value-type="float" office:value="0.0280893357094726">
                <text:p>0.02808933570947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6052259808985">
                <text:p>7.26052259808985</text:p>
              </table:table-cell>
              <table:table-cell office:value-type="float" office:value="-3.12093820813238">
                <text:p>-3.12093820813238</text:p>
              </table:table-cell>
              <table:table-cell office:value-type="float" office:value="0.0683038948416426">
                <text:p>0.0683038948416426</text:p>
              </table:table-cell>
              <table:table-cell office:value-type="float" office:value="0.0683038948416426">
                <text:p>0.06830389484164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32118855673948">
                <text:p>7.32118855673948</text:p>
              </table:table-cell>
              <table:table-cell office:value-type="float" office:value="-3.27611626827058">
                <text:p>-3.27611626827058</text:p>
              </table:table-cell>
              <table:table-cell office:value-type="float" office:value="0.0620109872566645">
                <text:p>0.0620109872566645</text:p>
              </table:table-cell>
              <table:table-cell office:value-type="float" office:value="0.0620109872566645">
                <text:p>0.06201098725666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37775890822787">
                <text:p>7.37775890822787</text:p>
              </table:table-cell>
              <table:table-cell office:value-type="float" office:value="-3.39365709035932">
                <text:p>-3.39365709035932</text:p>
              </table:table-cell>
              <table:table-cell office:value-type="float" office:value="0.0309078311794927">
                <text:p>0.0309078311794927</text:p>
              </table:table-cell>
              <table:table-cell office:value-type="float" office:value="0.0309078311794927">
                <text:p>0.03090783117949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4318919168078">
                <text:p>7.4318919168078</text:p>
              </table:table-cell>
              <table:table-cell office:value-type="float" office:value="-3.51633922528349">
                <text:p>-3.51633922528349</text:p>
              </table:table-cell>
              <table:table-cell office:value-type="float" office:value="0.0267683619469022">
                <text:p>0.0267683619469022</text:p>
              </table:table-cell>
              <table:table-cell office:value-type="float" office:value="0.0267683619469022">
                <text:p>0.02676836194690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8324441607385">
                <text:p>7.48324441607385</text:p>
              </table:table-cell>
              <table:table-cell office:value-type="float" office:value="-3.64641828273486">
                <text:p>-3.64641828273486</text:p>
              </table:table-cell>
              <table:table-cell office:value-type="float" office:value="0.0263836986291174">
                <text:p>0.0263836986291174</text:p>
              </table:table-cell>
              <table:table-cell office:value-type="float" office:value="0.0263836986291174">
                <text:p>0.0263836986291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53208814354172">
                <text:p>7.53208814354172</text:p>
              </table:table-cell>
              <table:table-cell office:value-type="float" office:value="-3.76107330110491">
                <text:p>-3.76107330110491</text:p>
              </table:table-cell>
              <table:table-cell office:value-type="float" office:value="0.0250230715200949">
                <text:p>0.0250230715200949</text:p>
              </table:table-cell>
              <table:table-cell office:value-type="float" office:value="0.0250230715200949">
                <text:p>0.02502307152009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7865685059476">
                <text:p>7.57865685059476</text:p>
              </table:table-cell>
              <table:table-cell office:value-type="float" office:value="-3.87460043156273">
                <text:p>-3.87460043156273</text:p>
              </table:table-cell>
              <table:table-cell office:value-type="float" office:value="0.0225671183807266">
                <text:p>0.0225671183807266</text:p>
              </table:table-cell>
              <table:table-cell office:value-type="float" office:value="0.0225671183807266">
                <text:p>0.02256711838072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6231530684769">
                <text:p>7.6231530684769</text:p>
              </table:table-cell>
              <table:table-cell office:value-type="float" office:value="-3.99965764626496">
                <text:p>-3.99965764626496</text:p>
              </table:table-cell>
              <table:table-cell office:value-type="float" office:value="0.0317134175204115">
                <text:p>0.0317134175204115</text:p>
              </table:table-cell>
              <table:table-cell office:value-type="float" office:value="0.0317134175204115">
                <text:p>0.0317134175204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6657534318617">
                <text:p>7.6657534318617</text:p>
              </table:table-cell>
              <table:table-cell office:value-type="float" office:value="-4.11775846700844">
                <text:p>-4.11775846700844</text:p>
              </table:table-cell>
              <table:table-cell office:value-type="float" office:value="0.0509486252822619">
                <text:p>0.0509486252822619</text:p>
              </table:table-cell>
              <table:table-cell office:value-type="float" office:value="0.0509486252822619">
                <text:p>0.05094862528226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7066129139642">
                <text:p>7.7066129139642</text:p>
              </table:table-cell>
              <table:table-cell office:value-type="float" office:value="-4.24479995664902">
                <text:p>-4.24479995664902</text:p>
              </table:table-cell>
              <table:table-cell office:value-type="float" office:value="0.0580513883916375">
                <text:p>0.0580513883916375</text:p>
              </table:table-cell>
              <table:table-cell office:value-type="float" office:value="0.0580513883916375">
                <text:p>0.0580513883916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74586822979227">
                <text:p>7.74586822979227</text:p>
              </table:table-cell>
              <table:table-cell office:value-type="float" office:value="-4.31142149387098">
                <text:p>-4.31142149387098</text:p>
              </table:table-cell>
              <table:table-cell office:value-type="float" office:value="0.072356846370275">
                <text:p>0.072356846370275</text:p>
              </table:table-cell>
              <table:table-cell office:value-type="float" office:value="0.072356846370275">
                <text:p>0.0723568463702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78322401633604">
                <text:p>7.78322401633604</text:p>
              </table:table-cell>
              <table:table-cell office:value-type="float" office:value="-4.39286889690138">
                <text:p>-4.39286889690138</text:p>
              </table:table-cell>
              <table:table-cell office:value-type="float" office:value="0.0558425259919445">
                <text:p>0.0558425259919445</text:p>
              </table:table-cell>
              <table:table-cell office:value-type="float" office:value="0.0558425259919445">
                <text:p>0.05584252599194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81963630236759">
                <text:p>7.81963630236759</text:p>
              </table:table-cell>
              <table:table-cell office:value-type="float" office:value="-4.48616298119097">
                <text:p>-4.48616298119097</text:p>
              </table:table-cell>
              <table:table-cell office:value-type="float" office:value="0.0446891151333336">
                <text:p>0.0446891151333336</text:p>
              </table:table-cell>
              <table:table-cell office:value-type="float" office:value="0.0446891151333336">
                <text:p>0.04468911513333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85476918349913">
                <text:p>7.85476918349913</text:p>
              </table:table-cell>
              <table:table-cell office:value-type="float" office:value="-4.56460407868955">
                <text:p>-4.56460407868955</text:p>
              </table:table-cell>
              <table:table-cell office:value-type="float" office:value="0.0558494653662245">
                <text:p>0.0558494653662245</text:p>
              </table:table-cell>
              <table:table-cell office:value-type="float" office:value="0.0558494653662245">
                <text:p>0.05584946536622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88870952418201">
                <text:p>7.88870952418201</text:p>
              </table:table-cell>
              <table:table-cell office:value-type="float" office:value="-4.63043607444558">
                <text:p>-4.63043607444558</text:p>
              </table:table-cell>
              <table:table-cell office:value-type="float" office:value="0.0310177685443953">
                <text:p>0.0310177685443953</text:p>
              </table:table-cell>
              <table:table-cell office:value-type="float" office:value="0.0310177685443953">
                <text:p>0.03101776854439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92153563213355">
                <text:p>7.92153563213355</text:p>
              </table:table-cell>
              <table:table-cell office:value-type="float" office:value="-4.72217239710459">
                <text:p>-4.72217239710459</text:p>
              </table:table-cell>
              <table:table-cell office:value-type="float" office:value="0.0558602272538836">
                <text:p>0.0558602272538836</text:p>
              </table:table-cell>
              <table:table-cell office:value-type="float" office:value="0.0558602272538836">
                <text:p>0.05586022725388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95331834656043">
                <text:p>7.95331834656043</text:p>
              </table:table-cell>
              <table:table-cell office:value-type="float" office:value="-4.81701996107051">
                <text:p>-4.81701996107051</text:p>
              </table:table-cell>
              <table:table-cell office:value-type="float" office:value="0.0602763142104461">
                <text:p>0.0602763142104461</text:p>
              </table:table-cell>
              <table:table-cell office:value-type="float" office:value="0.0602763142104461">
                <text:p>0.06027631421044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98412195870293">
                <text:p>7.98412195870293</text:p>
              </table:table-cell>
              <table:table-cell office:value-type="float" office:value="-4.87174143591269">
                <text:p>-4.87174143591269</text:p>
              </table:table-cell>
              <table:table-cell office:value-type="float" office:value="0.0218742176300035">
                <text:p>0.0218742176300035</text:p>
              </table:table-cell>
              <table:table-cell office:value-type="float" office:value="0.0218742176300035">
                <text:p>0.02187421763000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01400499477946">
                <text:p>8.01400499477946</text:p>
              </table:table-cell>
              <table:table-cell office:value-type="float" office:value="-4.95653033779467">
                <text:p>-4.95653033779467</text:p>
              </table:table-cell>
              <table:table-cell office:value-type="float" office:value="0.0537308396910647">
                <text:p>0.0537308396910647</text:p>
              </table:table-cell>
              <table:table-cell office:value-type="float" office:value="0.0537308396910647">
                <text:p>0.05373083969106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04302088529828">
                <text:p>8.04302088529828</text:p>
              </table:table-cell>
              <table:table-cell office:value-type="float" office:value="-5.01635395042773">
                <text:p>-5.01635395042773</text:p>
              </table:table-cell>
              <table:table-cell office:value-type="float" office:value="0.0237214824456938">
                <text:p>0.0237214824456938</text:p>
              </table:table-cell>
              <table:table-cell office:value-type="float" office:value="0.0237214824456938">
                <text:p>0.02372148244569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07090608878782">
                <text:p>8.07090608878782</text:p>
              </table:table-cell>
              <table:table-cell office:value-type="float" office:value="-5.07726089477875">
                <text:p>-5.07726089477875</text:p>
              </table:table-cell>
              <table:table-cell office:value-type="float" office:value="0.0385024999417789">
                <text:p>0.0385024999417789</text:p>
              </table:table-cell>
              <table:table-cell office:value-type="float" office:value="0.0385024999417789">
                <text:p>0.03850249994177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09833884618906">
                <text:p>8.09833884618906</text:p>
              </table:table-cell>
              <table:table-cell office:value-type="float" office:value="-5.12885030608504">
                <text:p>-5.12885030608504</text:p>
              </table:table-cell>
              <table:table-cell office:value-type="float" office:value="0.00822118822973748">
                <text:p>0.00822118822973748</text:p>
              </table:table-cell>
              <table:table-cell office:value-type="float" office:value="0.00822118822973748">
                <text:p>0.008221188229737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12503909736775">
                <text:p>8.12503909736775</text:p>
              </table:table-cell>
              <table:table-cell office:value-type="float" office:value="-5.20169435288676">
                <text:p>-5.20169435288676</text:p>
              </table:table-cell>
              <table:table-cell office:value-type="float" office:value="0.0543978234087404">
                <text:p>0.0543978234087404</text:p>
              </table:table-cell>
              <table:table-cell office:value-type="float" office:value="0.0543978234087404">
                <text:p>0.05439782340874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L2:Sheet1.L41" chart:error-lower-range="Sheet1.L2:Sheet1.L41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 chart:error-category="cell-range" chart:error-upper-range="Sheet1.L2:Sheet1.L41" chart:error-lower-range="Sheet1.L2:Sheet1.L41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L2:Sheet1.L41" chart:error-lower-range="Sheet1.L2:Sheet1.L41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62cm" svg:y="0.316cm" chart:style-name="ch2">
          <text:p># of squares vs. ln(t)</text:p>
        </chart:title>
        <chart:plot-area chart:style-name="ch3" table:cell-range-address="Sheet1.A4:Sheet1.A43 Sheet1.K2:Sheet1.K41" svg:x="1.314cm" svg:y="1.301cm" svg:width="14.366cm" svg:height="6.555cm">
          <chartooo:coordinate-region svg:x="1.759cm" svg:y="1.496cm" svg:width="13.337cm" svg:height="5.721cm"/>
          <chart:axis chart:dimension="x" chart:name="primary-x" chart:style-name="ch4">
            <chart:title svg:x="7.567cm" svg:y="8.037cm" chart:style-name="ch5">
              <text:p># of squares</text:p>
            </chart:title>
          </chart:axis>
          <chart:axis chart:dimension="y" chart:name="primary-y" chart:style-name="ch4">
            <chart:title svg:x="0.451cm" svg:y="4.909cm" chart:style-name="ch6">
              <text:p>ln(t)</text:p>
            </chart:title>
            <chart:grid chart:style-name="ch7" chart:class="major"/>
          </chart:axis>
          <chart:series chart:style-name="ch8" chart:values-cell-range-address="Sheet1.K2:Sheet1.K41" chart:class="chart:scatter">
            <chart:domain table:cell-range-address="Sheet1.A4:Sheet1.A43"/>
            <chart:error-indicator chart:style-name="ch9" chart:dimension="y"/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">
                <text:p>89</text:p>
                <draw:g>
                  <svg:desc>Sheet1.A4:Sheet1.A43</svg:desc>
                </draw:g>
              </table:table-cell>
              <table:table-cell office:value-type="float" office:value="NaN">
                <text:p>NaN</text:p>
                <draw:g>
                  <svg:desc>Sheet1.K2:Sheet1.K41</svg:desc>
                </draw:g>
              </table:table-cell>
              <table:table-cell office:value-type="float" office:value="NaN">
                <text:p>NaN</text:p>
                <draw:g>
                  <svg:desc>Sheet1.L2:Sheet1.L41</svg:desc>
                </draw:g>
              </table:table-cell>
              <table:table-cell office:value-type="float" office:value="NaN">
                <text:p>NaN</text:p>
                <draw:g>
                  <svg:desc>Sheet1.L2:Sheet1.L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7">
                <text:p>267</text:p>
              </table:table-cell>
              <table:table-cell office:value-type="float" office:value="3.10394585819422">
                <text:p>3.10394585819422</text:p>
              </table:table-cell>
              <table:table-cell office:value-type="float" office:value="0.270350236717294">
                <text:p>0.270350236717294</text:p>
              </table:table-cell>
              <table:table-cell office:value-type="float" office:value="0.270350236717294">
                <text:p>0.270350236717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6">
                <text:p>356</text:p>
              </table:table-cell>
              <table:table-cell office:value-type="float" office:value="2.96674473668074">
                <text:p>2.96674473668074</text:p>
              </table:table-cell>
              <table:table-cell office:value-type="float" office:value="0.129190151155997">
                <text:p>0.129190151155997</text:p>
              </table:table-cell>
              <table:table-cell office:value-type="float" office:value="0.129190151155997">
                <text:p>0.129190151155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5">
                <text:p>445</text:p>
              </table:table-cell>
              <table:table-cell office:value-type="float" office:value="3.58351893845611">
                <text:p>3.58351893845611</text:p>
              </table:table-cell>
              <table:table-cell office:value-type="float" office:value="0.22170077710261">
                <text:p>0.22170077710261</text:p>
              </table:table-cell>
              <table:table-cell office:value-type="float" office:value="0.22170077710261">
                <text:p>0.221700777102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4">
                <text:p>534</text:p>
              </table:table-cell>
              <table:table-cell office:value-type="float" office:value="4.5013957134859">
                <text:p>4.5013957134859</text:p>
              </table:table-cell>
              <table:table-cell office:value-type="float" office:value="0.242082489196179">
                <text:p>0.242082489196179</text:p>
              </table:table-cell>
              <table:table-cell office:value-type="float" office:value="0.242082489196179">
                <text:p>0.242082489196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3">
                <text:p>623</text:p>
              </table:table-cell>
              <table:table-cell office:value-type="float" office:value="4.63055941999291">
                <text:p>4.63055941999291</text:p>
              </table:table-cell>
              <table:table-cell office:value-type="float" office:value="0.109652580995006">
                <text:p>0.109652580995006</text:p>
              </table:table-cell>
              <table:table-cell office:value-type="float" office:value="0.109652580995006">
                <text:p>0.109652580995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2">
                <text:p>712</text:p>
              </table:table-cell>
              <table:table-cell office:value-type="float" office:value="5.09462624116064">
                <text:p>5.09462624116064</text:p>
              </table:table-cell>
              <table:table-cell office:value-type="float" office:value="0.0771696569037646">
                <text:p>0.0771696569037646</text:p>
              </table:table-cell>
              <table:table-cell office:value-type="float" office:value="0.0771696569037646">
                <text:p>0.07716965690376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5.93527205317179">
                <text:p>5.93527205317179</text:p>
              </table:table-cell>
              <table:table-cell office:value-type="float" office:value="0.110523151188102">
                <text:p>0.110523151188102</text:p>
              </table:table-cell>
              <table:table-cell office:value-type="float" office:value="0.110523151188102">
                <text:p>0.110523151188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9">
                <text:p>889</text:p>
              </table:table-cell>
              <table:table-cell office:value-type="float" office:value="6.08287101343183">
                <text:p>6.08287101343183</text:p>
              </table:table-cell>
              <table:table-cell office:value-type="float" office:value="0.0552650705598157">
                <text:p>0.0552650705598157</text:p>
              </table:table-cell>
              <table:table-cell office:value-type="float" office:value="0.0552650705598157">
                <text:p>0.0552650705598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8">
                <text:p>978</text:p>
              </table:table-cell>
              <table:table-cell office:value-type="float" office:value="6.30523199003544">
                <text:p>6.30523199003544</text:p>
              </table:table-cell>
              <table:table-cell office:value-type="float" office:value="0.0393615218553075">
                <text:p>0.0393615218553075</text:p>
              </table:table-cell>
              <table:table-cell office:value-type="float" office:value="0.0393615218553075">
                <text:p>0.03936152185530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7">
                <text:p>1067</text:p>
              </table:table-cell>
              <table:table-cell office:value-type="float" office:value="6.68728671811723">
                <text:p>6.68728671811723</text:p>
              </table:table-cell>
              <table:table-cell office:value-type="float" office:value="0.065762978292083">
                <text:p>0.065762978292083</text:p>
              </table:table-cell>
              <table:table-cell office:value-type="float" office:value="0.065762978292083">
                <text:p>0.0657629782920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56">
                <text:p>1156</text:p>
              </table:table-cell>
              <table:table-cell office:value-type="float" office:value="7.00124562206948">
                <text:p>7.00124562206948</text:p>
              </table:table-cell>
              <table:table-cell office:value-type="float" office:value="0.0473483244608585">
                <text:p>0.0473483244608585</text:p>
              </table:table-cell>
              <table:table-cell office:value-type="float" office:value="0.0473483244608585">
                <text:p>0.04734832446085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5">
                <text:p>1245</text:p>
              </table:table-cell>
              <table:table-cell office:value-type="float" office:value="7.26842224419041">
                <text:p>7.26842224419041</text:p>
              </table:table-cell>
              <table:table-cell office:value-type="float" office:value="0.0481100957821701">
                <text:p>0.0481100957821701</text:p>
              </table:table-cell>
              <table:table-cell office:value-type="float" office:value="0.0481100957821701">
                <text:p>0.04811009578217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34">
                <text:p>1334</text:p>
              </table:table-cell>
              <table:table-cell office:value-type="float" office:value="7.53552549176825">
                <text:p>7.53552549176825</text:p>
              </table:table-cell>
              <table:table-cell office:value-type="float" office:value="0.0471020253781607">
                <text:p>0.0471020253781607</text:p>
              </table:table-cell>
              <table:table-cell office:value-type="float" office:value="0.0471020253781607">
                <text:p>0.0471020253781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3">
                <text:p>1423</text:p>
              </table:table-cell>
              <table:table-cell office:value-type="float" office:value="7.78048216565844">
                <text:p>7.78048216565844</text:p>
              </table:table-cell>
              <table:table-cell office:value-type="float" office:value="0.0266640472916408">
                <text:p>0.0266640472916408</text:p>
              </table:table-cell>
              <table:table-cell office:value-type="float" office:value="0.0266640472916408">
                <text:p>0.02666404729164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12">
                <text:p>1512</text:p>
              </table:table-cell>
              <table:table-cell office:value-type="float" office:value="7.96911063929449">
                <text:p>7.96911063929449</text:p>
              </table:table-cell>
              <table:table-cell office:value-type="float" office:value="0.0280893357094726">
                <text:p>0.0280893357094726</text:p>
              </table:table-cell>
              <table:table-cell office:value-type="float" office:value="0.0280893357094726">
                <text:p>0.02808933570947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0">
                <text:p>1600</text:p>
              </table:table-cell>
              <table:table-cell office:value-type="float" office:value="8.20330402679528">
                <text:p>8.20330402679528</text:p>
              </table:table-cell>
              <table:table-cell office:value-type="float" office:value="0.0683038948416426">
                <text:p>0.0683038948416426</text:p>
              </table:table-cell>
              <table:table-cell office:value-type="float" office:value="0.0683038948416426">
                <text:p>0.06830389484164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89">
                <text:p>1689</text:p>
              </table:table-cell>
              <table:table-cell office:value-type="float" office:value="8.40094825798821">
                <text:p>8.40094825798821</text:p>
              </table:table-cell>
              <table:table-cell office:value-type="float" office:value="0.0620109872566645">
                <text:p>0.0620109872566645</text:p>
              </table:table-cell>
              <table:table-cell office:value-type="float" office:value="0.0620109872566645">
                <text:p>0.06201098725666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78">
                <text:p>1778</text:p>
              </table:table-cell>
              <table:table-cell office:value-type="float" office:value="8.55808832611883">
                <text:p>8.55808832611883</text:p>
              </table:table-cell>
              <table:table-cell office:value-type="float" office:value="0.0309078311794927">
                <text:p>0.0309078311794927</text:p>
              </table:table-cell>
              <table:table-cell office:value-type="float" office:value="0.0309078311794927">
                <text:p>0.03090783117949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67">
                <text:p>1867</text:p>
              </table:table-cell>
              <table:table-cell office:value-type="float" office:value="8.71866356704895">
                <text:p>8.71866356704895</text:p>
              </table:table-cell>
              <table:table-cell office:value-type="float" office:value="0.0267683619469022">
                <text:p>0.0267683619469022</text:p>
              </table:table-cell>
              <table:table-cell office:value-type="float" office:value="0.0267683619469022">
                <text:p>0.02676836194690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56">
                <text:p>1956</text:p>
              </table:table-cell>
              <table:table-cell office:value-type="float" office:value="8.88468937398655">
                <text:p>8.88468937398655</text:p>
              </table:table-cell>
              <table:table-cell office:value-type="float" office:value="0.0263836986291174">
                <text:p>0.0263836986291174</text:p>
              </table:table-cell>
              <table:table-cell office:value-type="float" office:value="0.0263836986291174">
                <text:p>0.0263836986291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5">
                <text:p>2045</text:p>
              </table:table-cell>
              <table:table-cell office:value-type="float" office:value="9.03353500158412">
                <text:p>9.03353500158412</text:p>
              </table:table-cell>
              <table:table-cell office:value-type="float" office:value="0.0250230715200949">
                <text:p>0.0250230715200949</text:p>
              </table:table-cell>
              <table:table-cell office:value-type="float" office:value="0.0250230715200949">
                <text:p>0.02502307152009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34">
                <text:p>2134</text:p>
              </table:table-cell>
              <table:table-cell office:value-type="float" office:value="9.17966022697907">
                <text:p>9.17966022697907</text:p>
              </table:table-cell>
              <table:table-cell office:value-type="float" office:value="0.0225671183807266">
                <text:p>0.0225671183807266</text:p>
              </table:table-cell>
              <table:table-cell office:value-type="float" office:value="0.0225671183807266">
                <text:p>0.02256711838072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23">
                <text:p>2223</text:p>
              </table:table-cell>
              <table:table-cell office:value-type="float" office:value="9.33586479419879">
                <text:p>9.33586479419879</text:p>
              </table:table-cell>
              <table:table-cell office:value-type="float" office:value="0.0317134175204115">
                <text:p>0.0317134175204115</text:p>
              </table:table-cell>
              <table:table-cell office:value-type="float" office:value="0.0317134175204115">
                <text:p>0.0317134175204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12">
                <text:p>2312</text:p>
              </table:table-cell>
              <table:table-cell office:value-type="float" office:value="9.48378586931163">
                <text:p>9.48378586931163</text:p>
              </table:table-cell>
              <table:table-cell office:value-type="float" office:value="0.0509486252822619">
                <text:p>0.0509486252822619</text:p>
              </table:table-cell>
              <table:table-cell office:value-type="float" office:value="0.0509486252822619">
                <text:p>0.05094862528226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0">
                <text:p>2400</text:p>
              </table:table-cell>
              <table:table-cell office:value-type="float" office:value="9.63942899642396">
                <text:p>9.63942899642396</text:p>
              </table:table-cell>
              <table:table-cell office:value-type="float" office:value="0.0580513883916375">
                <text:p>0.0580513883916375</text:p>
              </table:table-cell>
              <table:table-cell office:value-type="float" office:value="0.0580513883916375">
                <text:p>0.0580513883916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89">
                <text:p>2489</text:p>
              </table:table-cell>
              <table:table-cell office:value-type="float" office:value="9.73352925472557">
                <text:p>9.73352925472557</text:p>
              </table:table-cell>
              <table:table-cell office:value-type="float" office:value="0.072356846370275">
                <text:p>0.072356846370275</text:p>
              </table:table-cell>
              <table:table-cell office:value-type="float" office:value="0.072356846370275">
                <text:p>0.0723568463702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78">
                <text:p>2578</text:p>
              </table:table-cell>
              <table:table-cell office:value-type="float" office:value="9.8411257083366">
                <text:p>9.8411257083366</text:p>
              </table:table-cell>
              <table:table-cell office:value-type="float" office:value="0.0558425259919445">
                <text:p>0.0558425259919445</text:p>
              </table:table-cell>
              <table:table-cell office:value-type="float" office:value="0.0558425259919445">
                <text:p>0.05584252599194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67">
                <text:p>2667</text:p>
              </table:table-cell>
              <table:table-cell office:value-type="float" office:value="9.95990839284828">
                <text:p>9.95990839284828</text:p>
              </table:table-cell>
              <table:table-cell office:value-type="float" office:value="0.0446891151333336">
                <text:p>0.0446891151333336</text:p>
              </table:table-cell>
              <table:table-cell office:value-type="float" office:value="0.0446891151333336">
                <text:p>0.04468911513333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56">
                <text:p>2756</text:p>
              </table:table-cell>
              <table:table-cell office:value-type="float" office:value="10.0629425071389">
                <text:p>10.0629425071389</text:p>
              </table:table-cell>
              <table:table-cell office:value-type="float" office:value="0.0558494653662245">
                <text:p>0.0558494653662245</text:p>
              </table:table-cell>
              <table:table-cell office:value-type="float" office:value="0.0558494653662245">
                <text:p>0.05584946536622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45">
                <text:p>2845</text:p>
              </table:table-cell>
              <table:table-cell office:value-type="float" office:value="10.152532741373">
                <text:p>10.152532741373</text:p>
              </table:table-cell>
              <table:table-cell office:value-type="float" office:value="0.0310177685443953">
                <text:p>0.0310177685443953</text:p>
              </table:table-cell>
              <table:table-cell office:value-type="float" office:value="0.0310177685443953">
                <text:p>0.03101776854439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34">
                <text:p>2934</text:p>
              </table:table-cell>
              <table:table-cell office:value-type="float" office:value="10.2672473395981">
                <text:p>10.2672473395981</text:p>
              </table:table-cell>
              <table:table-cell office:value-type="float" office:value="0.0558602272538836">
                <text:p>0.0558602272538836</text:p>
              </table:table-cell>
              <table:table-cell office:value-type="float" office:value="0.0558602272538836">
                <text:p>0.05586022725388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23">
                <text:p>3023</text:p>
              </table:table-cell>
              <table:table-cell office:value-type="float" office:value="10.3843428036628">
                <text:p>10.3843428036628</text:p>
              </table:table-cell>
              <table:table-cell office:value-type="float" office:value="0.0602763142104461">
                <text:p>0.0602763142104461</text:p>
              </table:table-cell>
              <table:table-cell office:value-type="float" office:value="0.0602763142104461">
                <text:p>0.06027631421044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12">
                <text:p>3112</text:p>
              </table:table-cell>
              <table:table-cell office:value-type="float" office:value="10.4606268070047">
                <text:p>10.4606268070047</text:p>
              </table:table-cell>
              <table:table-cell office:value-type="float" office:value="0.0218742176300035">
                <text:p>0.0218742176300035</text:p>
              </table:table-cell>
              <table:table-cell office:value-type="float" office:value="0.0218742176300035">
                <text:p>0.02187421763000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00">
                <text:p>3200</text:p>
              </table:table-cell>
              <table:table-cell office:value-type="float" office:value="10.5663338341403">
                <text:p>10.5663338341403</text:p>
              </table:table-cell>
              <table:table-cell office:value-type="float" office:value="0.0537308396910647">
                <text:p>0.0537308396910647</text:p>
              </table:table-cell>
              <table:table-cell office:value-type="float" office:value="0.0537308396910647">
                <text:p>0.05373083969106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89">
                <text:p>3289</text:p>
              </table:table-cell>
              <table:table-cell office:value-type="float" office:value="10.6464685701365">
                <text:p>10.6464685701365</text:p>
              </table:table-cell>
              <table:table-cell office:value-type="float" office:value="0.0237214824456938">
                <text:p>0.0237214824456938</text:p>
              </table:table-cell>
              <table:table-cell office:value-type="float" office:value="0.0237214824456938">
                <text:p>0.02372148244569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78">
                <text:p>3378</text:p>
              </table:table-cell>
              <table:table-cell office:value-type="float" office:value="10.7268951569302">
                <text:p>10.7268951569302</text:p>
              </table:table-cell>
              <table:table-cell office:value-type="float" office:value="0.0385024999417789">
                <text:p>0.0385024999417789</text:p>
              </table:table-cell>
              <table:table-cell office:value-type="float" office:value="0.0385024999417789">
                <text:p>0.03850249994177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67">
                <text:p>3467</text:p>
              </table:table-cell>
              <table:table-cell office:value-type="float" office:value="10.7976874984174">
                <text:p>10.7976874984174</text:p>
              </table:table-cell>
              <table:table-cell office:value-type="float" office:value="0.00822118822973748">
                <text:p>0.00822118822973748</text:p>
              </table:table-cell>
              <table:table-cell office:value-type="float" office:value="0.00822118822973748">
                <text:p>0.008221188229737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56">
                <text:p>3556</text:p>
              </table:table-cell>
              <table:table-cell office:value-type="float" office:value="10.8892217210442">
                <text:p>10.8892217210442</text:p>
              </table:table-cell>
              <table:table-cell office:value-type="float" office:value="0.0543978234087404">
                <text:p>0.0543978234087404</text:p>
              </table:table-cell>
              <table:table-cell office:value-type="float" office:value="0.0543978234087404">
                <text:p>0.05439782340874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L2:Sheet1.L41" chart:error-lower-range="Sheet1.L2:Sheet1.L41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 chart:error-category="cell-range" chart:error-upper-range="Sheet1.L2:Sheet1.L41" chart:error-lower-range="Sheet1.L2:Sheet1.L41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L2:Sheet1.L41" chart:error-lower-range="Sheet1.L2:Sheet1.L41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6.708cm" svg:y="0.316cm" chart:style-name="ch2">
          <text:p>ln(n) vs ln(t)</text:p>
        </chart:title>
        <chart:plot-area chart:style-name="ch3" table:cell-range-address="Sheet1.M2:Sheet1.M41 Sheet1.K2:Sheet1.K41" svg:x="1.314cm" svg:y="1.301cm" svg:width="14.366cm" svg:height="6.555cm">
          <chartooo:coordinate-region svg:x="1.759cm" svg:y="1.496cm" svg:width="13.479cm" svg:height="5.721cm"/>
          <chart:axis chart:dimension="x" chart:name="primary-x" chart:style-name="ch4">
            <chart:title svg:x="8.122cm" svg:y="8.037cm" chart:style-name="ch5">
              <text:p>ln(n)</text:p>
            </chart:title>
          </chart:axis>
          <chart:axis chart:dimension="y" chart:name="primary-y" chart:style-name="ch4">
            <chart:title svg:x="0.451cm" svg:y="4.909cm" chart:style-name="ch6">
              <text:p>ln(t)</text:p>
            </chart:title>
            <chart:grid chart:style-name="ch7" chart:class="major"/>
          </chart:axis>
          <chart:series chart:style-name="ch8" chart:values-cell-range-address="Sheet1.K2:Sheet1.K41" chart:class="chart:scatter">
            <chart:domain table:cell-range-address="Sheet1.M2:Sheet1.M41"/>
            <chart:error-indicator chart:style-name="ch9" chart:dimension="y"/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M2:Sheet1.M41</svg:desc>
                </draw:g>
              </table:table-cell>
              <table:table-cell office:value-type="float" office:value="NaN">
                <text:p>NaN</text:p>
                <draw:g>
                  <svg:desc>Sheet1.K2:Sheet1.K41</svg:desc>
                </draw:g>
              </table:table-cell>
              <table:table-cell office:value-type="float" office:value="NaN">
                <text:p>NaN</text:p>
                <draw:g>
                  <svg:desc>Sheet1.L2:Sheet1.L41</svg:desc>
                </draw:g>
              </table:table-cell>
              <table:table-cell office:value-type="float" office:value="NaN">
                <text:p>NaN</text:p>
                <draw:g>
                  <svg:desc>Sheet1.L2:Sheet1.L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8863636973214">
                <text:p>4.48863636973214</text:p>
              </table:table-cell>
              <table:table-cell office:value-type="float" office:value="3.10394585819422">
                <text:p>3.10394585819422</text:p>
              </table:table-cell>
              <table:table-cell office:value-type="float" office:value="0.270350236717294">
                <text:p>0.270350236717294</text:p>
              </table:table-cell>
              <table:table-cell office:value-type="float" office:value="0.270350236717294">
                <text:p>0.270350236717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8178355029209">
                <text:p>5.18178355029209</text:p>
              </table:table-cell>
              <table:table-cell office:value-type="float" office:value="2.96674473668074">
                <text:p>2.96674473668074</text:p>
              </table:table-cell>
              <table:table-cell office:value-type="float" office:value="0.129190151155997">
                <text:p>0.129190151155997</text:p>
              </table:table-cell>
              <table:table-cell office:value-type="float" office:value="0.129190151155997">
                <text:p>0.129190151155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8724865840025">
                <text:p>5.58724865840025</text:p>
              </table:table-cell>
              <table:table-cell office:value-type="float" office:value="3.58351893845611">
                <text:p>3.58351893845611</text:p>
              </table:table-cell>
              <table:table-cell office:value-type="float" office:value="0.22170077710261">
                <text:p>0.22170077710261</text:p>
              </table:table-cell>
              <table:table-cell office:value-type="float" office:value="0.22170077710261">
                <text:p>0.221700777102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87493073085203">
                <text:p>5.87493073085203</text:p>
              </table:table-cell>
              <table:table-cell office:value-type="float" office:value="4.5013957134859">
                <text:p>4.5013957134859</text:p>
              </table:table-cell>
              <table:table-cell office:value-type="float" office:value="0.242082489196179">
                <text:p>0.242082489196179</text:p>
              </table:table-cell>
              <table:table-cell office:value-type="float" office:value="0.242082489196179">
                <text:p>0.242082489196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9807428216624">
                <text:p>6.09807428216624</text:p>
              </table:table-cell>
              <table:table-cell office:value-type="float" office:value="4.63055941999291">
                <text:p>4.63055941999291</text:p>
              </table:table-cell>
              <table:table-cell office:value-type="float" office:value="0.109652580995006">
                <text:p>0.109652580995006</text:p>
              </table:table-cell>
              <table:table-cell office:value-type="float" office:value="0.109652580995006">
                <text:p>0.109652580995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803958389602">
                <text:p>6.2803958389602</text:p>
              </table:table-cell>
              <table:table-cell office:value-type="float" office:value="5.09462624116064">
                <text:p>5.09462624116064</text:p>
              </table:table-cell>
              <table:table-cell office:value-type="float" office:value="0.0771696569037646">
                <text:p>0.0771696569037646</text:p>
              </table:table-cell>
              <table:table-cell office:value-type="float" office:value="0.0771696569037646">
                <text:p>0.07716965690376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3454651878745">
                <text:p>6.43454651878745</text:p>
              </table:table-cell>
              <table:table-cell office:value-type="float" office:value="5.93527205317179">
                <text:p>5.93527205317179</text:p>
              </table:table-cell>
              <table:table-cell office:value-type="float" office:value="0.110523151188102">
                <text:p>0.110523151188102</text:p>
              </table:table-cell>
              <table:table-cell office:value-type="float" office:value="0.110523151188102">
                <text:p>0.110523151188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6807791141198">
                <text:p>6.56807791141198</text:p>
              </table:table-cell>
              <table:table-cell office:value-type="float" office:value="6.08287101343183">
                <text:p>6.08287101343183</text:p>
              </table:table-cell>
              <table:table-cell office:value-type="float" office:value="0.0552650705598157">
                <text:p>0.0552650705598157</text:p>
              </table:table-cell>
              <table:table-cell office:value-type="float" office:value="0.0552650705598157">
                <text:p>0.0552650705598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68461172766793">
                <text:p>6.68461172766793</text:p>
              </table:table-cell>
              <table:table-cell office:value-type="float" office:value="6.30523199003544">
                <text:p>6.30523199003544</text:p>
              </table:table-cell>
              <table:table-cell office:value-type="float" office:value="0.0393615218553075">
                <text:p>0.0393615218553075</text:p>
              </table:table-cell>
              <table:table-cell office:value-type="float" office:value="0.0393615218553075">
                <text:p>0.03936152185530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7900972355139">
                <text:p>6.7900972355139</text:p>
              </table:table-cell>
              <table:table-cell office:value-type="float" office:value="6.68728671811723">
                <text:p>6.68728671811723</text:p>
              </table:table-cell>
              <table:table-cell office:value-type="float" office:value="0.065762978292083">
                <text:p>0.065762978292083</text:p>
              </table:table-cell>
              <table:table-cell office:value-type="float" office:value="0.065762978292083">
                <text:p>0.0657629782920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8550967003482">
                <text:p>6.88550967003482</text:p>
              </table:table-cell>
              <table:table-cell office:value-type="float" office:value="7.00124562206948">
                <text:p>7.00124562206948</text:p>
              </table:table-cell>
              <table:table-cell office:value-type="float" office:value="0.0473483244608585">
                <text:p>0.0473483244608585</text:p>
              </table:table-cell>
              <table:table-cell office:value-type="float" office:value="0.0473483244608585">
                <text:p>0.04734832446085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97260625130175">
                <text:p>6.97260625130175</text:p>
              </table:table-cell>
              <table:table-cell office:value-type="float" office:value="7.26842224419041">
                <text:p>7.26842224419041</text:p>
              </table:table-cell>
              <table:table-cell office:value-type="float" office:value="0.0481100957821701">
                <text:p>0.0481100957821701</text:p>
              </table:table-cell>
              <table:table-cell office:value-type="float" office:value="0.0481100957821701">
                <text:p>0.04811009578217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5272104923232">
                <text:p>7.05272104923232</text:p>
              </table:table-cell>
              <table:table-cell office:value-type="float" office:value="7.53552549176825">
                <text:p>7.53552549176825</text:p>
              </table:table-cell>
              <table:table-cell office:value-type="float" office:value="0.0471020253781607">
                <text:p>0.0471020253781607</text:p>
              </table:table-cell>
              <table:table-cell office:value-type="float" office:value="0.0471020253781607">
                <text:p>0.0471020253781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12689080889881">
                <text:p>7.12689080889881</text:p>
              </table:table-cell>
              <table:table-cell office:value-type="float" office:value="7.78048216565844">
                <text:p>7.78048216565844</text:p>
              </table:table-cell>
              <table:table-cell office:value-type="float" office:value="0.0266640472916408">
                <text:p>0.0266640472916408</text:p>
              </table:table-cell>
              <table:table-cell office:value-type="float" office:value="0.0266640472916408">
                <text:p>0.02666404729164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19593722647557">
                <text:p>7.19593722647557</text:p>
              </table:table-cell>
              <table:table-cell office:value-type="float" office:value="7.96911063929449">
                <text:p>7.96911063929449</text:p>
              </table:table-cell>
              <table:table-cell office:value-type="float" office:value="0.0280893357094726">
                <text:p>0.0280893357094726</text:p>
              </table:table-cell>
              <table:table-cell office:value-type="float" office:value="0.0280893357094726">
                <text:p>0.02808933570947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6052259808985">
                <text:p>7.26052259808985</text:p>
              </table:table-cell>
              <table:table-cell office:value-type="float" office:value="8.20330402679528">
                <text:p>8.20330402679528</text:p>
              </table:table-cell>
              <table:table-cell office:value-type="float" office:value="0.0683038948416426">
                <text:p>0.0683038948416426</text:p>
              </table:table-cell>
              <table:table-cell office:value-type="float" office:value="0.0683038948416426">
                <text:p>0.06830389484164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32118855673948">
                <text:p>7.32118855673948</text:p>
              </table:table-cell>
              <table:table-cell office:value-type="float" office:value="8.40094825798821">
                <text:p>8.40094825798821</text:p>
              </table:table-cell>
              <table:table-cell office:value-type="float" office:value="0.0620109872566645">
                <text:p>0.0620109872566645</text:p>
              </table:table-cell>
              <table:table-cell office:value-type="float" office:value="0.0620109872566645">
                <text:p>0.06201098725666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37775890822787">
                <text:p>7.37775890822787</text:p>
              </table:table-cell>
              <table:table-cell office:value-type="float" office:value="8.55808832611883">
                <text:p>8.55808832611883</text:p>
              </table:table-cell>
              <table:table-cell office:value-type="float" office:value="0.0309078311794927">
                <text:p>0.0309078311794927</text:p>
              </table:table-cell>
              <table:table-cell office:value-type="float" office:value="0.0309078311794927">
                <text:p>0.03090783117949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4318919168078">
                <text:p>7.4318919168078</text:p>
              </table:table-cell>
              <table:table-cell office:value-type="float" office:value="8.71866356704895">
                <text:p>8.71866356704895</text:p>
              </table:table-cell>
              <table:table-cell office:value-type="float" office:value="0.0267683619469022">
                <text:p>0.0267683619469022</text:p>
              </table:table-cell>
              <table:table-cell office:value-type="float" office:value="0.0267683619469022">
                <text:p>0.02676836194690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8324441607385">
                <text:p>7.48324441607385</text:p>
              </table:table-cell>
              <table:table-cell office:value-type="float" office:value="8.88468937398655">
                <text:p>8.88468937398655</text:p>
              </table:table-cell>
              <table:table-cell office:value-type="float" office:value="0.0263836986291174">
                <text:p>0.0263836986291174</text:p>
              </table:table-cell>
              <table:table-cell office:value-type="float" office:value="0.0263836986291174">
                <text:p>0.0263836986291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53208814354172">
                <text:p>7.53208814354172</text:p>
              </table:table-cell>
              <table:table-cell office:value-type="float" office:value="9.03353500158412">
                <text:p>9.03353500158412</text:p>
              </table:table-cell>
              <table:table-cell office:value-type="float" office:value="0.0250230715200949">
                <text:p>0.0250230715200949</text:p>
              </table:table-cell>
              <table:table-cell office:value-type="float" office:value="0.0250230715200949">
                <text:p>0.02502307152009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7865685059476">
                <text:p>7.57865685059476</text:p>
              </table:table-cell>
              <table:table-cell office:value-type="float" office:value="9.17966022697907">
                <text:p>9.17966022697907</text:p>
              </table:table-cell>
              <table:table-cell office:value-type="float" office:value="0.0225671183807266">
                <text:p>0.0225671183807266</text:p>
              </table:table-cell>
              <table:table-cell office:value-type="float" office:value="0.0225671183807266">
                <text:p>0.02256711838072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6231530684769">
                <text:p>7.6231530684769</text:p>
              </table:table-cell>
              <table:table-cell office:value-type="float" office:value="9.33586479419879">
                <text:p>9.33586479419879</text:p>
              </table:table-cell>
              <table:table-cell office:value-type="float" office:value="0.0317134175204115">
                <text:p>0.0317134175204115</text:p>
              </table:table-cell>
              <table:table-cell office:value-type="float" office:value="0.0317134175204115">
                <text:p>0.0317134175204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6657534318617">
                <text:p>7.6657534318617</text:p>
              </table:table-cell>
              <table:table-cell office:value-type="float" office:value="9.48378586931163">
                <text:p>9.48378586931163</text:p>
              </table:table-cell>
              <table:table-cell office:value-type="float" office:value="0.0509486252822619">
                <text:p>0.0509486252822619</text:p>
              </table:table-cell>
              <table:table-cell office:value-type="float" office:value="0.0509486252822619">
                <text:p>0.05094862528226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7066129139642">
                <text:p>7.7066129139642</text:p>
              </table:table-cell>
              <table:table-cell office:value-type="float" office:value="9.63942899642396">
                <text:p>9.63942899642396</text:p>
              </table:table-cell>
              <table:table-cell office:value-type="float" office:value="0.0580513883916375">
                <text:p>0.0580513883916375</text:p>
              </table:table-cell>
              <table:table-cell office:value-type="float" office:value="0.0580513883916375">
                <text:p>0.0580513883916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74586822979227">
                <text:p>7.74586822979227</text:p>
              </table:table-cell>
              <table:table-cell office:value-type="float" office:value="9.73352925472557">
                <text:p>9.73352925472557</text:p>
              </table:table-cell>
              <table:table-cell office:value-type="float" office:value="0.072356846370275">
                <text:p>0.072356846370275</text:p>
              </table:table-cell>
              <table:table-cell office:value-type="float" office:value="0.072356846370275">
                <text:p>0.0723568463702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78322401633604">
                <text:p>7.78322401633604</text:p>
              </table:table-cell>
              <table:table-cell office:value-type="float" office:value="9.8411257083366">
                <text:p>9.8411257083366</text:p>
              </table:table-cell>
              <table:table-cell office:value-type="float" office:value="0.0558425259919445">
                <text:p>0.0558425259919445</text:p>
              </table:table-cell>
              <table:table-cell office:value-type="float" office:value="0.0558425259919445">
                <text:p>0.05584252599194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81963630236759">
                <text:p>7.81963630236759</text:p>
              </table:table-cell>
              <table:table-cell office:value-type="float" office:value="9.95990839284828">
                <text:p>9.95990839284828</text:p>
              </table:table-cell>
              <table:table-cell office:value-type="float" office:value="0.0446891151333336">
                <text:p>0.0446891151333336</text:p>
              </table:table-cell>
              <table:table-cell office:value-type="float" office:value="0.0446891151333336">
                <text:p>0.04468911513333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85476918349913">
                <text:p>7.85476918349913</text:p>
              </table:table-cell>
              <table:table-cell office:value-type="float" office:value="10.0629425071389">
                <text:p>10.0629425071389</text:p>
              </table:table-cell>
              <table:table-cell office:value-type="float" office:value="0.0558494653662245">
                <text:p>0.0558494653662245</text:p>
              </table:table-cell>
              <table:table-cell office:value-type="float" office:value="0.0558494653662245">
                <text:p>0.05584946536622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88870952418201">
                <text:p>7.88870952418201</text:p>
              </table:table-cell>
              <table:table-cell office:value-type="float" office:value="10.152532741373">
                <text:p>10.152532741373</text:p>
              </table:table-cell>
              <table:table-cell office:value-type="float" office:value="0.0310177685443953">
                <text:p>0.0310177685443953</text:p>
              </table:table-cell>
              <table:table-cell office:value-type="float" office:value="0.0310177685443953">
                <text:p>0.03101776854439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92153563213355">
                <text:p>7.92153563213355</text:p>
              </table:table-cell>
              <table:table-cell office:value-type="float" office:value="10.2672473395981">
                <text:p>10.2672473395981</text:p>
              </table:table-cell>
              <table:table-cell office:value-type="float" office:value="0.0558602272538836">
                <text:p>0.0558602272538836</text:p>
              </table:table-cell>
              <table:table-cell office:value-type="float" office:value="0.0558602272538836">
                <text:p>0.05586022725388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95331834656043">
                <text:p>7.95331834656043</text:p>
              </table:table-cell>
              <table:table-cell office:value-type="float" office:value="10.3843428036628">
                <text:p>10.3843428036628</text:p>
              </table:table-cell>
              <table:table-cell office:value-type="float" office:value="0.0602763142104461">
                <text:p>0.0602763142104461</text:p>
              </table:table-cell>
              <table:table-cell office:value-type="float" office:value="0.0602763142104461">
                <text:p>0.06027631421044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98412195870293">
                <text:p>7.98412195870293</text:p>
              </table:table-cell>
              <table:table-cell office:value-type="float" office:value="10.4606268070047">
                <text:p>10.4606268070047</text:p>
              </table:table-cell>
              <table:table-cell office:value-type="float" office:value="0.0218742176300035">
                <text:p>0.0218742176300035</text:p>
              </table:table-cell>
              <table:table-cell office:value-type="float" office:value="0.0218742176300035">
                <text:p>0.02187421763000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01400499477946">
                <text:p>8.01400499477946</text:p>
              </table:table-cell>
              <table:table-cell office:value-type="float" office:value="10.5663338341403">
                <text:p>10.5663338341403</text:p>
              </table:table-cell>
              <table:table-cell office:value-type="float" office:value="0.0537308396910647">
                <text:p>0.0537308396910647</text:p>
              </table:table-cell>
              <table:table-cell office:value-type="float" office:value="0.0537308396910647">
                <text:p>0.05373083969106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04302088529828">
                <text:p>8.04302088529828</text:p>
              </table:table-cell>
              <table:table-cell office:value-type="float" office:value="10.6464685701365">
                <text:p>10.6464685701365</text:p>
              </table:table-cell>
              <table:table-cell office:value-type="float" office:value="0.0237214824456938">
                <text:p>0.0237214824456938</text:p>
              </table:table-cell>
              <table:table-cell office:value-type="float" office:value="0.0237214824456938">
                <text:p>0.02372148244569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07090608878782">
                <text:p>8.07090608878782</text:p>
              </table:table-cell>
              <table:table-cell office:value-type="float" office:value="10.7268951569302">
                <text:p>10.7268951569302</text:p>
              </table:table-cell>
              <table:table-cell office:value-type="float" office:value="0.0385024999417789">
                <text:p>0.0385024999417789</text:p>
              </table:table-cell>
              <table:table-cell office:value-type="float" office:value="0.0385024999417789">
                <text:p>0.03850249994177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09833884618906">
                <text:p>8.09833884618906</text:p>
              </table:table-cell>
              <table:table-cell office:value-type="float" office:value="10.7976874984174">
                <text:p>10.7976874984174</text:p>
              </table:table-cell>
              <table:table-cell office:value-type="float" office:value="0.00822118822973748">
                <text:p>0.00822118822973748</text:p>
              </table:table-cell>
              <table:table-cell office:value-type="float" office:value="0.00822118822973748">
                <text:p>0.008221188229737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12503909736775">
                <text:p>8.12503909736775</text:p>
              </table:table-cell>
              <table:table-cell office:value-type="float" office:value="10.8892217210442">
                <text:p>10.8892217210442</text:p>
              </table:table-cell>
              <table:table-cell office:value-type="float" office:value="0.0543978234087404">
                <text:p>0.0543978234087404</text:p>
              </table:table-cell>
              <table:table-cell office:value-type="float" office:value="0.0543978234087404">
                <text:p>0.05439782340874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